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9.2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13.9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16.62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95.21mm"/>
    </style:style>
    <style:style style:name="co8" style:family="table-column">
      <style:table-column-properties fo:break-before="auto" style:column-width="102.2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cprofile 20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4"/>
        <table:table-column table:style-name="co9" table:number-columns-repeated="6" table:default-cell-style-name="Default"/>
        <table:table-row table:style-name="ro1">
          <table:table-cell office:value-type="float" office:value="18089920" calcext:value-type="float">
            <text:p>18089920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alls</text:p>
          </table:table-cell>
          <table:table-cell table:style-name="ce1" office:value-type="string" calcext:value-type="string">
            <text:p>(18075858</text:p>
          </table:table-cell>
          <table:table-cell table:style-name="ce1" office:value-type="string" calcext:value-type="string">
            <text:p>primitive</text:p>
          </table:table-cell>
          <table:table-cell table:style-name="ce1" office:value-type="string" calcext:value-type="string">
            <text:p>calls)</text:p>
          </table:table-cell>
          <table:table-cell table:style-name="ce1" office:value-type="string" calcext:value-type="string">
            <text:p>in</text:p>
          </table:table-cell>
          <table:table-cell table:style-name="ce1" office:value-type="float" office:value="21.695" calcext:value-type="float">
            <text:p>21.695</text:p>
          </table:table-cell>
          <table:table-cell office:value-type="string" calcext:value-type="string">
            <text:p>seconds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<text:s text:c="3"/>Ordered by: standard name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by: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ame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<text:s text:c="3"/>ncalls <text:s/>tottime <text:s/>percall <text:s/>cumtime <text:s/>percall filename:lineno(function)</text:p>
          </table:table-cell>
          <table:table-cell office:value-type="string" calcext:value-type="string">
            <text:p>ncalls</text:p>
          </table:table-cell>
          <table:table-cell office:value-type="string" calcext:value-type="string">
            <text:p>tottime</text:p>
          </table:table-cell>
          <table:table-cell office:value-type="string" calcext:value-type="string">
            <text:p>percall</text:p>
          </table:table-cell>
          <table:table-cell office:value-type="string" calcext:value-type="string">
            <text:p>cumtime</text:p>
          </table:table-cell>
          <table:table-cell office:value-type="string" calcext:value-type="string">
            <text:p>percall</text:p>
          </table:table-cell>
          <table:table-cell office:value-type="string" calcext:value-type="string">
            <text:p>filename:lineno(fun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&lt;frozen importlib._bootstrap&gt;:1043(__import__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043(__import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457 <text:s text:c="3"/>0.001 <text:s text:c="3"/>0.000 <text:s text:c="3"/>0.001 <text:s text:c="3"/>0.000 &lt;frozen importlib._bootstrap&gt;:119(release)</text:p>
          </table:table-cell>
          <table:table-cell office:value-type="float" office:value="457" calcext:value-type="float">
            <text:p>4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19(releas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54 <text:s text:c="3"/>0.000 <text:s text:c="3"/>0.000 <text:s text:c="3"/>0.000 <text:s text:c="3"/>0.000 &lt;frozen importlib._bootstrap&gt;:159(__init__)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59(__init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54 <text:s text:c="3"/>0.001 <text:s text:c="3"/>0.000 <text:s text:c="3"/>0.004 <text:s text:c="3"/>0.000 &lt;frozen importlib._bootstrap&gt;:163(__enter__)</text:p>
          </table:table-cell>
          <table:table-cell office:value-type="float" office:value="254" calcext:value-type="float">
            <text:p>25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63(__enter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54 <text:s text:c="3"/>0.000 <text:s text:c="3"/>0.000 <text:s text:c="3"/>0.001 <text:s text:c="3"/>0.000 &lt;frozen importlib._bootstrap&gt;:170(__exit__)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70(__exit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457 <text:s text:c="3"/>0.003 <text:s text:c="3"/>0.000 <text:s text:c="3"/>0.003 <text:s text:c="3"/>0.000 &lt;frozen importlib._bootstrap&gt;:176(_get_module_lock)</text:p>
          </table:table-cell>
          <table:table-cell office:value-type="float" office:value="457" calcext:value-type="float">
            <text:p>45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76(_get_module_lock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50 <text:s text:c="3"/>0.000 <text:s text:c="3"/>0.000 <text:s text:c="3"/>0.000 <text:s text:c="3"/>0.000 &lt;frozen importlib._bootstrap&gt;:190(cb)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90(cb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03 <text:s text:c="3"/>0.001 <text:s text:c="3"/>0.000 <text:s text:c="3"/>0.002 <text:s text:c="3"/>0.000 &lt;frozen importlib._bootstrap&gt;:195(_lock_unlock_module)</text:p>
          </table:table-cell>
          <table:table-cell office:value-type="float" office:value="203" calcext:value-type="float">
            <text:p>2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195(_lock_unlock_modul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344/9 <text:s text:c="3"/>0.000 <text:s text:c="3"/>0.000 <text:s text:c="3"/>0.385 <text:s text:c="3"/>0.043 &lt;frozen importlib._bootstrap&gt;:214(_call_with_frames_removed)</text:p>
          </table:table-cell>
          <table:table-cell office:value-type="string" calcext:value-type="string">
            <text:p>344/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5" calcext:value-type="float">
            <text:p>0.385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214(_call_with_frames_remove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43 <text:s text:c="3"/>0.000 <text:s text:c="3"/>0.000 <text:s text:c="3"/>0.000 <text:s text:c="3"/>0.000 &lt;frozen importlib._bootstrap&gt;:225(_verbose_message)</text:p>
          </table:table-cell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225(_verbose_mess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0 <text:s text:c="3"/>0.000 &lt;frozen importlib._bootstrap&gt;:235(_requires_builtin_wrapper)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235(_requires_builtin_wrapp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43 <text:s text:c="3"/>0.000 <text:s text:c="3"/>0.000 <text:s text:c="3"/>0.000 <text:s text:c="3"/>0.000 &lt;frozen importlib._bootstrap&gt;:310(__init__)</text:p>
          </table:table-cell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310(__init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43 <text:s text:c="3"/>0.000 <text:s text:c="3"/>0.000 <text:s text:c="3"/>0.000 <text:s text:c="3"/>0.000 &lt;frozen importlib._bootstrap&gt;:314(__enter__)</text:p>
          </table:table-cell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314(__enter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43 <text:s text:c="3"/>0.001 <text:s text:c="3"/>0.000 <text:s text:c="3"/>0.002 <text:s text:c="3"/>0.000 &lt;frozen importlib._bootstrap&gt;:321(__exit__)</text:p>
          </table:table-cell>
          <table:table-cell office:value-type="float" office:value="243" calcext:value-type="float">
            <text:p>24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321(__exit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972 <text:s text:c="3"/>0.000 <text:s text:c="3"/>0.000 <text:s text:c="3"/>0.000 <text:s text:c="3"/>0.000 &lt;frozen importlib._bootstrap&gt;:324(&lt;genexpr&gt;)</text:p>
          </table:table-cell>
          <table:table-cell office:value-type="float" office:value="972" calcext:value-type="float">
            <text:p>9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324(&lt;genexpr&gt;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16 <text:s text:c="3"/>0.000 <text:s text:c="3"/>0.000 <text:s text:c="3"/>0.000 <text:s text:c="3"/>0.000 &lt;frozen importlib._bootstrap&gt;:35(_new_module)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35(_new_modul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48 <text:s text:c="3"/>0.000 <text:s text:c="3"/>0.000 <text:s text:c="3"/>0.000 <text:s text:c="3"/>0.000 &lt;frozen importlib._bootstrap&gt;:372(__init__)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372(__init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445 <text:s text:c="3"/>0.000 <text:s text:c="3"/>0.000 <text:s text:c="3"/>0.003 <text:s text:c="3"/>0.000 &lt;frozen importlib._bootstrap&gt;:406(cached)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406(cache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43 <text:s text:c="3"/>0.000 <text:s text:c="3"/>0.000 <text:s text:c="3"/>0.000 <text:s text:c="3"/>0.000 &lt;frozen importlib._bootstrap&gt;:419(parent)</text:p>
          </table:table-cell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419(paren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43 <text:s text:c="3"/>0.000 <text:s text:c="3"/>0.000 <text:s text:c="3"/>0.000 <text:s text:c="3"/>0.000 &lt;frozen importlib._bootstrap&gt;:427(has_location)</text:p>
          </table:table-cell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427(has_locatio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0 <text:s text:c="3"/>0.000 &lt;frozen importlib._bootstrap&gt;:436(spec_from_loader)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436(spec_from_load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43 <text:s text:c="3"/>0.001 <text:s text:c="3"/>0.000 <text:s text:c="3"/>0.006 <text:s text:c="3"/>0.000 &lt;frozen importlib._bootstrap&gt;:510(_init_module_attrs)</text:p>
          </table:table-cell>
          <table:table-cell office:value-type="float" office:value="243" calcext:value-type="float">
            <text:p>24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510(_init_module_attr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243/104 <text:s text:c="3"/>0.001 <text:s text:c="3"/>0.000 <text:s text:c="3"/>0.112 <text:s text:c="3"/>0.001 &lt;frozen importlib._bootstrap&gt;:570(module_from_spec)</text:p>
          </table:table-cell>
          <table:table-cell office:value-type="string" calcext:value-type="string">
            <text:p>243/1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570(module_from_sp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243/8 <text:s text:c="3"/>0.002 <text:s text:c="3"/>0.000 <text:s text:c="3"/>0.387 <text:s text:c="3"/>0.048 &lt;frozen importlib._bootstrap&gt;:659(_load_unlocked)</text:p>
          </table:table-cell>
          <table:table-cell office:value-type="string" calcext:value-type="string">
            <text:p>243/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659(_load_unlocke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48 <text:s text:c="3"/>0.000 <text:s text:c="3"/>0.000 <text:s text:c="3"/>0.000 <text:s text:c="3"/>0.000 &lt;frozen importlib._bootstrap&gt;:716(find_spec)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716(find_sp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1 <text:s text:c="3"/>0.000 &lt;frozen importlib._bootstrap&gt;:737(create_module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737(create_modul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50 <text:s text:c="3"/>0.000 <text:s text:c="3"/>0.000 <text:s text:c="3"/>0.001 <text:s text:c="3"/>0.000 &lt;frozen importlib._bootstrap&gt;:74(__init__)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74(__init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0 <text:s text:c="3"/>0.000 &lt;frozen importlib._bootstrap&gt;:745(exec_module)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745(exec_modul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0 <text:s text:c="3"/>0.000 &lt;frozen importlib._bootstrap&gt;:762(is_package)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762(is_pack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34 <text:s text:c="3"/>0.000 <text:s text:c="3"/>0.000 <text:s text:c="3"/>0.000 <text:s text:c="3"/>0.000 &lt;frozen importlib._bootstrap&gt;:789(find_spec)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789(find_sp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716 <text:s text:c="3"/>0.000 <text:s text:c="3"/>0.000 <text:s text:c="3"/>0.000 <text:s text:c="3"/>0.000 &lt;frozen importlib._bootstrap&gt;:852(__enter__)</text:p>
          </table:table-cell>
          <table:table-cell office:value-type="float" office:value="716" calcext:value-type="float">
            <text:p>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852(__enter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716 <text:s text:c="3"/>0.000 <text:s text:c="3"/>0.000 <text:s text:c="3"/>0.000 <text:s text:c="3"/>0.000 &lt;frozen importlib._bootstrap&gt;:856(__exit__)</text:p>
          </table:table-cell>
          <table:table-cell office:value-type="float" office:value="716" calcext:value-type="float">
            <text:p>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856(__exit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48 <text:s text:c="3"/>0.002 <text:s text:c="3"/>0.000 <text:s text:c="3"/>0.025 <text:s text:c="3"/>0.000 &lt;frozen importlib._bootstrap&gt;:879(_find_spec)</text:p>
          </table:table-cell>
          <table:table-cell office:value-type="float" office:value="248" calcext:value-type="float">
            <text:p>24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879(_find_sp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12 <text:s text:c="3"/>0.000 <text:s text:c="3"/>0.000 <text:s text:c="3"/>0.000 <text:s text:c="3"/>0.000 &lt;frozen importlib._bootstrap&gt;:919(_sanity_check)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919(_sanity_check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254/8 <text:s text:c="3"/>0.001 <text:s text:c="3"/>0.000 <text:s text:c="3"/>0.388 <text:s text:c="3"/>0.048 &lt;frozen importlib._bootstrap&gt;:939(_find_and_load_unlocked)</text:p>
          </table:table-cell>
          <table:table-cell office:value-type="string" calcext:value-type="string">
            <text:p>254/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939(_find_and_load_unlocke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457 <text:s text:c="3"/>0.001 <text:s text:c="3"/>0.000 <text:s text:c="3"/>0.001 <text:s text:c="3"/>0.000 &lt;frozen importlib._bootstrap&gt;:94(acquire)</text:p>
          </table:table-cell>
          <table:table-cell office:value-type="float" office:value="457" calcext:value-type="float">
            <text:p>4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94(acquir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254/8 <text:s text:c="3"/>0.002 <text:s text:c="3"/>0.000 <text:s text:c="3"/>0.388 <text:s text:c="3"/>0.048 &lt;frozen importlib._bootstrap&gt;:966(_find_and_load)</text:p>
          </table:table-cell>
          <table:table-cell office:value-type="string" calcext:value-type="string">
            <text:p>254/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966(_find_and_loa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12 <text:s text:c="3"/>0.000 <text:s text:c="3"/>0.000 <text:s text:c="3"/>0.000 <text:s text:c="3"/>0.000 &lt;frozen importlib._bootstrap&gt;:972(_gcd_import)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972(_gcd_impor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62273/1061470</text:p>
          </table:table-cell>
          <table:table-cell office:value-type="float" office:value="0.584" calcext:value-type="float">
            <text:p>0.584</text:p>
          </table:table-cell>
          <table:table-cell office:value-type="float" office:value="0" calcext:value-type="float">
            <text:p>0</text:p>
          </table:table-cell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&gt;:996(_handle_fromlis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0 <text:s text:c="3"/>0.000 <text:s text:c="3"/>0.000 <text:s text:c="3"/>0.001 <text:s text:c="3"/>0.000 &lt;frozen importlib._bootstrap_external&gt;:1047(_path_hooks)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047(_path_hook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461 <text:s text:c="3"/>0.000 <text:s text:c="3"/>0.000 <text:s text:c="3"/>0.002 <text:s text:c="3"/>0.000 &lt;frozen importlib._bootstrap_external&gt;:1064(_path_importer_cache)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064(_path_importer_cach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34 <text:s text:c="3"/>0.001 <text:s text:c="3"/>0.000 <text:s text:c="3"/>0.021 <text:s text:c="3"/>0.000 &lt;frozen importlib._bootstrap_external&gt;:1101(_get_spec)</text:p>
          </table:table-cell>
          <table:table-cell office:value-type="float" office:value="234" calcext:value-type="float">
            <text:p>23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101(_get_sp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34 <text:s text:c="3"/>0.000 <text:s text:c="3"/>0.000 <text:s text:c="3"/>0.021 <text:s text:c="3"/>0.000 &lt;frozen importlib._bootstrap_external&gt;:1133(find_spec)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133(find_sp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30 <text:s text:c="3"/>0.000 <text:s text:c="3"/>0.000 <text:s text:c="3"/>0.000 <text:s text:c="3"/>0.000 &lt;frozen importlib._bootstrap_external&gt;:1178(__init__)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178(__init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40 <text:s text:c="3"/>0.000 <text:s text:c="3"/>0.000 <text:s text:c="3"/>0.000 <text:s text:c="3"/>0.000 &lt;frozen importlib._bootstrap_external&gt;:1184(&lt;genexpr&gt;)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184(&lt;genexpr&gt;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29 <text:s text:c="3"/>0.000 <text:s text:c="3"/>0.000 <text:s text:c="3"/>0.002 <text:s text:c="3"/>0.000 &lt;frozen importlib._bootstrap_external&gt;:1210(_get_spec)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210(_get_sp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402 <text:s text:c="3"/>0.005 <text:s text:c="3"/>0.000 <text:s text:c="3"/>0.018 <text:s text:c="3"/>0.000 &lt;frozen importlib._bootstrap_external&gt;:1215(find_spec)</text:p>
          </table:table-cell>
          <table:table-cell office:value-type="float" office:value="402" calcext:value-type="float">
            <text:p>4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215(find_sp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30 <text:s text:c="3"/>0.000 <text:s text:c="3"/>0.000 <text:s text:c="3"/>0.001 <text:s text:c="3"/>0.000 &lt;frozen importlib._bootstrap_external&gt;:1260(_fill_cache)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260(_fill_cach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30 <text:s text:c="3"/>0.000 <text:s text:c="3"/>0.000 <text:s text:c="3"/>0.001 <text:s text:c="3"/>0.000 &lt;frozen importlib._bootstrap_external&gt;:1301(path_hook_for_FileFinder)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1301(path_hook_for_FileFind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432 <text:s text:c="3"/>0.002 <text:s text:c="3"/>0.000 <text:s text:c="3"/>0.004 <text:s text:c="3"/>0.000 &lt;frozen importlib._bootstrap_external&gt;:246(cache_from_source)</text:p>
          </table:table-cell>
          <table:table-cell office:value-type="float" office:value="432" calcext:value-type="float">
            <text:p>43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246(cache_from_sourc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402 <text:s text:c="3"/>0.000 <text:s text:c="3"/>0.000 <text:s text:c="3"/>0.000 <text:s text:c="3"/>0.000 &lt;frozen importlib._bootstrap_external&gt;:34(_relax_case)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34(_relax_cas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29 <text:s text:c="3"/>0.000 <text:s text:c="3"/>0.000 <text:s text:c="3"/>0.003 <text:s text:c="3"/>0.000 &lt;frozen importlib._bootstrap_external&gt;:342(_get_cached)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342(_get_cache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2054 <text:s text:c="3"/>0.001 <text:s text:c="3"/>0.000 <text:s text:c="3"/>0.001 <text:s text:c="3"/>0.000 &lt;frozen importlib._bootstrap_external&gt;:366(_verbose_message)</text:p>
          </table:table-cell>
          <table:table-cell office:value-type="float" office:value="2054" calcext:value-type="float">
            <text:p>2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366(_verbose_mess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16 <text:s text:c="3"/>0.000 <text:s text:c="3"/>0.000 <text:s text:c="3"/>0.000 <text:s text:c="3"/>0.000 &lt;frozen importlib._bootstrap_external&gt;:382(_check_name_wrapper)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382(_check_name_wrapp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16 <text:s text:c="3"/>0.002 <text:s text:c="3"/>0.000 <text:s text:c="3"/>0.003 <text:s text:c="3"/>0.000 &lt;frozen importlib._bootstrap_external&gt;:419(_validate_bytecode_header)</text:p>
          </table:table-cell>
          <table:table-cell office:value-type="float" office:value="216" calcext:value-type="float">
            <text:p>21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419(_validate_bytecode_head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432 <text:s text:c="3"/>0.000 <text:s text:c="3"/>0.000 <text:s text:c="3"/>0.000 <text:s text:c="3"/>0.000 &lt;frozen importlib._bootstrap_external&gt;:45(_r_long)</text:p>
          </table:table-cell>
          <table:table-cell office:value-type="float" office:value="432" calcext:value-type="float">
            <text:p>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45(_r_long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16 <text:s text:c="3"/>0.001 <text:s text:c="3"/>0.000 <text:s text:c="3"/>0.033 <text:s text:c="3"/>0.000 &lt;frozen importlib._bootstrap_external&gt;:474(_compile_bytecode)</text:p>
          </table:table-cell>
          <table:table-cell office:value-type="float" office:value="216" calcext:value-type="float">
            <text:p>2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474(_compile_bytecod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2213 <text:s text:c="3"/>0.002 <text:s text:c="3"/>0.000 <text:s text:c="3"/>0.006 <text:s text:c="3"/>0.000 &lt;frozen importlib._bootstrap_external&gt;:50(_path_join)</text:p>
          </table:table-cell>
          <table:table-cell office:value-type="float" office:value="2213" calcext:value-type="float">
            <text:p>221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50(_path_joi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29 <text:s text:c="3"/>0.001 <text:s text:c="3"/>0.000 <text:s text:c="3"/>0.001 <text:s text:c="3"/>0.000 &lt;frozen importlib._bootstrap_external&gt;:513(spec_from_file_location)</text:p>
          </table:table-cell>
          <table:table-cell office:value-type="float" office:value="229" calcext:value-type="float">
            <text:p>22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513(spec_from_file_locatio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2213 <text:s text:c="3"/>0.002 <text:s text:c="3"/>0.000 <text:s text:c="3"/>0.003 <text:s text:c="3"/>0.000 &lt;frozen importlib._bootstrap_external&gt;:52(&lt;listcomp&gt;)</text:p>
          </table:table-cell>
          <table:table-cell office:value-type="float" office:value="2213" calcext:value-type="float">
            <text:p>221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52(&lt;listcomp&gt;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432 <text:s text:c="3"/>0.001 <text:s text:c="3"/>0.000 <text:s text:c="3"/>0.001 <text:s text:c="3"/>0.000 &lt;frozen importlib._bootstrap_external&gt;:56(_path_split)</text:p>
          </table:table-cell>
          <table:table-cell office:value-type="float" office:value="432" calcext:value-type="float">
            <text:p>4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56(_path_spli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16 <text:s text:c="3"/>0.000 <text:s text:c="3"/>0.000 <text:s text:c="3"/>0.000 <text:s text:c="3"/>0.000 &lt;frozen importlib._bootstrap_external&gt;:656(create_module)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656(create_modul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216/9 <text:s text:c="3"/>0.001 <text:s text:c="3"/>0.000 <text:s text:c="3"/>0.386 <text:s text:c="3"/>0.043 &lt;frozen importlib._bootstrap_external&gt;:659(exec_module)</text:p>
          </table:table-cell>
          <table:table-cell office:value-type="string" calcext:value-type="string">
            <text:p>216/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86" calcext:value-type="float">
            <text:p>0.386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659(exec_modul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988 <text:s text:c="3"/>0.001 <text:s text:c="3"/>0.000 <text:s text:c="3"/>0.005 <text:s text:c="3"/>0.000 &lt;frozen importlib._bootstrap_external&gt;:68(_path_stat)</text:p>
          </table:table-cell>
          <table:table-cell office:value-type="float" office:value="988" calcext:value-type="float">
            <text:p>98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68(_path_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16 <text:s text:c="3"/>0.002 <text:s text:c="3"/>0.000 <text:s text:c="3"/>0.046 <text:s text:c="3"/>0.000 &lt;frozen importlib._bootstrap_external&gt;:729(get_code)</text:p>
          </table:table-cell>
          <table:table-cell office:value-type="float" office:value="216" calcext:value-type="float">
            <text:p>21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729(get_cod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370 <text:s text:c="3"/>0.000 <text:s text:c="3"/>0.000 <text:s text:c="3"/>0.002 <text:s text:c="3"/>0.000 &lt;frozen importlib._bootstrap_external&gt;:78(_path_is_mode_type)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78(_path_is_mode_typ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16 <text:s text:c="3"/>0.000 <text:s text:c="3"/>0.000 <text:s text:c="3"/>0.000 <text:s text:c="3"/>0.000 &lt;frozen importlib._bootstrap_external&gt;:786(__init__)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786(__init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16 <text:s text:c="3"/>0.000 <text:s text:c="3"/>0.000 <text:s text:c="3"/>0.000 <text:s text:c="3"/>0.000 &lt;frozen importlib._bootstrap_external&gt;:811(get_filename)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811(get_fil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16 <text:s text:c="3"/>0.003 <text:s text:c="3"/>0.000 <text:s text:c="3"/>0.005 <text:s text:c="3"/>0.000 &lt;frozen importlib._bootstrap_external&gt;:816(get_data)</text:p>
          </table:table-cell>
          <table:table-cell office:value-type="float" office:value="216" calcext:value-type="float">
            <text:p>21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816(get_dat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16 <text:s text:c="3"/>0.000 <text:s text:c="3"/>0.000 <text:s text:c="3"/>0.001 <text:s text:c="3"/>0.000 &lt;frozen importlib._bootstrap_external&gt;:826(path_stats)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826(path_stat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340 <text:s text:c="3"/>0.000 <text:s text:c="3"/>0.000 <text:s text:c="3"/>0.002 <text:s text:c="3"/>0.000 &lt;frozen importlib._bootstrap_external&gt;:87(_path_isfile)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87(_path_isfil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13 <text:s text:c="3"/>0.000 <text:s text:c="3"/>0.000 <text:s text:c="3"/>0.000 <text:s text:c="3"/>0.000 &lt;frozen importlib._bootstrap_external&gt;:892(__init__)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892(__init__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13/3 <text:s text:c="3"/>0.000 <text:s text:c="3"/>0.000 <text:s text:c="3"/>0.109 <text:s text:c="3"/>0.036 &lt;frozen importlib._bootstrap_external&gt;:903(create_module)</text:p>
          </table:table-cell>
          <table:table-cell office:value-type="float" office:value="43172" calcext:value-type="float">
            <text:p>43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903(create_modul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13 <text:s text:c="3"/>0.000 <text:s text:c="3"/>0.000 <text:s text:c="3"/>0.000 <text:s text:c="3"/>0.000 &lt;frozen importlib._bootstrap_external&gt;:911(exec_module)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911(exec_modul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30 <text:s text:c="3"/>0.000 <text:s text:c="3"/>0.000 <text:s text:c="3"/>0.000 <text:s text:c="3"/>0.000 &lt;frozen importlib._bootstrap_external&gt;:92(_path_isdir)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frozen</text:p>
          </table:table-cell>
          <table:table-cell office:value-type="string" calcext:value-type="string">
            <text:p>importlib._bootstrap_external&gt;:92(_path_isdi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Arg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Arg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ArgSp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ArgSp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Argument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Argumen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Attribu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Attribu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ClosureVar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ClosureVar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DefragResul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DefragResul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Frame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Frame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FullArgSp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FullArgSp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Match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Mat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Mismatch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Mismat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Module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Module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ParseResul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ParseResul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SelectorKe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SelectorKe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SplitResul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SplitResul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Token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Token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Traceback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Tracebac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_Instru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_Instru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_LoggingWatch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_LoggingWatch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uname_resul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uname_resul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&lt;string&gt;:5(usag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lt;string&gt;:5(usag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Interpreter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Interpreter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terpreter.py:188(ChordSequenc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188(ChordSequenc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Interpreter.py:193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193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Interpreter.py:250(set_scal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250(set_sca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Interpreter.py:260(set_tempo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260(set_temp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terpreter.py:297(VelSequenc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297(VelSequenc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terpreter.py:35(Interpre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35(Interpre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Interpreter.py:42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erpreter.py:4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warm.pyx:1(PyMODINIT_FUNC PyInit_Swarm(void)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1(PyMODINIT_FUNC</text:p>
          </table:table-cell>
          <table:table-cell office:value-type="string" calcext:value-type="string">
            <text:p>PyInit_Swarm(void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2622921 <text:s text:c="3"/>0.183 <text:s text:c="3"/>0.000 <text:s text:c="3"/>0.183 <text:s text:c="3"/>0.000 Swarm.pyx:115(__get__)</text:p>
          </table:table-cell>
          <table:table-cell office:value-type="float" office:value="2622921" calcext:value-type="float">
            <text:p>2622921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15(__ge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58653 <text:s text:c="3"/>0.071 <text:s text:c="3"/>0.000 <text:s text:c="3"/>0.071 <text:s text:c="3"/>0.000 Swarm.pyx:117(__init__)</text:p>
          </table:table-cell>
          <table:table-cell office:value-type="float" office:value="58653" calcext:value-type="float">
            <text:p>58653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17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020 <text:s text:c="3"/>0.000 <text:s text:c="3"/>0.039 <text:s text:c="3"/>0.000 Swarm.pyx:142(__init__)</text:p>
          </table:table-cell>
          <table:table-cell office:value-type="float" office:value="19551" calcext:value-type="float">
            <text:p>1955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4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326859 <text:s text:c="3"/>0.082 <text:s text:c="3"/>0.000 <text:s text:c="3"/>0.532 <text:s text:c="3"/>0.000 Swarm.pyx:146(accumulate (wrapper))</text:p>
          </table:table-cell>
          <table:table-cell office:value-type="float" office:value="326859" calcext:value-type="float">
            <text:p>326859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46(accumulate</text:p>
          </table:table-cell>
          <table:table-cell office:value-type="string" calcext:value-type="string">
            <text:p>(wrapper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326859 <text:s text:c="3"/>0.450 <text:s text:c="3"/>0.000 <text:s text:c="3"/>0.450 <text:s text:c="3"/>0.000 Swarm.pyx:146(accumulate)</text:p>
          </table:table-cell>
          <table:table-cell office:value-type="float" office:value="326859" calcext:value-type="float">
            <text:p>326859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46(accumul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009 <text:s text:c="3"/>0.000 <text:s text:c="3"/>0.128 <text:s text:c="3"/>0.000 Swarm.pyx:151(add_adjustment (wrapper))</text:p>
          </table:table-cell>
          <table:table-cell office:value-type="float" office:value="19551" calcext:value-type="float">
            <text:p>1955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51(add_adjustment</text:p>
          </table:table-cell>
          <table:table-cell office:value-type="string" calcext:value-type="string">
            <text:p>(wrapper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9551 <text:s text:c="3"/>0.119 <text:s text:c="3"/>0.000 <text:s text:c="3"/>0.119 <text:s text:c="3"/>0.000 Swarm.pyx:151(add_adjustment)</text:p>
          </table:table-cell>
          <table:table-cell office:value-type="float" office:value="19551" calcext:value-type="float">
            <text:p>19551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51(add_adjustm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020 <text:s text:c="3"/>0.000 <text:s text:c="3"/>0.037 <text:s text:c="3"/>0.000 Swarm.pyx:162(__init__)</text:p>
          </table:table-cell>
          <table:table-cell office:value-type="float" office:value="19551" calcext:value-type="float">
            <text:p>1955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6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209769 <text:s text:c="3"/>0.056 <text:s text:c="3"/>0.000 <text:s text:c="3"/>0.285 <text:s text:c="3"/>0.000 Swarm.pyx:166(accumulate (wrapper))</text:p>
          </table:table-cell>
          <table:table-cell office:value-type="float" office:value="209769" calcext:value-type="float">
            <text:p>209769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66(accumulate</text:p>
          </table:table-cell>
          <table:table-cell office:value-type="string" calcext:value-type="string">
            <text:p>(wrapper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209769 <text:s text:c="3"/>0.229 <text:s text:c="3"/>0.000 <text:s text:c="3"/>0.229 <text:s text:c="3"/>0.000 Swarm.pyx:166(accumulate)</text:p>
          </table:table-cell>
          <table:table-cell office:value-type="float" office:value="209769" calcext:value-type="float">
            <text:p>209769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66(accumul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009 <text:s text:c="3"/>0.000 <text:s text:c="3"/>0.095 <text:s text:c="3"/>0.000 Swarm.pyx:171(add_adjustment (wrapper))</text:p>
          </table:table-cell>
          <table:table-cell office:value-type="float" office:value="19551" calcext:value-type="float">
            <text:p>1955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71(add_adjustment</text:p>
          </table:table-cell>
          <table:table-cell office:value-type="string" calcext:value-type="string">
            <text:p>(wrapper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9551 <text:s text:c="3"/>0.086 <text:s text:c="3"/>0.000 <text:s text:c="3"/>0.086 <text:s text:c="3"/>0.000 Swarm.pyx:171(add_adjustment)</text:p>
          </table:table-cell>
          <table:table-cell office:value-type="float" office:value="19551" calcext:value-type="float">
            <text:p>19551</text:p>
          </table:table-cell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71(add_adjustm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874307 <text:s text:c="3"/>0.057 <text:s text:c="3"/>0.000 <text:s text:c="3"/>0.057 <text:s text:c="3"/>0.000 Swarm.pyx:18(int_max)</text:p>
          </table:table-cell>
          <table:table-cell office:value-type="float" office:value="874307" calcext:value-type="float">
            <text:p>874307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8(int_max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037 <text:s text:c="3"/>0.000 <text:s text:c="3"/>0.073 <text:s text:c="3"/>0.000 Swarm.pyx:181(__init__)</text:p>
          </table:table-cell>
          <table:table-cell office:value-type="float" office:value="19551" calcext:value-type="float">
            <text:p>19551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8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55727 <text:s text:c="3"/>0.020 <text:s text:c="3"/>0.000 <text:s text:c="3"/>0.188 <text:s text:c="3"/>0.000 Swarm.pyx:185(accumulate (wrapper))</text:p>
          </table:table-cell>
          <table:table-cell office:value-type="float" office:value="55727" calcext:value-type="float">
            <text:p>5572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85(accumulate</text:p>
          </table:table-cell>
          <table:table-cell office:value-type="string" calcext:value-type="string">
            <text:p>(wrapper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55727 <text:s text:c="3"/>0.168 <text:s text:c="3"/>0.000 <text:s text:c="3"/>0.168 <text:s text:c="3"/>0.000 Swarm.pyx:185(accumulate)</text:p>
          </table:table-cell>
          <table:table-cell office:value-type="float" office:value="55727" calcext:value-type="float">
            <text:p>55727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85(accumul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874307 <text:s text:c="3"/>0.063 <text:s text:c="3"/>0.000 <text:s text:c="3"/>0.063 <text:s text:c="3"/>0.000 Swarm.pyx:19(int_min)</text:p>
          </table:table-cell>
          <table:table-cell office:value-type="float" office:value="874307" calcext:value-type="float">
            <text:p>874307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9(int_mi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009 <text:s text:c="3"/>0.000 <text:s text:c="3"/>0.303 <text:s text:c="3"/>0.000 Swarm.pyx:193(add_adjustment (wrapper))</text:p>
          </table:table-cell>
          <table:table-cell office:value-type="float" office:value="19551" calcext:value-type="float">
            <text:p>1955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93(add_adjustment</text:p>
          </table:table-cell>
          <table:table-cell office:value-type="string" calcext:value-type="string">
            <text:p>(wrapper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9551 <text:s text:c="3"/>0.147 <text:s text:c="3"/>0.000 <text:s text:c="3"/>0.294 <text:s text:c="3"/>0.000 Swarm.pyx:193(add_adjustment)</text:p>
          </table:table-cell>
          <table:table-cell office:value-type="float" office:value="19551" calcext:value-type="float">
            <text:p>19551</text:p>
          </table:table-cell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193(add_adjustm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1.003 <text:s text:c="3"/>0.000 <text:s text:c="3"/>1.784 <text:s text:c="3"/>0.000 Swarm.pyx:205(add_adjustment)</text:p>
          </table:table-cell>
          <table:table-cell office:value-type="float" office:value="19551" calcext:value-type="float">
            <text:p>19551</text:p>
          </table:table-cell>
          <table:table-cell office:value-type="float" office:value="1.003" calcext:value-type="float">
            <text:p>1.003</text:p>
          </table:table-cell>
          <table:table-cell office:value-type="float" office:value="0" calcext:value-type="float">
            <text:p>0</text:p>
          </table:table-cell>
          <table:table-cell office:value-type="float" office:value="1.784" calcext:value-type="float">
            <text:p>1.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205(add_adjustm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98 <text:s text:c="3"/>0.000 <text:s text:c="3"/>0.000 <text:s text:c="3"/>0.000 <text:s text:c="3"/>0.000 Swarm.pyx:21(float_max)</text:p>
          </table:table-cell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21(float_max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98 <text:s text:c="3"/>0.000 <text:s text:c="3"/>0.000 <text:s text:c="3"/>0.000 <text:s text:c="3"/>0.000 Swarm.pyx:22(float_min)</text:p>
          </table:table-cell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22(float_mi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052 <text:s text:c="3"/>0.000 <text:s text:c="3"/>0.052 <text:s text:c="3"/>0.000 Swarm.pyx:227(add_adjustment)</text:p>
          </table:table-cell>
          <table:table-cell office:value-type="float" office:value="19551" calcext:value-type="float">
            <text:p>19551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227(add_adjustm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003 <text:s text:c="3"/>0.000 <text:s text:c="3"/>0.003 <text:s text:c="3"/>0.000 Swarm.pyx:242(__set__)</text:p>
          </table:table-cell>
          <table:table-cell office:value-type="float" office:value="19551" calcext:value-type="float">
            <text:p>1955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242(__se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39159 <text:s text:c="3"/>0.005 <text:s text:c="3"/>0.000 <text:s text:c="3"/>0.005 <text:s text:c="3"/>0.000 Swarm.pyx:244(__get__)</text:p>
          </table:table-cell>
          <table:table-cell office:value-type="float" office:value="39159" calcext:value-type="float">
            <text:p>39159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244(__ge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39102 <text:s text:c="3"/>0.004 <text:s text:c="3"/>0.000 <text:s text:c="3"/>0.004 <text:s text:c="3"/>0.000 Swarm.pyx:245(__get__)</text:p>
          </table:table-cell>
          <table:table-cell office:value-type="float" office:value="39102" calcext:value-type="float">
            <text:p>391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245(__ge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7 <text:s text:c="3"/>0.000 <text:s text:c="3"/>0.000 <text:s text:c="3"/>0.001 <text:s text:c="3"/>0.000 Swarm.pyx:249(__init__)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24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009 <text:s text:c="3"/>0.000 <text:s text:c="3"/>9.837 <text:s text:c="3"/>0.001 Swarm.pyx:269(calc_v (wrapper))</text:p>
          </table:table-cell>
          <table:table-cell office:value-type="float" office:value="19551" calcext:value-type="float">
            <text:p>1955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9.837" calcext:value-type="float">
            <text:p>9.83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warm.pyx:269(calc_v</text:p>
          </table:table-cell>
          <table:table-cell office:value-type="string" calcext:value-type="string">
            <text:p>(wrapper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19551 <text:s text:c="3"/>2.660 <text:s text:c="3"/>0.000 <text:s text:c="3"/>9.827 <text:s text:c="3"/>0.001 Swarm.pyx:269(calc_v)</text:p>
          </table:table-cell>
          <table:table-cell office:value-type="float" office:value="19551" calcext:value-type="float">
            <text:p>19551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9.827" calcext:value-type="float">
            <text:p>9.82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warm.pyx:269(calc_v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722 <text:s text:c="3"/>0.010 <text:s text:c="3"/>0.000 <text:s text:c="3"/>0.010 <text:s text:c="3"/>0.000 Swarm.pyx:28(random_range)</text:p>
          </table:table-cell>
          <table:table-cell office:value-type="float" office:value="19722" calcext:value-type="float">
            <text:p>1972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28(random_rang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019 <text:s text:c="3"/>0.000 <text:s text:c="3"/>0.151 <text:s text:c="3"/>0.000 Swarm.pyx:306(limit_speed)</text:p>
          </table:table-cell>
          <table:table-cell office:value-type="float" office:value="19551" calcext:value-type="float">
            <text:p>19551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306(limit_spe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226 <text:s text:c="3"/>0.000 <text:s text:c="3"/>1.084 <text:s text:c="3"/>0.000 Swarm.pyx:320(update)</text:p>
          </table:table-cell>
          <table:table-cell office:value-type="float" office:value="19551" calcext:value-type="float">
            <text:p>19551</text:p>
          </table:table-cell>
          <table:table-cell office:value-type="float" office:value="0.226" calcext:value-type="float">
            <text:p>0.226</text:p>
          </table:table-cell>
          <table:table-cell office:value-type="float" office:value="0" calcext:value-type="float">
            <text:p>0</text:p>
          </table:table-cell>
          <table:table-cell office:value-type="float" office:value="1.084" calcext:value-type="float">
            <text:p>1.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320(upd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096 <text:s text:c="3"/>0.000 <text:s text:c="3"/>0.000 <text:s text:c="3"/>0.000 <text:s text:c="3"/>0.000 Swarm.pyx:349(__get__)</text:p>
          </table:table-cell>
          <table:table-cell office:value-type="float" office:value="3096" calcext:value-type="float">
            <text:p>3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349(__ge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9 <text:s text:c="3"/>0.000 <text:s text:c="3"/>0.000 <text:s text:c="3"/>0.000 <text:s text:c="3"/>0.000 Swarm.pyx:354(__init__)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354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7 <text:s text:c="3"/>0.000 <text:s text:c="3"/>0.000 <text:s text:c="3"/>0.000 <text:s text:c="3"/>0.000 Swarm.pyx:36(random_vector)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36(random_ve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087 <text:s text:c="3"/>0.001 <text:s text:c="3"/>0.000 <text:s text:c="3"/>0.001 <text:s text:c="3"/>0.000 Swarm.pyx:369(x_f)</text:p>
          </table:table-cell>
          <table:table-cell office:value-type="float" office:value="3087" calcext:value-type="float">
            <text:p>308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369(x_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087 <text:s text:c="3"/>0.001 <text:s text:c="3"/>0.000 <text:s text:c="3"/>0.001 <text:s text:c="3"/>0.000 Swarm.pyx:371(y_f)</text:p>
          </table:table-cell>
          <table:table-cell office:value-type="float" office:value="3087" calcext:value-type="float">
            <text:p>308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371(y_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087 <text:s text:c="3"/>0.001 <text:s text:c="3"/>0.000 <text:s text:c="3"/>0.001 <text:s text:c="3"/>0.000 Swarm.pyx:373(z_f)</text:p>
          </table:table-cell>
          <table:table-cell office:value-type="float" office:value="3087" calcext:value-type="float">
            <text:p>308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373(z_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087 <text:s text:c="3"/>0.000 <text:s text:c="3"/>0.000 <text:s text:c="3"/>0.000 <text:s text:c="3"/>0.000 Swarm.pyx:375(set_pos)</text:p>
          </table:table-cell>
          <table:table-cell office:value-type="float" office:value="3087" calcext:value-type="float">
            <text:p>30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375(set_po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087 <text:s text:c="3"/>0.019 <text:s text:c="3"/>0.000 <text:s text:c="3"/>0.022 <text:s text:c="3"/>0.000 Swarm.pyx:378(step_path_equation)</text:p>
          </table:table-cell>
          <table:table-cell office:value-type="float" office:value="3087" calcext:value-type="float">
            <text:p>3087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378(step_path_equ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Swarm.pyx:399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39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686 <text:s text:c="3"/>0.000 <text:s text:c="3"/>0.000 <text:s text:c="3"/>0.000 <text:s text:c="3"/>0.000 Swarm.pyx:413(set)</text:p>
          </table:table-cell>
          <table:table-cell office:value-type="float" office:value="686" calcext:value-type="float">
            <text:p>6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413(s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089 <text:s text:c="3"/>0.001 <text:s text:c="3"/>0.000 <text:s text:c="3"/>0.001 <text:s text:c="3"/>0.000 Swarm.pyx:437(__get__)</text:p>
          </table:table-cell>
          <table:table-cell office:value-type="float" office:value="3089" calcext:value-type="float">
            <text:p>308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437(__ge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Swarm.pyx:438(__get__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438(__ge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2 <text:s text:c="3"/>0.001 Swarm.pyx:442(__init__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warm.pyx:44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66 <text:s text:c="3"/>0.001 <text:s text:c="3"/>0.000 <text:s text:c="3"/>0.001 <text:s text:c="3"/>0.000 Swarm.pyx:47(rand_point_in_cube)</text:p>
          </table:table-cell>
          <table:table-cell office:value-type="float" office:value="66" calcext:value-type="float">
            <text:p>6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47(rand_point_in_cub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686 <text:s text:c="3"/>0.106 <text:s text:c="3"/>0.000 <text:s text:c="2"/>11.056 <text:s text:c="3"/>0.016 Swarm.pyx:486(update)</text:p>
          </table:table-cell>
          <table:table-cell office:value-type="float" office:value="686" calcext:value-type="float">
            <text:p>686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11.056" calcext:value-type="float">
            <text:p>11.05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Swarm.pyx:486(upd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010 <text:s text:c="3"/>0.000 <text:s text:c="3"/>0.368 <text:s text:c="3"/>0.000 Swarm.pyx:72(normalise (wrapper))</text:p>
          </table:table-cell>
          <table:table-cell office:value-type="float" office:value="19551" calcext:value-type="float">
            <text:p>1955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68" calcext:value-type="float">
            <text:p>0.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72(normalise</text:p>
          </table:table-cell>
          <table:table-cell office:value-type="string" calcext:value-type="string">
            <text:p>(wrapper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39201 <text:s text:c="3"/>0.119 <text:s text:c="3"/>0.000 <text:s text:c="3"/>0.519 <text:s text:c="3"/>0.000 Swarm.pyx:72(normalise)</text:p>
          </table:table-cell>
          <table:table-cell office:value-type="float" office:value="39201" calcext:value-type="float">
            <text:p>39201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office:value-type="float" office:value="0.519" calcext:value-type="float">
            <text:p>0.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.pyx:72(normali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Swarm.pyx:87(__ge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87(__ge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Swarm.pyx:88(__ge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88(__ge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Swarm.pyx:89(__ge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89(__ge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Swarm.pyx:91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.pyx:9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2"/>21.701 <text:s text:c="2"/>21.701 SwarmMain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.701" calcext:value-type="float">
            <text:p>21.701</text:p>
          </table:table-cell>
          <table:table-cell office:value-type="string" calcext:value-type="string">
            <text:p>SwarmMain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SwarmMain.py:22(load_confi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warmMain.py:22(load_confi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3 <text:s text:c="3"/>0.003 <text:s text:c="2"/>21.330 <text:s text:c="2"/>21.330 SwarmMain.py:59(mai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21.33" calcext:value-type="float">
            <text:p>21.33</text:p>
          </table:table-cell>
          <table:table-cell office:value-type="string" calcext:value-type="string">
            <text:p>SwarmMain.py:59(mai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SwarmMain.py:78(&lt;lambda&gt;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Main.py:78(&lt;lambda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warmMain.py:82(&lt;listcomp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Main.py:82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424 <text:s text:c="3"/>0.001 <text:s text:c="3"/>9.919 <text:s text:c="3"/>0.029 SwarmRender.py:106(draw)</text:p>
          </table:table-cell>
          <table:table-cell office:value-type="float" office:value="343" calcext:value-type="float">
            <text:p>343</text:p>
          </table:table-cell>
          <table:table-cell office:value-type="float" office:value="0.424" calcext:value-type="float">
            <text:p>0.424</text:p>
          </table:table-cell>
          <table:table-cell office:value-type="float" office:value="0.001" calcext:value-type="float">
            <text:p>0.001</text:p>
          </table:table-cell>
          <table:table-cell office:value-type="float" office:value="9.919" calcext:value-type="float">
            <text:p>9.919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SwarmRender.py:106(dra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7 <text:s text:c="3"/>0.000 <text:s text:c="3"/>0.151 <text:s text:c="3"/>0.000 SwarmRender.py:151(draw_axes)</text:p>
          </table:table-cell>
          <table:table-cell office:value-type="float" office:value="343" calcext:value-type="float">
            <text:p>343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Render.py:151(draw_ax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2981 <text:s text:c="3"/>0.148 <text:s text:c="3"/>0.000 <text:s text:c="3"/>8.919 <text:s text:c="3"/>0.000 SwarmRender.py:165(render_model)</text:p>
          </table:table-cell>
          <table:table-cell office:value-type="float" office:value="22981" calcext:value-type="float">
            <text:p>22981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 office:value-type="float" office:value="8.919" calcext:value-type="float">
            <text:p>8.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Render.py:165(render_mode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5619 <text:s text:c="3"/>0.882 <text:s text:c="3"/>0.000 <text:s text:c="3"/>8.653 <text:s text:c="3"/>0.000 SwarmRender.py:184(draw_model)</text:p>
          </table:table-cell>
          <table:table-cell office:value-type="float" office:value="45619" calcext:value-type="float">
            <text:p>45619</text:p>
          </table:table-cell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float" office:value="8.653" calcext:value-type="float">
            <text:p>8.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rmRender.py:184(draw_mode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2 <text:s text:c="3"/>0.000 <text:s text:c="2"/>11.059 <text:s text:c="3"/>0.032 SwarmRender.py:213(update)</text:p>
          </table:table-cell>
          <table:table-cell office:value-type="float" office:value="343" calcext:value-type="float">
            <text:p>34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1.059" calcext:value-type="float">
            <text:p>11.059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SwarmRender.py:213(upd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warmRender.py:219(OBJMode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219(OBJMode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9 <text:s text:c="3"/>0.003 SwarmRender.py:224(__init__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SwarmRender.py:224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SwarmRender.py:241(clear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241(clea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7 <text:s text:c="3"/>0.002 <text:s text:c="3"/>0.009 <text:s text:c="3"/>0.003 SwarmRender.py:247(load)</text:p>
          </table:table-cell>
          <table:table-cell office:value-type="float" office:value="3" calcext:value-type="float">
            <text:p>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SwarmRender.py:247(loa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warmRender.py:280(Window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280(Windo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39 <text:s text:c="3"/>0.039 SwarmRender.py:285(__init__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string" calcext:value-type="string">
            <text:p>SwarmRender.py:285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SwarmRender.py:302(on_resiz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302(on_resiz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1 <text:s text:c="3"/>0.000 <text:s text:c="3"/>9.920 <text:s text:c="3"/>0.029 SwarmRender.py:320(on_draw)</text:p>
          </table:table-cell>
          <table:table-cell office:value-type="float" office:value="343" calcext:value-type="float">
            <text:p>34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.92" calcext:value-type="float">
            <text:p>9.92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SwarmRender.py:320(on_dra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SwarmRender.py:324(on_key_pres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SwarmRender.py:324(on_key_pre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64 <text:s text:c="3"/>0.000 <text:s text:c="3"/>0.000 <text:s text:c="3"/>0.000 <text:s text:c="3"/>0.000 SwarmRender.py:344(on_mouse_drag)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344(on_mouse_dra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2 <text:s text:c="3"/>0.000 <text:s text:c="2"/>11.061 <text:s text:c="3"/>0.032 SwarmRender.py:356(update)</text:p>
          </table:table-cell>
          <table:table-cell office:value-type="float" office:value="343" calcext:value-type="float">
            <text:p>34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1.061" calcext:value-type="float">
            <text:p>11.061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SwarmRender.py:356(upd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SwarmRender.py:42(rand_colour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42(rand_colou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warmRender.py:46(Worl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armRender.py:46(Worl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255 <text:s text:c="3"/>0.255 SwarmRender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string" calcext:value-type="string">
            <text:p>SwarmRender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1 <text:s text:c="3"/>0.001 <text:s text:c="3"/>0.021 <text:s text:c="3"/>0.021 SwarmRender.py:51(__init__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SwarmRender.py:5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config__.py:3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config__.py: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future__.py:48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future__.py:4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future__.py:78(_Featur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future__.py:78(_Featu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9 <text:s text:c="3"/>0.000 <text:s text:c="3"/>0.000 <text:s text:c="3"/>0.000 <text:s text:c="3"/>0.000 __future__.py:79(__init__)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future__.py:7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0 <text:s text:c="3"/>0.001 <text:s text:c="3"/>0.000 <text:s text:c="3"/>0.163 <text:s text:c="3"/>0.016 __init__.py:1(&lt;module&gt;)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__init__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9 <text:s text:c="3"/>0.005 __init__.py:10(&lt;module&gt;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__init__.py:10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027(_event_text_mo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27(_event_text_mo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__init__.py:1033(_event_key_view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__init__.py:1033(_event_key_vie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05(Xlib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5(Xlib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050(_StderrHand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50(_Stderr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056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5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108 <text:s text:c="3"/>0.108 __init__.py:106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string" calcext:value-type="string">
            <text:p>__init__.py:10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06(__len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6(__len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06(with_metaclas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6(with_metacla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074(PlaceHol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74(PlaceHol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1080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080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10(XlibMouseCurs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10(XlibMouseCurs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34 <text:s text:c="3"/>0.001 <text:s text:c="3"/>0.000 <text:s text:c="3"/>0.002 <text:s text:c="3"/>0.000 __init__.py:1110(_event_motionnotify_view)</text:p>
          </table:table-cell>
          <table:table-cell office:value-type="float" office:value="134" calcext:value-type="float">
            <text:p>13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1110(_event_motionnotify_vie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116(Manag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116(Manag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121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12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__init__.py:1132(getLogger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132(getLogg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18(RT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18(R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__init__.py:1183(_fixupParents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183(_fixupParen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20(XlibWindow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0(XlibWindo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1 <text:s text:c="3"/>0.000 <text:s text:c="3"/>0.001 <text:s text:c="3"/>0.000 __init__.py:1202(_sync_resize)</text:p>
          </table:table-cell>
          <table:table-cell office:value-type="float" office:value="343" calcext:value-type="float">
            <text:p>34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1202(_sync_resiz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1213(_event_button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13(_event_butt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493/492 <text:s text:c="3"/>0.002 <text:s text:c="3"/>0.000 <text:s text:c="3"/>9.929 <text:s text:c="3"/>0.020 __init__.py:1218(dispatch_event)</text:p>
          </table:table-cell>
          <table:table-cell office:value-type="string" calcext:value-type="string">
            <text:p>493/49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9.929" calcext:value-type="float">
            <text:p>9.92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__init__.py:1218(dispatch_ev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224(Logg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24(Logg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37 <text:s text:c="3"/>0.037 __init__.py:123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__init__.py:12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__init__.py:1239(__init__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3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__init__.py:1241(_event_expose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41(_event_expo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1250(_event_enternotify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50(_event_enternotif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1251(setLevel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51(setLeve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1269(info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69(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270(_event_leavenotif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70(_event_leavenotif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__init__.py:1278(_event_configurenotify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278(_event_configurenotif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2"/>21.116 <text:s text:c="2"/>21.116 __init__.py:130(ru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.116" calcext:value-type="float">
            <text:p>21.116</text:p>
          </table:table-cell>
          <table:table-cell office:value-type="string" calcext:value-type="string">
            <text:p>__init__.py:130(ru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31(metaclas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31(metacla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32(Context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32(Context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134(__new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34(__new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35(Config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35(Config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4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42(Window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42(Window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0 <text:s text:c="3"/>0.000 __init__.py:142(_check_size)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42(_check_siz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427(addHand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427(add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47(NoSuchDisplay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47(NoSuchDisplay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4 <text:s text:c="3"/>0.004 __init__.py:1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__init__.py:1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1501(getEffectiveLevel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01(getEffectiveLeve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1515(isEnabledFor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15(isEnabledF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52(NoSuchConfig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2(NoSuchConfig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42 <text:s text:c="3"/>0.021 __init__.py:152(__init__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__init__.py:15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54(py_obje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4(py_obje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542(RootLogg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42(RootLogg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548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48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556(LoggerAdap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56(LoggerAdap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58(NoSuchScreenMode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58(NoSuchScreenMode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2 <text:s text:c="3"/>0.002 <text:s text:c="3"/>0.017 <text:s text:c="3"/>0.017 __init__.py:159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__init__.py:15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63(c_shor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63(c_shor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64(MouseCursor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64(MouseCursor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653(FPSDispl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653(FPS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67(c_ushor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67(c_ushor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69(MouseCurs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69(MouseCurs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71(c_lo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71(c_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75(c_ulo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75(c_u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029 <text:s text:c="3"/>0.061 <text:s text:c="3"/>0.000 <text:s text:c="3"/>0.123 <text:s text:c="3"/>0.000 __init__.py:176(draw)</text:p>
          </table:table-cell>
          <table:table-cell office:value-type="float" office:value="1029" calcext:value-type="float">
            <text:p>1029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176(dra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__init__.py:1774(getLogger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774(getLogg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1780(get_platform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780(get_platfor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792(Platfor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792(Platfor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8 <text:s text:c="3"/>0.000 <text:s text:c="3"/>0.000 <text:s text:c="3"/>0.000 <text:s text:c="3"/>0.000 __init__.py:182(_checkLevel)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82(_checkLeve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1 <text:s text:c="3"/>0.000 __init__.py:1826(get_default_displa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1826(get_default_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84(c_in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84(c_i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88(c_uin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88(c_ui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902(NullHand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902(Null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92(c_floa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92(c_flo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94(DefaultMouseCurs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94(DefaultMouseCurs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96(c_doub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96(c_doub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199(ImageMouseCurs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199(ImageMouseCurs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__init__.py:2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__init__.py:2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19 <text:s text:c="3"/>0.009 <text:s text:c="3"/>0.028 <text:s text:c="3"/>0.014 __init__.py:200(_create)</text:p>
          </table:table-cell>
          <table:table-cell office:value-type="float" office:value="2" calcext:value-type="float">
            <text:p>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__init__.py:200(_cre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34 <text:s text:c="3"/>0.034 __init__.py:200(_create_shadow_window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string" calcext:value-type="string">
            <text:p>__init__.py:200(_create_shadow_windo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00(c_longdoub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00(c_longdoub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91238 <text:s text:c="3"/>3.731 <text:s text:c="3"/>0.000 <text:s text:c="3"/>7.102 <text:s text:c="3"/>0.000 __init__.py:210(draw_indexed)</text:p>
          </table:table-cell>
          <table:table-cell office:value-type="float" office:value="91238" calcext:value-type="float">
            <text:p>91238</text:p>
          </table:table-cell>
          <table:table-cell office:value-type="float" office:value="3.731" calcext:value-type="float">
            <text:p>3.731</text:p>
          </table:table-cell>
          <table:table-cell office:value-type="float" office:value="0" calcext:value-type="float">
            <text:p>0</text:p>
          </table:table-cell>
          <table:table-cell office:value-type="float" office:value="7.102" calcext:value-type="float">
            <text:p>7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210(draw_index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__init__.py:211(_acquireLock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11(_acquireLoc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__init__.py:220(_releaseLock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20(_releaseLoc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21(c_uby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21(c_uby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24(_choose_darwin_platfor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24(_choose_darwin_platfor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28(c_by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28(c_by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31(LogRecor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31(LogRecor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32(RenameImpor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32(RenameImpor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33(c_cha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33(c_cha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7 <text:s text:c="3"/>0.000 <text:s text:c="3"/>0.000 <text:s text:c="3"/>0.000 <text:s text:c="3"/>0.000 __init__.py:234(_PlatformEventHandler)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34(_PlatformEvent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38(c_char_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38(c_char_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5 <text:s text:c="3"/>0.005 __init__.py:24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__init__.py:2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__init__.py:24(with_metaclass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4(with_metacla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41(Py2Fix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41(Py2Fix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42(_read_environmen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42(_read_environm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44(c_void_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44(c_void_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49(c_boo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49(c_boo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7 <text:s text:c="3"/>0.000 <text:s text:c="3"/>0.000 <text:s text:c="3"/>0.000 <text:s text:c="3"/>0.000 __init__.py:250(_event_wrapper)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50(_event_wrapp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52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5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54(c_wchar_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54(c_wchar_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__init__.py:259(_ViewEventHandler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59(_ViewEvent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59(c_wcha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59(c_wcha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62(_reset_cach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62(_reset_cach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64(_WindowMetaclas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64(_WindowMetacla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__init__.py:268(__in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68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279(BaseWindow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279(BaseWindo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2 <text:s text:c="3"/>0.002 __init__.py:3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__init__.py: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302(hook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02(hook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312(Batch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12(Bat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314(CDL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14(CDL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49 <text:s text:c="3"/>0.049 __init__.py:33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__init__.py:3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8 <text:s text:c="3"/>0.000 <text:s text:c="3"/>0.000 <text:s text:c="3"/>0.003 <text:s text:c="3"/>0.000 __init__.py:331(__init__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33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8 <text:s text:c="3"/>0.000 <text:s text:c="3"/>0.000 <text:s text:c="3"/>0.000 <text:s text:c="3"/>0.000 __init__.py:341(_FuncPtr)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41(_FuncPt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__init__.py:3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__init__.py:3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0 <text:s text:c="3"/>0.001 <text:s text:c="3"/>0.000 <text:s text:c="3"/>0.011 <text:s text:c="3"/>0.001 __init__.py:356(namedtuple)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__init__.py:356(namedtup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094 <text:s text:c="3"/>0.002 <text:s text:c="3"/>0.000 <text:s text:c="3"/>0.012 <text:s text:c="3"/>0.000 __init__.py:357(__getattr__)</text:p>
          </table:table-cell>
          <table:table-cell office:value-type="float" office:value="3094" calcext:value-type="float">
            <text:p>309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357(__getatt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094 <text:s text:c="3"/>0.008 <text:s text:c="3"/>0.000 <text:s text:c="3"/>0.009 <text:s text:c="3"/>0.000 __init__.py:364(__getitem__)</text:p>
          </table:table-cell>
          <table:table-cell office:value-type="float" office:value="3094" calcext:value-type="float">
            <text:p>3094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364(__getitem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370(PercentSty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70(PercentSty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370(PyDL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70(PyDL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370(_ModuleProx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70(_ModuleProx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6 <text:s text:c="3"/>0.000 <text:s text:c="3"/>0.000 <text:s text:c="3"/>0.000 <text:s text:c="3"/>0.000 __init__.py:373(__init__)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73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59 <text:s text:c="3"/>0.001 <text:s text:c="3"/>0.000 <text:s text:c="3"/>0.026 <text:s text:c="3"/>0.000 __init__.py:376(__getattr__)</text:p>
          </table:table-cell>
          <table:table-cell office:value-type="float" office:value="359" calcext:value-type="float">
            <text:p>35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376(__getatt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376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7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__init__.py:38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__init__.py:3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385(StrFormatSty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85(StrFormatSty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57 <text:s text:c="3"/>0.001 <text:s text:c="3"/>0.000 <text:s text:c="3"/>0.001 <text:s text:c="3"/>0.000 __init__.py:390(__setattr__)</text:p>
          </table:table-cell>
          <table:table-cell office:value-type="float" office:value="357" calcext:value-type="float">
            <text:p>3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390(__setatt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394(StringTemplateSty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394(StringTemplateSty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4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8 <text:s text:c="3"/>0.008 __init__.py:40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__init__.py:40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401(suspend_hook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01(suspend_hook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5 <text:s text:c="3"/>0.005 __init__.py:4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__init__.py:4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410(LibraryLoa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10(LibraryLoa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411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1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1 <text:s text:c="3"/>0.001 <text:s text:c="3"/>0.001 <text:s text:c="3"/>0.001 __init__.py:411(_ma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string" calcext:value-type="string">
            <text:p>__init__.py:411(_ma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418(Format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18(Format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08 <text:s text:c="3"/>0.000 <text:s text:c="3"/>0.000 <text:s text:c="3"/>0.000 <text:s text:c="3"/>0.000 __init__.py:419(&lt;genexpr&gt;)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19(&lt;genexpr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08 <text:s text:c="3"/>0.000 <text:s text:c="3"/>0.000 <text:s text:c="3"/>0.000 <text:s text:c="3"/>0.000 __init__.py:421(&lt;genexpr&gt;)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21(&lt;genexpr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42 <text:s text:c="3"/>0.021 __init__.py:423(__init__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__init__.py:423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3 <text:s text:c="3"/>0.000 __init__.py:424(LoadLibrary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424(LoadLibrar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441(_unma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41(_unma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441(install_aliases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41(install_alias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25 <text:s text:c="3"/>0.012 __init__.py:45(&lt;module&gt;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__init__.py:4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457(hook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57(hook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462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6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250 <text:s text:c="3"/>0.003 <text:s text:c="3"/>0.000 <text:s text:c="3"/>0.003 <text:s text:c="3"/>0.000 __init__.py:47(create_string_buffer)</text:p>
          </table:table-cell>
          <table:table-cell office:value-type="float" office:value="1250" calcext:value-type="float">
            <text:p>125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47(create_string_buff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__init__.py:475(PYFUNCTYPE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75(PYFUNCTY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__init__.py:476(CFunctionType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76(CFunctionTy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3 <text:s text:c="3"/>0.001 __init__.py:476(clos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__init__.py:476(clo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477(suspend_hook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77(suspend_hook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6 <text:s text:c="3"/>0.006 __init__.py:48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__init__.py:4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95055 <text:s text:c="3"/>0.229 <text:s text:c="3"/>0.000 <text:s text:c="3"/>0.229 <text:s text:c="3"/>0.000 __init__.py:483(cast)</text:p>
          </table:table-cell>
          <table:table-cell office:value-type="float" office:value="95055" calcext:value-type="float">
            <text:p>95055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483(cas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__init__.py:49(metaclass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49(metacla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53 <text:s text:c="3"/>0.002 <text:s text:c="3"/>0.000 <text:s text:c="3"/>0.029 <text:s text:c="3"/>0.000 __init__.py:497(switch_to)</text:p>
          </table:table-cell>
          <table:table-cell office:value-type="float" office:value="353" calcext:value-type="float">
            <text:p>35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497(switch_t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2 <text:s text:c="3"/>0.000 <text:s text:c="3"/>0.031 <text:s text:c="3"/>0.000 __init__.py:501(flip)</text:p>
          </table:table-cell>
          <table:table-cell office:value-type="float" office:value="343" calcext:value-type="float">
            <text:p>34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501(fli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1 <text:s text:c="3"/>0.001 __init__.py:516(set_caption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__init__.py:516(set_ca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__init__.py:52(__new__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52(__new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525(set_wm_class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525(set_wm_cla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553(_update_view_siz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553(_update_view_siz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39 <text:s text:c="3"/>0.000 <text:s text:c="3"/>0.000 <text:s text:c="3"/>0.000 <text:s text:c="3"/>0.000 __init__.py:557(get_size)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557(get_siz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49 <text:s text:c="3"/>0.025 __init__.py:59(&lt;module&gt;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__init__.py:5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591(BufferingFormat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591(BufferingFormat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591(activa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591(activ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__init__.py:595(set_visibl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__init__.py:595(set_visib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601(Grou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01(Gro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602(set_minimum_siz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02(set_minimum_siz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606(set_maximum_siz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06(set_maximum_siz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609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0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__init__.py:617(set_mouse_platform_visible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17(set_mouse_platform_visib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633(Fil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33(Fil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12 <text:s text:c="3"/>0.012 __init__.py:64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__init__.py:6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1 <text:s text:c="3"/>0.000 __init__.py:64(get_displa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64(get_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652(_update_exclusivity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52(_update_exclusivit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655(NullGrou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55(NullGro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667(TextureGrou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67(TextureGro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67(mwmhints_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7(mwmhints_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670(Filter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70(Filter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__init__.py:675(__init__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675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36 <text:s text:c="3"/>0.036 __init__.py:7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__init__.py: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706(OrderedGrou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06(OrderedGro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2750 <text:s text:c="3"/>0.003 <text:s text:c="3"/>0.000 <text:s text:c="3"/>0.013 <text:s text:c="3"/>0.000 __init__.py:73(CFUNCTYPE)</text:p>
          </table:table-cell>
          <table:table-cell office:value-type="float" office:value="2750" calcext:value-type="float">
            <text:p>275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73(CFUNCTY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737(exclude_local_folder_import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37(exclude_local_folder_impor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742(_addHandlerRef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42(_addHandlerRe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749(on_clos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49(on_clo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75(App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5(App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752(Hand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52(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756(on_key_pres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56(on_key_pre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761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6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763(clos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63(clo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78(WeakSe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8(WeakS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783(_set_wm_normal_hints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83(_set_wm_normal_hin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0 <text:s text:c="3"/>0.000 <text:s text:c="3"/>0.000 <text:s text:c="3"/>0.000 __init__.py:783(draw_mouse_cursor)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83(draw_mouse_curs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790(createLock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790(createLoc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8 <text:s text:c="3"/>0.001 <text:s text:c="3"/>0.000 <text:s text:c="3"/>0.001 <text:s text:c="3"/>0.000 __init__.py:793(_set_text_property)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793(_set_text_propert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817(_set_atoms_property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17(_set_atoms_propert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82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2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50 <text:s text:c="3"/>0.050 __init__.py:8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__init__.py:8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85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5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860(setFormat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60(setFormat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2 <text:s text:c="3"/>0.000 <text:s text:c="3"/>0.000 <text:s text:c="3"/>0.000 <text:s text:c="3"/>0.000 __init__.py:862(__init__)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6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2 <text:s text:c="3"/>0.000 <text:s text:c="3"/>0.000 <text:s text:c="3"/>0.000 <text:s text:c="3"/>0.000 __init__.py:872(__getitem__)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72(__getitem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9 <text:s text:c="3"/>0.000 <text:s text:c="3"/>0.000 <text:s text:c="3"/>0.000 <text:s text:c="3"/>0.000 __init__.py:872(display)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72(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2 <text:s text:c="3"/>0.002 __init__.py:88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__init__.py:8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__init__.py:88(add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8(ad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__init__.py:888(config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888(confi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397 <text:s text:c="3"/>0.001 <text:s text:c="3"/>0.000 <text:s text:c="3"/>0.001 <text:s text:c="3"/>0.000 __init__.py:896(context)</text:p>
          </table:table-cell>
          <table:table-cell office:value-type="float" office:value="1397" calcext:value-type="float">
            <text:p>139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896(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900(dispatch_pending_event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00(dispatch_pending_even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_init__.py:91(remov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1(remov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__init__.py:912(dispatch_platform_event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12(dispatch_platform_ev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39 <text:s text:c="3"/>0.000 <text:s text:c="3"/>0.000 <text:s text:c="3"/>0.000 <text:s text:c="3"/>0.000 __init__.py:917(height)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17(heigh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50 <text:s text:c="3"/>0.000 <text:s text:c="3"/>0.000 <text:s text:c="3"/>0.005 <text:s text:c="3"/>0.000 __init__.py:919(dispatch_platform_event_view)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919(dispatch_platform_event_vie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2 <text:s text:c="3"/>0.002 <text:s text:c="3"/>0.253 <text:s text:c="3"/>0.253 __init__.py:92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.253" calcext:value-type="float">
            <text:p>0.253</text:p>
          </table:table-cell>
          <table:table-cell office:value-type="string" calcext:value-type="string">
            <text:p>__init__.py:92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67 <text:s text:c="3"/>0.000 <text:s text:c="3"/>0.000 <text:s text:c="3"/>0.000 <text:s text:c="3"/>0.000 __init__.py:924(_translate_modifiers)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24(_translate_modifier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937(StreamHand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37(Stream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946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4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957(_event_text_symbo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57(_event_text_symbo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_init__.py:988(FileHand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88(File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556 <text:s text:c="3"/>0.000 <text:s text:c="3"/>0.000 <text:s text:c="3"/>0.000 <text:s text:c="3"/>0.000 __init__.py:99(CFunctionType)</text:p>
          </table:table-cell>
          <table:table-cell office:value-type="float" office:value="556" calcext:value-type="float">
            <text:p>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_init__.py:99(CFunctionTy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691 <text:s text:c="3"/>0.003 <text:s text:c="3"/>0.000 <text:s text:c="3"/>0.014 <text:s text:c="3"/>0.000 __init__.py:99(__iter__)</text:p>
          </table:table-cell>
          <table:table-cell office:value-type="float" office:value="691" calcext:value-type="float">
            <text:p>69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init__.py:99(__ite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_bootlocale.py:23(getpreferredencoding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bootlocale.py:23(getpreferredencod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bootlocale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bootlocale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collections_abc.py:592(ge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llections_abc.py:592(g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collections_abc.py:599(__contains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llections_abc.py:599(__contains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43 <text:s text:c="3"/>0.000 <text:s text:c="3"/>0.000 <text:s text:c="3"/>0.000 <text:s text:c="3"/>0.000 _compat_pickle.py:165(&lt;genexpr&gt;)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mpat_pickle.py:165(&lt;genexpr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85 <text:s text:c="3"/>0.000 <text:s text:c="3"/>0.000 <text:s text:c="3"/>0.000 <text:s text:c="3"/>0.000 _compat_pickle.py:167(&lt;genexpr&gt;)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mpat_pickle.py:167(&lt;genexpr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compat_pickle.py:9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mpat_pickle.py: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compression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mpression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compression.py:33(DecompressRea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mpression.py:33(DecompressRea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compression.py:9(BaseStrea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compression.py:9(BaseStrea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datasource.py:154(DataSourc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datasource.py:154(DataSourc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datasource.py:35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datasource.py:3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datasource.py:50(_FileOpener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datasource.py:50(_FileOpener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datasource.py:504(Repositor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datasource.py:504(Repositor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datasource.py:74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datasource.py:74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distributor_init.py:10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distributor_init.py:10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endian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endian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endian.py:23(_swapped_meta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endian.py:23(_swapped_met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endian.py:46(BigEndianStructur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endian.py:46(BigEndianStructu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globals.py:1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globals.py:1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globals.py:33(ModuleDeprecationWarn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globals.py:33(ModuleDeprecationWarn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globals.py:45(VisibleDeprecationWarn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globals.py:45(VisibleDeprecationWarn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globals.py:56(_NoValu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globals.py:56(_NoValu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mport_tools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mport_tools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mport_tools.py:340(PackageLoaderDebu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mport_tools.py:340(PackageLoaderDebu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mport_tools.py:9(PackageLoa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mport_tools.py:9(PackageLoa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98 <text:s text:c="3"/>0.000 <text:s text:c="3"/>0.000 <text:s text:c="3"/>0.000 <text:s text:c="3"/>0.000 _inspect.py:133(strseq)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133(strseq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8 <text:s text:c="3"/>0.000 <text:s text:c="3"/>0.000 <text:s text:c="3"/>0.000 <text:s text:c="3"/>0.000 _inspect.py:142(formatargspec)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142(formatargsp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_inspect.py:144(&lt;lambda&gt;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144(&lt;lambda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_inspect.py:145(&lt;lambda&gt;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145(&lt;lambda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60 <text:s text:c="3"/>0.000 <text:s text:c="3"/>0.000 <text:s text:c="3"/>0.000 <text:s text:c="3"/>0.000 _inspect.py:146(&lt;lambda&gt;)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146(&lt;lambda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43 <text:s text:c="3"/>0.000 <text:s text:c="3"/>0.000 <text:s text:c="3"/>0.000 <text:s text:c="3"/>0.000 _inspect.py:15(ismethod)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15(ismetho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43 <text:s text:c="3"/>0.000 <text:s text:c="3"/>0.000 <text:s text:c="3"/>0.000 <text:s text:c="3"/>0.000 _inspect.py:28(isfunction)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28(isfun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8 <text:s text:c="3"/>0.000 <text:s text:c="3"/>0.000 <text:s text:c="3"/>0.000 <text:s text:c="3"/>0.000 _inspect.py:43(iscode)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43(isc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8 <text:s text:c="3"/>0.000 <text:s text:c="3"/>0.000 <text:s text:c="3"/>0.000 <text:s text:c="3"/>0.000 _inspect.py:67(getargs)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67(getarg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nspect.py: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43 <text:s text:c="3"/>0.000 <text:s text:c="3"/>0.000 <text:s text:c="3"/>0.000 <text:s text:c="3"/>0.000 _inspect.py:98(getargspec)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spect.py:98(getargsp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nternal.py:200(dummy_ctyp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200(dummy_cty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nternal.py:210(_getintp_ctyp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210(_getintp_cty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nternal.py:233(_missing_ctyp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233(_missing_ctyp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nternal.py:240(_ctyp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240(_ctyp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16 <text:s text:c="3"/>0.016 _internal.py:6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_internal.py: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nternal.py:671(TooHard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671(TooHard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nternal.py:674(Axis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674(Axis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1 <text:s text:c="3"/>0.000 <text:s text:c="3"/>0.000 <text:s text:c="3"/>0.000 <text:s text:c="3"/>0.000 _internal.py:703(_ufunc_doc_signature_formatter)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703(_ufunc_doc_signature_format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78 <text:s text:c="3"/>0.000 <text:s text:c="3"/>0.000 <text:s text:c="3"/>0.000 <text:s text:c="3"/>0.000 _internal.py:714(&lt;genexpr&gt;)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nternal.py:714(&lt;genexpr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otools.py:155(LineSplit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155(LineSplit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otools.py:251(NameValida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251(NameValida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otools.py:3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otools.py:445(Converter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445(Converter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otools.py:453(ConverterLock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453(ConverterLock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otools.py:461(ConversionWarn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461(ConversionWarn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iotools.py:474(StringConver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iotools.py:474(StringConver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methods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methods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polybase.py:19(ABCPolyBas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polybase.py:19(ABCPolyBa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polybase.py:8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polybase.py: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version.py:18(NumpyVers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version.py:18(NumpyVers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_version.py: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version.py: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57 <text:s text:c="3"/>0.001 <text:s text:c="3"/>0.000 <text:s text:c="3"/>0.001 <text:s text:c="3"/>0.000 _weakrefset.py:16(__init__)</text:p>
          </table:table-cell>
          <table:table-cell office:value-type="float" office:value="357" calcext:value-type="float">
            <text:p>3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weakrefset.py:1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57 <text:s text:c="3"/>0.001 <text:s text:c="3"/>0.000 <text:s text:c="3"/>0.001 <text:s text:c="3"/>0.000 _weakrefset.py:20(__enter__)</text:p>
          </table:table-cell>
          <table:table-cell office:value-type="float" office:value="357" calcext:value-type="float">
            <text:p>3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weakrefset.py:20(__ente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57 <text:s text:c="3"/>0.004 <text:s text:c="3"/>0.000 <text:s text:c="3"/>0.006 <text:s text:c="3"/>0.000 _weakrefset.py:26(__exit__)</text:p>
          </table:table-cell>
          <table:table-cell office:value-type="float" office:value="357" calcext:value-type="float">
            <text:p>357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weakrefset.py:26(__ex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75 <text:s text:c="3"/>0.000 <text:s text:c="3"/>0.000 <text:s text:c="3"/>0.000 <text:s text:c="3"/>0.000 _weakrefset.py:36(__init__)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weakrefset.py:3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_weakrefset.py:38(_remov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weakrefset.py:38(_remov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1 <text:s text:c="3"/>0.000 <text:s text:c="3"/>0.000 <text:s text:c="3"/>0.000 <text:s text:c="3"/>0.000 _weakrefset.py:52(_commit_removals)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weakrefset.py:52(_commit_removal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9 <text:s text:c="3"/>0.000 <text:s text:c="3"/>0.000 <text:s text:c="3"/>0.000 <text:s text:c="3"/>0.000 _weakrefset.py:58(__iter__)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weakrefset.py:58(__ite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0 <text:s text:c="3"/>0.000 _weakrefset.py:70(__contains__)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weakrefset.py:70(__contains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0 <text:s text:c="3"/>0.000 <text:s text:c="3"/>0.000 <text:s text:c="3"/>0.000 <text:s text:c="3"/>0.000 _weakrefset.py:81(add)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weakrefset.py:81(ad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2 <text:s text:c="3"/>0.000 <text:s text:c="3"/>0.000 <text:s text:c="3"/>0.001 <text:s text:c="3"/>0.000 abc.py:132(__new__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c.py:132(__new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2 <text:s text:c="3"/>0.000 <text:s text:c="3"/>0.000 <text:s text:c="3"/>0.000 <text:s text:c="3"/>0.000 abc.py:135(&lt;setcomp&gt;)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bc.py:135(&lt;se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abc.py:151(register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bc.py:151(regis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1/6 <text:s text:c="3"/>0.000 <text:s text:c="3"/>0.000 <text:s text:c="3"/>0.000 <text:s text:c="3"/>0.000 abc.py:194(__subclasscheck__)</text:p>
          </table:table-cell>
          <table:table-cell office:value-type="float" office:value="43262" calcext:value-type="float">
            <text:p>43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bc.py:194(__subclasscheck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60 <text:s text:c="3"/>0.000 <text:s text:c="3"/>0.000 <text:s text:c="3"/>0.000 <text:s text:c="3"/>0.000 abc.py:9(abstractmethod)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bc.py:9(abstractmetho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90 <text:s text:c="3"/>0.090 add_newdocs.py:10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add_newdocs.py:10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llocation.py:48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llocation.py:4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llocation.py:81(AllocatorMemory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llocation.py:81(AllocatorMemory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llocation.py:93(Alloca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llocation.py:93(Alloca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1010(_HelpA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010(_HelpA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1029(_VersionA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029(_VersionA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1055(_SubParsersA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055(_SubParsersA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1057(_ChoicesPseudoA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057(_ChoicesPseudoA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1151(FileTyp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151(FileTy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118(_AttributeHol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18(_AttributeHol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1205(Namespac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205(Namespac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1225(_ActionsContain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225(_ActionsContain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153(HelpFormat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53(HelpFormat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1532(_ArgumentGrou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532(_ArgumentGro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1566(_MutuallyExclusiveGrou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566(_MutuallyExclusiveGro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1586(ArgumentPars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1586(ArgumentPars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203(_Se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203(_Se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argparse.py:62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argparse.py:62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642(RawDescriptionHelpFormat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642(RawDescriptionHelpFormat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653(RawTextHelpFormat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653(RawTextHelpFormat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664(ArgumentDefaultsHelpFormat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664(ArgumentDefaultsHelpFormat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681(MetavarTypeHelpFormat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681(MetavarTypeHelpFormat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714(Argument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714(Argument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734(ArgumentType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734(ArgumentType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743(A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743(A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834(_StoreA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834(_StoreA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869(_StoreConstA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869(_StoreConstA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892(_StoreTrueA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892(_StoreTrueA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909(_StoreFalseA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909(_StoreFalseA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926(_AppendA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926(_AppendA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963(_AppendConstA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963(_AppendConstA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gparse.py:989(_CountA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parse.py:989(_CountA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pad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ad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print.py:368(_recursive_guar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368(_recursive_guar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print.py:378(decorating_fun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378(decorating_fun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arrayprint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arrayprint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print.py:602(FloatForma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602(FloatForm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print.py:711(IntegerForma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711(IntegerForm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print.py:731(LongFloatForma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731(LongFloatForm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print.py:761(LongComplexForma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761(LongComplexForm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print.py:772(ComplexForma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772(ComplexForm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print.py:789(DatetimeForma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789(DatetimeForm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print.py:810(TimedeltaForma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810(TimedeltaForm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print.py:837(SubArrayForma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837(SubArrayForm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print.py:847(StructureForma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print.py:847(StructureForm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setops.py:2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setops.py:2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terator.py:20(Arraytera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terator.py:20(Arraytera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rrayterator.py:9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rayterator.py: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st.py:221(NodeVisi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st.py:221(NodeVisi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st.py:258(NodeTransform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st.py:258(NodeTransform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ast.py:26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st.py:2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6 <text:s text:c="3"/>0.002 base.py:1(&lt;module&gt;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ase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100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100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base.py:108(get_gl_attributes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108(get_gl_attribut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base.py:115(&lt;listcomp&gt;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115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5 <text:s text:c="3"/>0.005 base.py:117(__init__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base.py:117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2"/>21.116 <text:s text:c="2"/>21.116 base.py:122(ru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.116" calcext:value-type="float">
            <text:p>21.116</text:p>
          </table:table-cell>
          <table:table-cell office:value-type="string" calcext:value-type="string">
            <text:p>base.py:122(ru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8 <text:s text:c="3"/>0.004 base.py:130(get_best_config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base.py:130(get_best_confi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146(is_comple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146(is_comple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3 <text:s text:c="3"/>0.003 <text:s text:c="2"/>21.116 <text:s text:c="2"/>21.116 base.py:148(_ru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21.116" calcext:value-type="float">
            <text:p>21.116</text:p>
          </table:table-cell>
          <table:table-cell office:value-type="string" calcext:value-type="string">
            <text:p>base.py:148(_ru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166(CanvasConfi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166(CanvasConfi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6 <text:s text:c="3"/>0.000 <text:s text:c="3"/>0.000 <text:s text:c="3"/>0.000 <text:s text:c="3"/>0.000 base.py:178(__init__)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178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205(ObjectSpac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05(ObjectSpac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206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0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21(PlatformEventLoo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1(PlatformEventLo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212(Con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12(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212(_legacy_setu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12(_legacy_set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base.py:246(&lt;lambda&gt;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46(&lt;lambda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8 <text:s text:c="3"/>0.000 <text:s text:c="2"/>21.083 <text:s text:c="3"/>0.061 base.py:249(idle)</text:p>
          </table:table-cell>
          <table:table-cell office:value-type="float" office:value="343" calcext:value-type="float">
            <text:p>343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21.083" calcext:value-type="float">
            <text:p>21.083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base.py:249(id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base.py:256(&lt;lambda&gt;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56(&lt;lambda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26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base.py:265(&lt;lambda&gt;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65(&lt;lambda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267(ScreenMod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67(ScreenM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27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7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base.py:270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70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base.py:283(attach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83(atta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4 <text:s text:c="3"/>0.001 <text:s text:c="3"/>0.000 <text:s text:c="3"/>0.002 <text:s text:c="3"/>0.000 base.py:288(_get_has_exit)</text:p>
          </table:table-cell>
          <table:table-cell office:value-type="float" office:value="344" calcext:value-type="float">
            <text:p>34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py:288(_get_has_ex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290(detach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90(deta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56 <text:s text:c="3"/>0.003 <text:s text:c="3"/>0.000 <text:s text:c="3"/>0.012 <text:s text:c="3"/>0.000 base.py:293(set_current)</text:p>
          </table:table-cell>
          <table:table-cell office:value-type="float" office:value="356" calcext:value-type="float">
            <text:p>35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py:293(set_curr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base.py:294(_set_has_exit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294(_set_has_ex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4 <text:s text:c="3"/>0.001 <text:s text:c="3"/>0.000 <text:s text:c="3"/>0.003 <text:s text:c="3"/>0.000 base.py:300(has_exit)</text:p>
          </table:table-cell>
          <table:table-cell office:value-type="float" office:value="344" calcext:value-type="float">
            <text:p>34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py:300(has_ex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313(has_exi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313(has_ex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314(Canva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314(Canva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317(exi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317(ex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base.py:322(__init__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32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2 <text:s text:c="3"/>0.001 base.py:326(destro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ase.py:326(destro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348(on_window_clos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348(on_window_clo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base.py:67(get_default_screen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67(get_default_scre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82(Scree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82(Scre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85(star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85(star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base.py:87(__in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87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9(Confi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9(Confi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9(Displ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9(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95(sto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95(st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.py:99(EventLoo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.py:99(EventLo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string.py:12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string.py:12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string.py:24(BaseBaseStr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string.py:24(BaseBaseStr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6 <text:s text:c="3"/>0.000 <text:s text:c="3"/>0.000 <text:s text:c="3"/>0.000 <text:s text:c="3"/>0.000 basestring.py:25(__instancecheck__)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string.py:25(__instancecheck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asestring.py:33(basestr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sestring.py:33(basestr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tm_matcher.py:17(BMNod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tm_matcher.py:17(BMN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tm_matcher.py:26(BottomMatch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tm_matcher.py:26(BottomMatch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tm_matcher.py:6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tm_matcher.py: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tm_utils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tm_utils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tm_utils.py:16(MinNod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tm_utils.py:16(MinN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bz2.py:31(BZ2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z2.py:31(BZ2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bz2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bz2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9 <text:s text:c="3"/>0.009 case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case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127(_BaseTestCaseCon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127(_BaseTestCase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0 <text:s text:c="3"/>0.000 <text:s text:c="3"/>0.000 <text:s text:c="3"/>0.000 <text:s text:c="3"/>0.000 case.py:1306(_deprecate)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1306(_deprec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1328(FunctionTestCas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1328(FunctionTestCa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136(_AssertRaisesBaseCon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136(_AssertRaisesBase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1386(_SubTes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1386(_SubTes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179(_AssertRaisesCon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179(_AssertRaises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216(_AssertWarnsCon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216(_AssertWarns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24(SkipTes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24(SkipTes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273(_CapturingHand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273(_Capturing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292(_AssertLogsCon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292(_AssertLogs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32(_ShouldSto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32(_ShouldSt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336(TestCas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336(TestCa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37(_UnexpectedSucces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37(_UnexpectedSucce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ase.py:43(_Outcom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se.py:43(_Outco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hebyshev.py:2036(Chebyshev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hebyshev.py:2036(Chebyshev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hebyshev.py:8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hebyshev.py:8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5 <text:s text:c="3"/>0.005 clock.py:140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clock.py:140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lock.py:172(_ClockBas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172(_ClockBa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lock.py:179(_ScheduledIte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179(_ScheduledIte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lock.py:188(_ScheduledIntervalIte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188(_ScheduledIntervalIte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lock.py:192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19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lock.py:207(Clock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207(Cloc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lock.py:236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23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3 <text:s text:c="3"/>0.000 <text:s text:c="3"/>0.004 <text:s text:c="3"/>0.000 clock.py:262(update_time)</text:p>
          </table:table-cell>
          <table:table-cell office:value-type="float" office:value="343" calcext:value-type="float">
            <text:p>34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ck.py:262(update_ti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5 <text:s text:c="3"/>0.000 <text:s text:c="2"/>11.067 <text:s text:c="3"/>0.032 clock.py:287(call_scheduled_functions)</text:p>
          </table:table-cell>
          <table:table-cell office:value-type="float" office:value="343" calcext:value-type="float">
            <text:p>343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1.067" calcext:value-type="float">
            <text:p>11.067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clock.py:287(call_scheduled_function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4 <text:s text:c="3"/>0.000 <text:s text:c="3"/>0.005 <text:s text:c="3"/>0.000 clock.py:441(get_sleep_time)</text:p>
          </table:table-cell>
          <table:table-cell office:value-type="float" office:value="343" calcext:value-type="float">
            <text:p>34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ck.py:441(get_sleep_ti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lock.py:487(set_fps_limi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487(set_fps_lim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lock.py:532(_get_nearest_t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532(_get_nearest_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9 <text:s text:c="3"/>0.000 <text:s text:c="3"/>0.000 <text:s text:c="3"/>0.000 <text:s text:c="3"/>0.000 clock.py:548(_get_soft_next_ts)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548(_get_soft_next_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9 <text:s text:c="3"/>0.000 <text:s text:c="3"/>0.000 <text:s text:c="3"/>0.000 <text:s text:c="3"/>0.000 clock.py:549(taken)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549(tak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lock.py:636(schedule_interva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636(schedule_interv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lock.py:740(get_defaul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740(get_defaul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lock.py:837(schedule_interva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837(schedule_interv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lock.py:906(ClockDispl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lock.py:906(Clock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codecs.py:259(__init__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decs.py:25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codecs.py:308(__init__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decs.py:308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0 <text:s text:c="3"/>0.000 codecs.py:318(decode)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decs.py:318(dec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codecs.py:330(getstate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decs.py:330(getst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mpat.py:38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mpat.py:3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275 <text:s text:c="3"/>0.006 <text:s text:c="3"/>0.000 <text:s text:c="3"/>0.013 <text:s text:c="3"/>0.000 compat.py:71(asbytes)</text:p>
          </table:table-cell>
          <table:table-cell office:value-type="float" office:value="1275" calcext:value-type="float">
            <text:p>127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t.py:71(asbyt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9406 <text:s text:c="3"/>0.005 <text:s text:c="3"/>0.000 <text:s text:c="3"/>0.007 <text:s text:c="3"/>0.000 compat.py:75(&lt;genexpr&gt;)</text:p>
          </table:table-cell>
          <table:table-cell office:value-type="float" office:value="29406" calcext:value-type="float">
            <text:p>2940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t.py:75(&lt;genexpr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956 <text:s text:c="3"/>0.001 <text:s text:c="3"/>0.000 <text:s text:c="3"/>0.001 <text:s text:c="3"/>0.000 compat.py:85(asstr)</text:p>
          </table:table-cell>
          <table:table-cell office:value-type="float" office:value="956" calcext:value-type="float">
            <text:p>95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t.py:85(asst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5 <text:s text:c="3"/>0.000 <text:s text:c="3"/>0.000 <text:s text:c="3"/>0.000 <text:s text:c="3"/>0.000 configparser.py:1015(&lt;dictcomp&gt;)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015(&lt;dic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1110(_join_multiline_valu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110(_join_multiline_valu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2 <text:s text:c="3"/>0.000 <text:s text:c="3"/>0.000 <text:s text:c="3"/>0.000 <text:s text:c="3"/>0.000 configparser.py:1128(_unify_values)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128(_unify_valu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configparser.py:1176(converters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176(converter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1181(ConfigPars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181(ConfigPars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1200(SafeConfigPars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200(SafeConfigPars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1213(SectionProx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213(SectionProx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configparser.py:1216(__in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21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6 <text:s text:c="3"/>0.000 <text:s text:c="3"/>0.000 <text:s text:c="3"/>0.000 <text:s text:c="3"/>0.000 configparser.py:1228(__getitem__)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228(__getitem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1283(ConverterMapp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283(ConverterMapp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1293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293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configparser.py:1335(__iter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335(__ite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configparser.py:139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configparser.py:13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166(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66(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179(NoSection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79(NoSection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188(DuplicateSection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188(DuplicateSection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214(DuplicateOption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14(DuplicateOption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241(NoOption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41(NoOption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252(Interpolation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52(Interpolation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262(InterpolationMissingOption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62(InterpolationMissingOption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274(InterpolationSyntax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74(InterpolationSyntax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282(InterpolationDepth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82(InterpolationDepth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295(Parsing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295(Parsing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338(MissingSectionHeader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338(MissingSectionHeader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358(Interpola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358(Interpol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7 <text:s text:c="3"/>0.000 <text:s text:c="3"/>0.000 <text:s text:c="3"/>0.000 <text:s text:c="3"/>0.000 configparser.py:367(before_read)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367(before_rea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374(BasicInterpola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374(BasicInterpol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6 <text:s text:c="3"/>0.000 <text:s text:c="3"/>0.000 <text:s text:c="3"/>0.000 <text:s text:c="3"/>0.000 configparser.py:391(before_get)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391(before_g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6 <text:s text:c="3"/>0.000 <text:s text:c="3"/>0.000 <text:s text:c="3"/>0.000 <text:s text:c="3"/>0.000 configparser.py:404(_interpolate_some)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404(_interpolate_so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446(ExtendedInterpola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446(ExtendedInterpol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520(LegacyInterpola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520(LegacyInterpol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configparser.py:558(RawConfigPars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configparser.py:558(RawConfigPars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599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59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5 <text:s text:c="3"/>0.000 <text:s text:c="3"/>0.000 <text:s text:c="3"/>0.000 <text:s text:c="3"/>0.000 configparser.py:662(has_section)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662(has_se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678(rea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678(rea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52/26 <text:s text:c="3"/>0.000 <text:s text:c="3"/>0.000 <text:s text:c="3"/>0.000 <text:s text:c="3"/>0.000 configparser.py:762(get)</text:p>
          </table:table-cell>
          <table:table-cell office:value-type="string" calcext:value-type="string">
            <text:p>52/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762(g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05 <text:s text:c="3"/>0.000 <text:s text:c="3"/>0.000 <text:s text:c="3"/>0.000 <text:s text:c="3"/>0.000 configparser.py:870(optionxform)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870(optionxfor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6 <text:s text:c="3"/>0.000 <text:s text:c="3"/>0.000 <text:s text:c="3"/>0.000 <text:s text:c="3"/>0.000 configparser.py:873(has_option)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873(has_o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6 <text:s text:c="3"/>0.000 <text:s text:c="3"/>0.000 <text:s text:c="3"/>0.000 <text:s text:c="3"/>0.000 configparser.py:954(__getitem__)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954(__getitem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nfigparser.py:988(_rea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igparser.py:988(_rea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contextlib.py:103(contextmanager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textlib.py:103(contextmanag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py.py:125(_copy_with_construc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.py:125(_copy_with_constru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7029/67 <text:s text:c="3"/>0.009 <text:s text:c="3"/>0.000 <text:s text:c="3"/>0.020 <text:s text:c="3"/>0.000 copy.py:137(deepcopy)</text:p>
          </table:table-cell>
          <table:table-cell office:value-type="string" calcext:value-type="string">
            <text:p>7029/67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137(deepcop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6560 <text:s text:c="3"/>0.001 <text:s text:c="3"/>0.000 <text:s text:c="3"/>0.001 <text:s text:c="3"/>0.000 copy.py:192(_deepcopy_atomic)</text:p>
          </table:table-cell>
          <table:table-cell office:value-type="float" office:value="6560" calcext:value-type="float">
            <text:p>656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192(_deepcopy_atomi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201 <text:s text:c="3"/>0.004 <text:s text:c="3"/>0.000 <text:s text:c="3"/>0.012 <text:s text:c="3"/>0.000 copy.py:214(_deepcopy_list)</text:p>
          </table:table-cell>
          <table:table-cell office:value-type="float" office:value="201" calcext:value-type="float">
            <text:p>2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214(_deepcopy_lis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34 <text:s text:c="3"/>0.001 <text:s text:c="3"/>0.000 <text:s text:c="3"/>0.001 <text:s text:c="3"/>0.000 copy.py:222(_deepcopy_tuple)</text:p>
          </table:table-cell>
          <table:table-cell office:value-type="float" office:value="134" calcext:value-type="float">
            <text:p>13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222(_deepcopy_tup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34 <text:s text:c="3"/>0.000 <text:s text:c="3"/>0.000 <text:s text:c="3"/>0.001 <text:s text:c="3"/>0.000 copy.py:223(&lt;listcomp&gt;)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223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67 <text:s text:c="3"/>0.001 <text:s text:c="3"/>0.000 <text:s text:c="3"/>0.017 <text:s text:c="3"/>0.000 copy.py:239(_deepcopy_dict)</text:p>
          </table:table-cell>
          <table:table-cell office:value-type="float" office:value="67" calcext:value-type="float">
            <text:p>6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239(_deepcopy_di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35 <text:s text:c="3"/>0.000 <text:s text:c="3"/>0.000 <text:s text:c="3"/>0.000 <text:s text:c="3"/>0.000 copy.py:253(_keep_alive)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.py:253(_keep_aliv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67 <text:s text:c="3"/>0.001 <text:s text:c="3"/>0.000 <text:s text:c="3"/>0.019 <text:s text:c="3"/>0.000 copy.py:269(_reconstruct)</text:p>
          </table:table-cell>
          <table:table-cell office:value-type="float" office:value="67" calcext:value-type="float">
            <text:p>6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.py:269(_reconstru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py.py:67(cop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.py:67(cop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pyreg.py:12(pick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reg.py:12(pick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pyreg.py:22(construc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reg.py:22(constru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67 <text:s text:c="3"/>0.000 <text:s text:c="3"/>0.000 <text:s text:c="3"/>0.000 <text:s text:c="3"/>0.000 copyreg.py:87(__newobj__)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reg.py:87(__newobj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pyreg.py:96(_slotnam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pyreg.py:96(_slotnam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1001(_MaskedBinaryOpera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001(_MaskedBinaryOper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8 <text:s text:c="3"/>0.000 <text:s text:c="3"/>0.000 <text:s text:c="3"/>0.000 <text:s text:c="3"/>0.000 core.py:1021(__init__)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02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1153(_DomainedBinaryOpera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153(_DomainedBinaryOper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core.py:1174(__init__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174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core.py:124(doc_note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24(doc_no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43 <text:s text:c="3"/>0.000 <text:s text:c="3"/>0.000 <text:s text:c="3"/>0.001 <text:s text:c="3"/>0.000 core.py:143(get_object_signature)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e.py:143(get_object_signatu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160(MA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60(MA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168(Mask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168(Mask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200(&lt;listcomp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00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202(&lt;listcomp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02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core.py:2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core.py:2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2400(_MaskedPrintO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400(_MaskedPrintO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2406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40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9 <text:s text:c="3"/>0.000 <text:s text:c="3"/>0.000 <text:s text:c="3"/>0.000 <text:s text:c="3"/>0.000 core.py:2569(_arraymethod)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569(_arraymetho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2617(MaskedItera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617(MaskedItera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2731(MaskedArr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2731(MaskedArr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6046(mvoi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046(mvoi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6248(MaskedConstan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248(MaskedConsta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6255(__new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255(__new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6258(__array_finalize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258(__array_finalize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6361(_extrema_opera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361(_extrema_oper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core.py:6370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370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6482(_frommetho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6482(_frommetho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6 <text:s text:c="3"/>0.000 <text:s text:c="3"/>0.000 <text:s text:c="3"/>0.001 <text:s text:c="3"/>0.000 core.py:6493(__init__)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e.py:6493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6 <text:s text:c="3"/>0.000 <text:s text:c="3"/>0.000 <text:s text:c="3"/>0.001 <text:s text:c="3"/>0.000 core.py:6498(getdoc)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e.py:6498(getdo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7960(_convert2ma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7960(_convert2m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8 <text:s text:c="3"/>0.000 <text:s text:c="3"/>0.000 <text:s text:c="3"/>0.000 <text:s text:c="3"/>0.000 core.py:7973(__init__)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7973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8 <text:s text:c="3"/>0.000 <text:s text:c="3"/>0.000 <text:s text:c="3"/>0.000 <text:s text:c="3"/>0.000 core.py:7978(getdoc)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7978(getdo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826(_DomainCheckInterva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26(_DomainCheckInterv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core.py:835(__in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35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851(_DomainTa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51(_DomainTa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859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5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869(_DomainSafeDivid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69(_DomainSafeDivi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core.py:875(__init__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75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890(_DomainGrea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90(_DomainGrea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core.py:896(__in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89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906(_DomainGreaterEqua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906(_DomainGreaterEqu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core.py:912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91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922(_MaskedUnaryOpera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922(_MaskedUnaryOper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ore.py:93(MaskedArrayFutureWarn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93(MaskedArrayFutureWarn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7 <text:s text:c="3"/>0.000 <text:s text:c="3"/>0.000 <text:s text:c="3"/>0.000 <text:s text:c="3"/>0.000 core.py:940(__init__)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re.py:940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typeslib.py:177(_ndpt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typeslib.py:177(_ndpt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2 <text:s text:c="3"/>0.000 <text:s text:c="3"/>0.000 <text:s text:c="3"/>0.000 <text:s text:c="3"/>0.000 ctypeslib.py:330(prep_simple)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typeslib.py:330(prep_simp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typeslib.py:5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typeslib.py:5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cursorfont.py:36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ursorfont.py:3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atetime.py:1005(tim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1005(ti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datetime.py:1030(__new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1030(__new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atetime.py:1311(datetim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1311(dateti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datetime.py:1319(__new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1319(__new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atetime.py:1815(timezon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1815(timezon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datetime.py:1838(_create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1838(_cre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5 <text:s text:c="3"/>0.000 <text:s text:c="3"/>0.000 <text:s text:c="3"/>0.000 <text:s text:c="3"/>0.000 datetime.py:247(_check_int_field)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247(_check_int_fiel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datetime.py:264(_check_date_fields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264(_check_date_field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datetime.py:277(_check_time_fields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277(_check_time_field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datetime.py:292(_check_tzinfo_arg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292(_check_tzinfo_ar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atetime.py:319(timedelta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319(timedelt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9 <text:s text:c="3"/>0.000 <text:s text:c="3"/>0.000 <text:s text:c="3"/>0.000 <text:s text:c="3"/>0.000 datetime.py:338(__new__)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338(__new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datetime.py:40(_days_before_year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40(_days_before_yea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datetime.py:45(_days_in_month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45(_days_in_mont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datetime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datetime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atetime.py:513(__neg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513(__neg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atetime.py:641(da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641(d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datetime.py:671(__new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671(__new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atetime.py:935(tz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tetime.py:935(tz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12 <text:s text:c="3"/>0.012 decorators.py:1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decorators.py:1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efchararray.py:1669(chararr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fchararray.py:1669(chararr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efchararray.py:1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fchararray.py:1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defmatrix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defmatrix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efmatrix.py:174(matrix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fmatrix.py:174(matrix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ifflib.py:1703(HtmlDiff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fflib.py:1703(HtmlDif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difflib.py:27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difflib.py:2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ifflib.py:43(SequenceMatch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fflib.py:43(SequenceMatch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ifflib.py:751(Diff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fflib.py:751(Diff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dis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dis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is.py:166(Instru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s.py:166(Instru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is.py:405(Bytecod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s.py:405(Bytec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36 <text:s text:c="3"/>0.018 driver.py:109(load_gramma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driver.py:109(load_gramma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8 <text:s text:c="3"/>0.008 driver.py:12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driver.py:12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driver.py:137(_newer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river.py:137(_new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driver.py:29(Driv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river.py:29(Driv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insumfunc.py:4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insumfunc.py: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num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enum.py:121(&lt;setcomp&gt;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121(&lt;se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5 <text:s text:c="3"/>0.000 <text:s text:c="3"/>0.000 <text:s text:c="3"/>0.000 <text:s text:c="3"/>0.000 enum.py:140(&lt;genexpr&gt;)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140(&lt;genexpr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73 <text:s text:c="3"/>0.000 <text:s text:c="3"/>0.000 <text:s text:c="3"/>0.000 <text:s text:c="3"/>0.000 enum.py:16(_is_dunder)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16(_is_dun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1 <text:s text:c="3"/>0.000 enum.py:215(__call__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um.py:215(__call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68 <text:s text:c="3"/>0.000 <text:s text:c="3"/>0.000 <text:s text:c="3"/>0.000 <text:s text:c="3"/>0.000 enum.py:24(_is_sunder)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24(_is_sun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enum.py:260(__getattr__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260(__getatt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enum.py:285(__members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285(__members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83 <text:s text:c="3"/>0.000 <text:s text:c="3"/>0.000 <text:s text:c="3"/>0.000 <text:s text:c="3"/>0.000 enum.py:301(__setattr__)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301(__setatt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1 <text:s text:c="3"/>0.000 enum.py:314(_create_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um.py:314(_create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enum.py:361(_get_mixins_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361(_get_mixins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num.py:40(_EnumDi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40(_EnumDi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enum.py:406(_find_new_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406(_find_new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num.py:453(Enu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453(Enu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enum.py:47(__init__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47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68 <text:s text:c="3"/>0.000 <text:s text:c="3"/>0.000 <text:s text:c="3"/>0.000 <text:s text:c="3"/>0.000 enum.py:51(__setitem__)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51(__setitem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2 <text:s text:c="3"/>0.001 enum.py:532(_conver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num.py:532(_conver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enum.py:547(&lt;dictcomp&gt;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547(&lt;dic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num.py:556(IntEnu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556(IntEnu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48 <text:s text:c="3"/>0.000 <text:s text:c="3"/>0.000 <text:s text:c="3"/>0.000 <text:s text:c="3"/>0.000 enum.py:8(_is_descriptor)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8(_is_descrip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num.py:82(EnumMeta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82(EnumMet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enum.py:84(__prepare__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84(__prepare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1 <text:s text:c="3"/>0.000 <text:s text:c="3"/>0.001 <text:s text:c="3"/>0.000 enum.py:88(__new__)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um.py:88(__new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enum.py:99(&lt;dictcomp&gt;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99(&lt;dic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vent.py:13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13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vent.py:149(Event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149(Event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vent.py:154(EventDispatch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154(EventDispatch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6 <text:s text:c="3"/>0.000 <text:s text:c="3"/>0.000 <text:s text:c="3"/>0.000 <text:s text:c="3"/>0.000 event.py:162(register_event_type)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162(register_event_ty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event.py:232(set_handler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232(set_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496/494 <text:s text:c="3"/>0.003 <text:s text:c="3"/>0.000 <text:s text:c="3"/>9.928 <text:s text:c="3"/>0.020 event.py:320(dispatch_event)</text:p>
          </table:table-cell>
          <table:table-cell office:value-type="string" calcext:value-type="string">
            <text:p>496/49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9.928" calcext:value-type="float">
            <text:p>9.92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event.py:320(dispatch_ev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vent.py:38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3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event.py:425(event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425(ev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vent.py:51(WindowExitHand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51(WindowExit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vent.py:74(WindowEventLogg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ent.py:74(WindowEventLogg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extras.py:10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extras.py:10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xtras.py:1453(MAxisConcatena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1453(MAxisConcatena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xtras.py:1478(mr_clas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1478(mr_cla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xtras.py:1494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1494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xtras.py:218(_fromnxfun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218(_fromnxfun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9 <text:s text:c="3"/>0.000 <text:s text:c="3"/>0.000 <text:s text:c="3"/>0.000 <text:s text:c="3"/>0.000 extras.py:238(__init__)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238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9 <text:s text:c="3"/>0.000 <text:s text:c="3"/>0.000 <text:s text:c="3"/>0.000 <text:s text:c="3"/>0.000 extras.py:242(getdoc)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242(getdo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xtras.py:273(_fromnxfunction_sing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273(_fromnxfunction_sing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xtras.py:291(_fromnxfunction_seq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291(_fromnxfunction_seq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xtras.py:304(_fromnxfunction_arg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304(_fromnxfunction_arg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extras.py:329(_fromnxfunction_allarg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tras.py:329(_fromnxfunction_allarg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fftpack.py:32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fftpack.py:32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financial.py:10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nancial.py:10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37 <text:s text:c="3"/>0.037 fixer_util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string" calcext:value-type="string">
            <text:p>fixer_util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fixer_util.py:21(LPare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xer_util.py:21(LPar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fixer_util.py:24(RPare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xer_util.py:24(RPar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fnmatch.py:1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nmatch.py:1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format.py:149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ormat.py:14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fromnumeric.py:3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omnumeric.py: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1 <text:s text:c="3"/>0.000 function_base.py:1(&lt;module&gt;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_base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function_base.py:2527(vectoriz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unction_base.py:2527(vectoriz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275 <text:s text:c="3"/>0.001 <text:s text:c="3"/>0.000 <text:s text:c="3"/>0.002 <text:s text:c="3"/>0.000 function_base.py:4519(add_newdoc)</text:p>
          </table:table-cell>
          <table:table-cell office:value-type="float" office:value="275" calcext:value-type="float">
            <text:p>27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_base.py:4519(add_newdo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functools.py:391(lru_cach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unctools.py:391(lru_cach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functools.py:422(decorating_function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unctools.py:422(decorating_fun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2 <text:s text:c="3"/>0.000 <text:s text:c="3"/>0.000 <text:s text:c="3"/>0.000 <text:s text:c="3"/>0.000 functools.py:43(update_wrapper)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unctools.py:43(update_wrapp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0 <text:s text:c="3"/>0.000 <text:s text:c="3"/>0.000 <text:s text:c="3"/>0.000 <text:s text:c="3"/>0.000 functools.py:73(wraps)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unctools.py:73(wrap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genericpath.py:111(_splitext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111(_spli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genericpath.py:16(exists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16(exis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0 <text:s text:c="3"/>0.000 <text:s text:c="3"/>0.000 <text:s text:c="3"/>0.000 <text:s text:c="3"/>0.000 getlimits.py:26(_fr1)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26(_fr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getlimits.py:3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getlimits.py: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etlimits.py:305(f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305(f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etlimits.py:455(i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455(i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getlimits.py:507(__init__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507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getlimits.py:532(max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532(max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etlimits.py:62(MachArLik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62(MachArLik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getlimits.py:65(__init__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65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6 <text:s text:c="3"/>0.000 <text:s text:c="3"/>0.000 <text:s text:c="3"/>0.000 <text:s text:c="3"/>0.000 getlimits.py:69(&lt;lambda&gt;)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69(&lt;lambda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0 <text:s text:c="3"/>0.000 <text:s text:c="3"/>0.000 <text:s text:c="3"/>0.000 <text:s text:c="3"/>0.000 getlimits.py:70(&lt;lambda&gt;)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tlimits.py:70(&lt;lambda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1 <text:s text:c="3"/>0.001 <text:s text:c="3"/>0.006 <text:s text:c="3"/>0.006 gl.py:38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gl.py:3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928 <text:s text:c="3"/>0.002 <text:s text:c="3"/>0.000 <text:s text:c="3"/>0.006 <text:s text:c="3"/>0.000 gl_info.py:102(&lt;genexpr&gt;)</text:p>
          </table:table-cell>
          <table:table-cell office:value-type="float" office:value="928" calcext:value-type="float">
            <text:p>92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_info.py:102(&lt;genexpr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_info.py:111(remove_active_con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_info.py:111(remove_active_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gl_info.py:150(have_version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_info.py:150(have_vers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gl_info.py:170(&lt;listcomp&gt;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_info.py:170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0 <text:s text:c="3"/>0.000 <text:s text:c="3"/>0.000 <text:s text:c="3"/>0.000 <text:s text:c="3"/>0.000 gl_info.py:175(get_renderer)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_info.py:175(get_render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_info.py:56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_info.py:5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_info.py:69(GL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_info.py:69(GL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58 <text:s text:c="3"/>0.001 <text:s text:c="3"/>0.000 <text:s text:c="3"/>0.008 <text:s text:c="3"/>0.000 gl_info.py:87(set_active_context)</text:p>
          </table:table-cell>
          <table:table-cell office:value-type="float" office:value="358" calcext:value-type="float">
            <text:p>35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_info.py:87(set_active_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4 <text:s text:c="3"/>0.004 <text:s text:c="3"/>0.054 <text:s text:c="3"/>0.054 glext_arb.py:38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string" calcext:value-type="string">
            <text:p>glext_arb.py:3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ext_arb.py:3939(struct___GLsyn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3939(struct___GLsyn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ext_arb.py:3946(struct___GLsyn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3946(struct___GLsyn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ext_arb.py:7093(struct__cl_con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7093(struct__cl_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ext_arb.py:7100(struct__cl_even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7100(struct__cl_ev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ext_arb.py:7110(struct__cl_con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7110(struct__cl_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ext_arb.py:7117(struct__cl_even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7117(struct__cl_ev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ext_arb.py:7124(struct__cl_con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7124(struct__cl_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ext_arb.py:7131(struct__cl_even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ext_arb.py:7131(struct__cl_ev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u.py:207(struct_GLUnurb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.py:207(struct_GLUnurb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u.py:214(struct_GLUnurb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.py:214(struct_GLUnurb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u.py:222(struct_GLUquadri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.py:222(struct_GLUquadri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u.py:229(struct_GLUquadri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.py:229(struct_GLUquadri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u.py:237(struct_GLUtessela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.py:237(struct_GLUtessela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u.py:244(struct_GLUtessela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.py:244(struct_GLUtessela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glu.py:38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glu.py:3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u_info.py:5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_info.py:5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u_info.py:69(GLU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_info.py:69(GLU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56 <text:s text:c="3"/>0.000 <text:s text:c="3"/>0.000 <text:s text:c="3"/>0.000 <text:s text:c="3"/>0.000 glu_info.py:85(set_active_context)</text:p>
          </table:table-cell>
          <table:table-cell office:value-type="float" office:value="356" calcext:value-type="float">
            <text:p>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u_info.py:85(set_active_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.py:146(struct___GLXcontextR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.py:146(struct___GLXcontextR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.py:153(struct___GLXcontextR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.py:153(struct___GLXcontextR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.py:164(struct___GLXFBConfigR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.py:164(struct___GLXFBConfigR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.py:171(struct___GLXFBConfigR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.py:171(struct___GLXFBConfigR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17 <text:s text:c="3"/>0.017 glx.py:37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string" calcext:value-type="string">
            <text:p>glx.py:3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.py:493(struct_anon_11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.py:493(struct_anon_11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.py:526(struct___GLXEven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.py:526(struct___GLXEv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0 <text:s text:c="3"/>0.000 <text:s text:c="3"/>0.000 <text:s text:c="3"/>0.000 <text:s text:c="3"/>0.000 glx_info.py:117(get_client_version)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117(get_client_vers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8 <text:s text:c="3"/>0.000 <text:s text:c="3"/>0.000 <text:s text:c="3"/>0.000 <text:s text:c="3"/>0.000 glx_info.py:125(get_extensions)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125(get_extension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8 <text:s text:c="3"/>0.000 <text:s text:c="3"/>0.000 <text:s text:c="3"/>0.001 <text:s text:c="3"/>0.000 glx_info.py:129(have_extension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x_info.py:129(have_extens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_info.py:52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52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_info.py:63(GLXInfo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63(GLXInfo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_info.py:66(GLX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66(GLX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glx_info.py:67(__in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67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_info.py:74(set_displ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74(set_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46 <text:s text:c="3"/>0.000 <text:s text:c="3"/>0.000 <text:s text:c="3"/>0.000 <text:s text:c="3"/>0.000 glx_info.py:77(check_display)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77(check_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0 <text:s text:c="3"/>0.000 <text:s text:c="3"/>0.000 <text:s text:c="3"/>0.005 <text:s text:c="3"/>0.001 glx_info.py:81(have_version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glx_info.py:81(have_vers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0 <text:s text:c="3"/>0.000 <text:s text:c="3"/>0.000 <text:s text:c="3"/>0.000 <text:s text:c="3"/>0.000 glx_info.py:89(&lt;listcomp&gt;)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89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0 <text:s text:c="3"/>0.000 <text:s text:c="3"/>0.000 <text:s text:c="3"/>0.000 <text:s text:c="3"/>0.000 glx_info.py:90(&lt;listcomp&gt;)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_info.py:90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0 <text:s text:c="3"/>0.005 <text:s text:c="3"/>0.000 <text:s text:c="3"/>0.005 <text:s text:c="3"/>0.000 glx_info.py:98(get_server_version)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x_info.py:98(get_server_vers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ext_arb.py:296(struct___GLXFBConfigR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296(struct___GLXFBConfigR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ext_arb.py:303(struct___GLXFBConfigR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303(struct___GLXFBConfigR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ext_arb.py:313(struct_anon_106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313(struct_anon_1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4 <text:s text:c="3"/>0.004 glxext_arb.py:38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string" calcext:value-type="string">
            <text:p>glxext_arb.py:3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ext_arb.py:590(struct_anon_107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590(struct_anon_10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ext_arb.py:601(struct_anon_108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601(struct_anon_10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ext_arb.py:616(struct_anon_109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616(struct_anon_10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ext_arb.py:641(struct_anon_11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arb.py:641(struct_anon_1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lxext_mesa.py:36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lxext_mesa.py:3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7 <text:s text:c="3"/>0.007 grammar.py:13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grammar.py:1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rammar.py:22(Gramma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rammar.py:22(Gramma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grammar.py:76(__in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rammar.py:7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grammar.py:98(cop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rammar.py:98(cop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2 <text:s text:c="3"/>0.002 hashlib.py:53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hashlib.py:5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hashlib.py:98(__get_openssl_constructor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ashlib.py:98(__get_openssl_constru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helper.py:230(_FFTCach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lper.py:230(_FFTCach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helper.py:251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lper.py:25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helper.py:4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lper.py: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hermite.py:1810(Hermi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rmite.py:1810(Herm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hermite.py:59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rmite.py:5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hermite_e.py:1807(Hermite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rmite_e.py:1807(Hermite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hermite_e.py:59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ermite_e.py:5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mp.py:114(NullImpor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p.py:114(NullImpor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mp.py:133(_HackedGetData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p.py:133(_HackedGetDat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mp.py:161(_LoadSourceCompatibilit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p.py:161(_LoadSourceCompatibilit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mp.py:180(_LoadCompiledCompatibilit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p.py:180(_LoadCompiledCompatibilit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mp.py: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p.py: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5 <text:s text:c="3"/>0.005 index_tricks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index_tricks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index_tricks.py:159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15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dex_tricks.py:231(AxisConcatena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231(AxisConcatena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index_tricks.py:241(__in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24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dex_tricks.py:356(RClas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356(RCla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dex_tricks.py:451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45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dex_tricks.py:456(CClas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456(CCla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dex_tricks.py:481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48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dex_tricks.py:486(ndenumera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486(ndenumer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dex_tricks.py:536(ndindex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536(ndindex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dex_tricks.py:614(IndexExpress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614(IndexExpress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index_tricks.py:658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658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dex_tricks.py:98(nd_gri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ex_tricks.py:98(nd_gri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fo.py:156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fo.py:15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fo.py:184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fo.py:18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fo.py:34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fo.py:3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fo.py:83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fo.py:8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fo.py:86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fo.py:8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inspect.py:158(isfunction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158(isfun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spect.py:2341(_voi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341(_voi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spect.py:2345(_empt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345(_empt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spect.py:2349(_ParameterKin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349(_ParameterKi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spect.py:2367(Parame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367(Parame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spect.py:2504(BoundArgument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504(BoundArgumen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inspect.py:259(isbuiltin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59(isbuilti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spect.py:2634(Signatur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634(Signatu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inspect.py:268(isroutine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268(isroutin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6 <text:s text:c="3"/>0.006 inspect.py:27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inspect.py:2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spect.py:854(EndOfBlock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854(EndOfBloc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spect.py:856(BlockFin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pect.py:856(BlockFin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instruments.py:4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struments.py: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key.py:6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ey.py:6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key.py:70(KeyStateHand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ey.py:70(KeyState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aguerre.py:1760(Laguerr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guerre.py:1760(Laguer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aguerre.py:59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guerre.py:5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egendre.py:1790(Legendr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egendre.py:1790(Legend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egendre.py:83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egendre.py:8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ib.py:105(LibraryLoa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105(LibraryLoa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34 <text:s text:c="3"/>0.005 lib.py:106(load_library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lib.py:106(load_librar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971 <text:s text:c="3"/>0.001 <text:s text:c="3"/>0.000 <text:s text:c="3"/>0.001 <text:s text:c="3"/>0.000 lib.py:124(decorate_function)</text:p>
          </table:table-cell>
          <table:table-cell office:value-type="float" office:value="1971" calcext:value-type="float">
            <text:p>197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.py:124(decorate_fun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ib.py:170(MachOLibraryLoa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170(MachOLibraryLoa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ib.py:288(LinuxLibraryLoa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288(LinuxLibraryLoa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2 <text:s text:c="3"/>0.000 lib.py:292(_find_libs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.py:292(_find_lib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31 <text:s text:c="3"/>0.004 lib.py:336(find_library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ib.py:336(find_librar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75 <text:s text:c="3"/>0.075 lib.py:36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lib.py:3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63 <text:s text:c="3"/>0.063 lib.py:37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string" calcext:value-type="string">
            <text:p>lib.py:3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ib.py:52(MissingFunction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52(MissingFunction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649 <text:s text:c="3"/>0.000 <text:s text:c="3"/>0.000 <text:s text:c="3"/>0.000 <text:s text:c="3"/>0.000 lib.py:61(missing_function)</text:p>
          </table:table-cell>
          <table:table-cell office:value-type="float" office:value="649" calcext:value-type="float">
            <text:p>6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61(missing_fun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ib.py:66(_TraceFunc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66(_TraceFun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ib.py:76(c_voi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76(c_voi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ib.py:82(GL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82(GL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ib.py:82(_TraceLibrar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.py:82(_TraceLibrar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968904 <text:s text:c="3"/>1.272 <text:s text:c="3"/>0.000 <text:s text:c="3"/>2.001 <text:s text:c="3"/>0.000 lib.py:85(errcheck)</text:p>
          </table:table-cell>
          <table:table-cell office:value-type="float" office:value="968904" calcext:value-type="float">
            <text:p>968904</text:p>
          </table:table-cell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  <table:table-cell office:value-type="float" office:value="2.001" calcext:value-type="float">
            <text:p>2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.py:85(errchec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75 <text:s text:c="3"/>0.075 lib_glx.py:36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lib_glx.py:3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2561 <text:s text:c="3"/>0.026 <text:s text:c="3"/>0.000 <text:s text:c="3"/>0.065 <text:s text:c="3"/>0.000 lib_glx.py:63(link_GL)</text:p>
          </table:table-cell>
          <table:table-cell office:value-type="float" office:value="2561" calcext:value-type="float">
            <text:p>2561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_glx.py:63(link_G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9 <text:s text:c="3"/>0.000 <text:s text:c="3"/>0.000 <text:s text:c="3"/>0.000 <text:s text:c="3"/>0.000 lib_glx.py:85(link_GLU)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b_glx.py:85(link_GLU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linalg.py:10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linalg.py:10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713416 <text:s text:c="3"/>0.189 <text:s text:c="3"/>0.000 <text:s text:c="3"/>0.263 <text:s text:c="3"/>0.000 linalg.py:111(isComplexType)</text:p>
          </table:table-cell>
          <table:table-cell office:value-type="float" office:value="713416" calcext:value-type="float">
            <text:p>713416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alg.py:111(isComplexTy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713416 <text:s text:c="3"/>2.955 <text:s text:c="3"/>0.000 <text:s text:c="3"/>5.343 <text:s text:c="3"/>0.000 linalg.py:2014(norm)</text:p>
          </table:table-cell>
          <table:table-cell office:value-type="float" office:value="713416" calcext:value-type="float">
            <text:p>713416</text:p>
          </table:table-cell>
          <table:table-cell office:value-type="float" office:value="2.955" calcext:value-type="float">
            <text:p>2.955</text:p>
          </table:table-cell>
          <table:table-cell office:value-type="float" office:value="0" calcext:value-type="float">
            <text:p>0</text:p>
          </table:table-cell>
          <table:table-cell office:value-type="float" office:value="5.343" calcext:value-type="float">
            <text:p>5.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alg.py:2014(nor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inalg.py:43(LinAlg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nalg.py:43(LinAlg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inalg.py:76(_determine_error_stat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nalg.py:76(_determine_error_stat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linecache.py:6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linecache.py: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iterals.py:4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terals.py: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loader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loader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oader.py:23(_FailedTes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er.py:23(_FailedTes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oader.py:66(TestLoa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er.py:66(TestLoa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oader.py:76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er.py:7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lzma.py:37(LZMA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zma.py:37(LZMA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lzma.py:9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lzma.py: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achar.py:17(MachA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char.py:17(MachA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achar.py: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char.py: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5 <text:s text:c="3"/>0.005 main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main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ain.py:48(TestProgra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in.py:48(TestProgra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emmap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emmap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emmap.py:20(memma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emmap.py:20(memma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idi_in_stream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di_in_stream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idi_in_stream.py:10(InStrea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di_in_stream.py:10(InStrea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idi_in_stream.py:47(DummyInStrea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di_in_stream.py:47(DummyInStrea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idiconstants.py:2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diconstants.py:2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idiutil.py:10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diutil.py:10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isc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sc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ixins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9 <text:s text:c="3"/>0.000 <text:s text:c="3"/>0.000 <text:s text:c="3"/>0.000 <text:s text:c="3"/>0.000 mixins.py:20(_binary_method)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20(_binary_metho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3 <text:s text:c="3"/>0.000 <text:s text:c="3"/>0.000 <text:s text:c="3"/>0.000 <text:s text:c="3"/>0.000 mixins.py:30(_reflected_binary_method)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30(_reflected_binary_metho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2 <text:s text:c="3"/>0.000 <text:s text:c="3"/>0.000 <text:s text:c="3"/>0.000 <text:s text:c="3"/>0.000 mixins.py:40(_inplace_binary_method)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40(_inplace_binary_metho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2 <text:s text:c="3"/>0.000 <text:s text:c="3"/>0.000 <text:s text:c="3"/>0.000 <text:s text:c="3"/>0.000 mixins.py:48(_numeric_methods)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48(_numeric_method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mixins.py:55(_unary_method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55(_unary_metho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ixins.py:63(NDArrayOperatorsMixi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xins.py:63(NDArrayOperatorsMixi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mouse.py:36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ouse.py:3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anfunctions.py:2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functions.py:2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noniterators.py:18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noniterators.py:1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osetester.py:110(NoseTes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setester.py:110(NoseTes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9 <text:s text:c="3"/>0.000 <text:s text:c="3"/>0.000 <text:s text:c="3"/>0.000 <text:s text:c="3"/>0.000 nosetester.py:152(__init__)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setester.py:15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9 <text:s text:c="3"/>0.000 <text:s text:c="3"/>0.000 <text:s text:c="3"/>0.000 <text:s text:c="3"/>0.000 nosetester.py:518(_numpy_tester)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setester.py:518(_numpy_tes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osetester.py:6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setester.py: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2 <text:s text:c="3"/>0.002 npyio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npyio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pyio.py:104(Npz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pyio.py:104(Npz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pyio.py:40(BagObj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pyio.py:40(BagObj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ntpath.py:6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ntpath.py: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bers.py:12(Numb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bers.py:12(Numb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bers.py:147(Rea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bers.py:147(Re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bers.py:267(Rationa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bers.py:267(Ration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bers.py:294(Integra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bers.py:294(Integr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bers.py:32(Complex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bers.py:32(Complex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numbers.py:6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numbers.py: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5 <text:s text:c="3"/>0.005 numeric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numeric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2/6 <text:s text:c="3"/>0.000 <text:s text:c="3"/>0.000 <text:s text:c="3"/>0.000 <text:s text:c="3"/>0.000 numeric.py:1343(roll)</text:p>
          </table:table-cell>
          <table:table-cell office:value-type="float" office:value="43263" calcext:value-type="float">
            <text:p>432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1343(rol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numeric.py:1412(&lt;dictcomp&gt;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1412(&lt;dic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numeric.py:1489(normalize_axis_tuple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1489(normalize_axis_tup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2 <text:s text:c="3"/>0.000 <text:s text:c="3"/>0.000 <text:s text:c="3"/>0.000 <text:s text:c="3"/>0.000 numeric.py:1536(&lt;genexpr&gt;)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1536(&lt;genexpr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numeric.py:1942(set_string_function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1942(set_string_fun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numeric.py:2667(seterr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2667(seter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numeric.py:2767(geterr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2767(geter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.py:2992(_unspecifie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2992(_unspecifi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.py:2997(errsta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2997(errst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numeric.py:3060(__in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3060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numeric.py:3064(__enter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3064(__ente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numeric.py:3069(__ex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3069(__ex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.py:3075(_setdef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3075(_setde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numeric.py:367(extend_all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367(extend_al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.py:374(&lt;listcomp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374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713416 <text:s text:c="3"/>0.494 <text:s text:c="3"/>0.000 <text:s text:c="3"/>0.663 <text:s text:c="3"/>0.000 numeric.py:463(asarray)</text:p>
          </table:table-cell>
          <table:table-cell office:value-type="float" office:value="713416" calcext:value-type="float">
            <text:p>713416</text:p>
          </table:table-cell>
          <table:table-cell office:value-type="float" office:value="0.494" calcext:value-type="float">
            <text:p>0.494</text:p>
          </table:table-cell>
          <table:table-cell office:value-type="float" office:value="0" calcext:value-type="float">
            <text:p>0</text:p>
          </table:table-cell>
          <table:table-cell office:value-type="float" office:value="0.663" calcext:value-type="float">
            <text:p>0.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ic.py:463(asarr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2 <text:s text:c="3"/>0.000 <text:s text:c="3"/>0.000 <text:s text:c="3"/>0.000 <text:s text:c="3"/>0.000 numeric.py:534(asanyarray)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534(asanyarr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.py:76(ComplexWarn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.py:76(ComplexWarn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types.py:120(&lt;listcomp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120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72 <text:s text:c="3"/>0.000 <text:s text:c="3"/>0.000 <text:s text:c="3"/>0.000 <text:s text:c="3"/>0.000 numerictypes.py:127(english_lower)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127(english_low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40 <text:s text:c="3"/>0.000 <text:s text:c="3"/>0.000 <text:s text:c="3"/>0.000 <text:s text:c="3"/>0.000 numerictypes.py:154(english_upper)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154(english_upp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0 <text:s text:c="3"/>0.000 numerictypes.py:181(english_capitalize)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181(english_capitaliz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3 <text:s text:c="3"/>0.000 <text:s text:c="3"/>0.000 <text:s text:c="3"/>0.000 <text:s text:c="3"/>0.000 numerictypes.py:216(_evalname)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216(_evalna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6 <text:s text:c="3"/>0.000 <text:s text:c="3"/>0.000 <text:s text:c="3"/>0.000 <text:s text:c="3"/>0.000 numerictypes.py:229(bitname)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229(bitna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types.py:285(_add_typ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285(_add_typ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types.py:301(_add_alias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301(_add_alias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types.py:338(_add_integer_alias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338(_add_integer_alias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types.py:379(_set_up_alias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379(_set_up_alias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types.py:428(_construct_char_code_looku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428(_construct_char_code_look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0 <text:s text:c="3"/>0.000 <text:s text:c="3"/>0.000 <text:s text:c="3"/>0.000 <text:s text:c="3"/>0.000 numerictypes.py:443(_add_array_type)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443(_add_array_ty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types.py:451(_set_array_typ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451(_set_array_typ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types.py:765(_typedi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765(_typedi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types.py:781(_construct_lookup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781(_construct_lookup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2 <text:s text:c="3"/>0.002 numerictypes.py:82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numerictypes.py:82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numerictypes.py:957(_register_typ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merictypes.py:957(_register_typ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olddict.py:1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lddict.py:1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olddict.py:28(BaseOldDi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lddict.py:28(BaseOldDi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olddict.py:33(olddi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lddict.py:33(olddi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oldstr.py:14(BaseOldSt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ldstr.py:14(BaseOldSt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oldstr.py:3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ldstr.py: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oldstr.py:37(oldst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ldstr.py:37(oldst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14 <text:s text:c="3"/>0.000 <text:s text:c="3"/>0.000 <text:s text:c="3"/>0.000 <text:s text:c="3"/>0.000 opcode.py:41(def_op)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pcode.py:41(def_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1 <text:s text:c="3"/>0.000 <text:s text:c="3"/>0.000 <text:s text:c="3"/>0.000 <text:s text:c="3"/>0.000 opcode.py:45(name_op)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pcode.py:45(name_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opcode.py:49(jrel_op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pcode.py:49(jrel_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opcode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pcode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opcode.py:53(jabs_op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pcode.py:53(jabs_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6 <text:s text:c="3"/>0.000 <text:s text:c="3"/>0.000 <text:s text:c="3"/>0.000 <text:s text:c="3"/>0.000 os.py:720(__getitem__)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s.py:720(__getitem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os.py:728(__setitem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s.py:728(__setitem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os.py:734(__delitem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s.py:734(__delitem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2 <text:s text:c="3"/>0.000 <text:s text:c="3"/>0.000 <text:s text:c="3"/>0.000 <text:s text:c="3"/>0.000 os.py:796(encode)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s.py:796(enc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42 <text:s text:c="3"/>0.000 <text:s text:c="3"/>0.000 <text:s text:c="3"/>0.000 <text:s text:c="3"/>0.000 os.py:851(fsencode)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s.py:851(fsenc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os.py:864(fsdecode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s.py:864(fsdec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ameters.py:15(S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ameters.py:15(S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ameters.py:4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ameters.py: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ameters.py:40(I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ameters.py:40(I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ameters.py:7(D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ameters.py:7(D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1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117(_ResultMixinSt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17(_ResultMixinSt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125(_ResultMixinByt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25(_ResultMixinByt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133(_NetlocResultMixinBas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33(_NetlocResultMixinBa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16(Parse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6(Parse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165(_NetlocResultMixinSt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65(_NetlocResultMixinSt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195(_NetlocResultMixinByt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195(_NetlocResultMixinByt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237(DefragResul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37(DefragResul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245(SplitResul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45(SplitResul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250(ParseResul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50(ParseResul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256(DefragResultByt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56(DefragResultByt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264(SplitResultByt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64(SplitResultByt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269(ParseResultByte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69(ParseResultByt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27(Pars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7(Pars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275(_fix_result_transcod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275(_fix_result_transcod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parse.py:28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parse.py:28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rse.py:648(Quo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se.py:648(Quo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comp.py:29(PatternSyntax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comp.py:29(PatternSyntax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comp.py:43(PatternCompi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comp.py:43(PatternCompi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comp.py:9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comp.py: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6 <text:s text:c="3"/>0.006 pathlib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pathlib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107(_WindowsFlavou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07(_WindowsFlavou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7 <text:s text:c="3"/>0.000 <text:s text:c="3"/>0.000 <text:s text:c="3"/>0.000 <text:s text:c="3"/>0.000 pathlib.py:119(&lt;genexpr&gt;)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19(&lt;genexpr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7 <text:s text:c="3"/>0.000 <text:s text:c="3"/>0.000 <text:s text:c="3"/>0.000 <text:s text:c="3"/>0.000 pathlib.py:120(&lt;genexpr&gt;)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20(&lt;genexpr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126(&lt;setcomp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26(&lt;se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127(&lt;setcomp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27(&lt;se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1416(PosixPath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416(PosixPat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1419(WindowsPath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1419(WindowsPat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259(_PosixFlavou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259(_PosixFlavou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361(_Access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361(_Access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366(_NormalAccess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366(_NormalAccess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9 <text:s text:c="3"/>0.000 <text:s text:c="3"/>0.000 <text:s text:c="3"/>0.000 <text:s text:c="3"/>0.000 pathlib.py:368(_wrap_strfunc)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368(_wrap_strfun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pathlib.py:374(_wrap_binary_strfunc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374(_wrap_binary_strfun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44(_Flavou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4(_Flavou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468(_Selec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68(_Sele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pathlib.py:48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8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489(_TerminatingSelec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89(_TerminatingSele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495(_PreciseSelec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95(_PreciseSele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513(_WildcardSelec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13(_WildcardSele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535(_RecursiveWildcardSelec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35(_RecursiveWildcardSele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574(_PathParent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74(_PathParen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602(PurePath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602(PurePat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947(PurePosixPath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947(PurePosixPat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952(PureWindowsPath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952(PureWindowsPat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athlib.py:960(Path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960(Pat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gen.py:10(ParserGenera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10(ParserGenera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pgen.py:107(addfirstsets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107(addfirstse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100/54 <text:s text:c="3"/>0.000 <text:s text:c="3"/>0.000 <text:s text:c="3"/>0.000 <text:s text:c="3"/>0.000 pgen.py:115(calcfirst)</text:p>
          </table:table-cell>
          <table:table-cell office:value-type="string" calcext:value-type="string">
            <text:p>100/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115(calcfirs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23 <text:s text:c="3"/>0.012 pgen.py:12(__init__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pgen.py:1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22 <text:s text:c="3"/>0.011 pgen.py:145(pars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pgen.py:145(par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00 <text:s text:c="3"/>0.002 <text:s text:c="3"/>0.000 <text:s text:c="3"/>0.006 <text:s text:c="3"/>0.000 pgen.py:169(make_dfa)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169(make_df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00 <text:s text:c="3"/>0.000 <text:s text:c="3"/>0.000 <text:s text:c="3"/>0.000 <text:s text:c="3"/>0.000 pgen.py:176(closure)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176(closu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2173/811 <text:s text:c="3"/>0.001 <text:s text:c="3"/>0.000 <text:s text:c="3"/>0.001 <text:s text:c="3"/>0.000 pgen.py:180(addclosure)</text:p>
          </table:table-cell>
          <table:table-cell office:value-type="string" calcext:value-type="string">
            <text:p>2173/81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180(addclosu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00 <text:s text:c="3"/>0.002 <text:s text:c="3"/>0.000 <text:s text:c="3"/>0.006 <text:s text:c="3"/>0.000 pgen.py:228(simplify_dfa)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228(simplify_df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267/100 <text:s text:c="3"/>0.000 <text:s text:c="3"/>0.000 <text:s text:c="3"/>0.009 <text:s text:c="3"/>0.000 pgen.py:249(parse_rhs)</text:p>
          </table:table-cell>
          <table:table-cell office:value-type="string" calcext:value-type="string">
            <text:p>267/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249(parse_rh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385/141 <text:s text:c="3"/>0.001 <text:s text:c="3"/>0.000 <text:s text:c="3"/>0.008 <text:s text:c="3"/>0.000 pgen.py:266(parse_alt)</text:p>
          </table:table-cell>
          <table:table-cell office:value-type="string" calcext:value-type="string">
            <text:p>385/14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266(parse_al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1 <text:s text:c="3"/>0.000 <text:s text:c="3"/>0.012 <text:s text:c="3"/>0.006 pgen.py:27(make_grammar)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pgen.py:27(make_gramma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699/283 <text:s text:c="3"/>0.001 <text:s text:c="3"/>0.000 <text:s text:c="3"/>0.008 <text:s text:c="3"/>0.000 pgen.py:276(parse_item)</text:p>
          </table:table-cell>
          <table:table-cell office:value-type="string" calcext:value-type="string">
            <text:p>699/28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276(parse_ite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617/317 <text:s text:c="3"/>0.001 <text:s text:c="3"/>0.000 <text:s text:c="3"/>0.007 <text:s text:c="3"/>0.000 pgen.py:296(parse_atom)</text:p>
          </table:table-cell>
          <table:table-cell office:value-type="string" calcext:value-type="string">
            <text:p>617/3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296(parse_ato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467 <text:s text:c="3"/>0.000 <text:s text:c="3"/>0.000 <text:s text:c="3"/>0.003 <text:s text:c="3"/>0.000 pgen.py:313(expect)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313(expe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336 <text:s text:c="3"/>0.001 <text:s text:c="3"/>0.000 <text:s text:c="3"/>0.006 <text:s text:c="3"/>0.000 pgen.py:321(gettoken)</text:p>
          </table:table-cell>
          <table:table-cell office:value-type="float" office:value="1336" calcext:value-type="float">
            <text:p>133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321(gettok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gen.py:337(NFASta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337(NFASt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186 <text:s text:c="3"/>0.000 <text:s text:c="3"/>0.000 <text:s text:c="3"/>0.000 <text:s text:c="3"/>0.000 pgen.py:339(__init__)</text:p>
          </table:table-cell>
          <table:table-cell office:value-type="float" office:value="1186" calcext:value-type="float">
            <text:p>11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33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336 <text:s text:c="3"/>0.001 <text:s text:c="3"/>0.000 <text:s text:c="3"/>0.001 <text:s text:c="3"/>0.000 pgen.py:342(addarc)</text:p>
          </table:table-cell>
          <table:table-cell office:value-type="float" office:value="1336" calcext:value-type="float">
            <text:p>133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342(addar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gen.py:347(DFASta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347(DFASt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599 <text:s text:c="3"/>0.001 <text:s text:c="3"/>0.000 <text:s text:c="3"/>0.001 <text:s text:c="3"/>0.000 pgen.py:349(__init__)</text:p>
          </table:table-cell>
          <table:table-cell office:value-type="float" office:value="599" calcext:value-type="float">
            <text:p>59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34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627 <text:s text:c="3"/>0.000 <text:s text:c="3"/>0.000 <text:s text:c="3"/>0.000 <text:s text:c="3"/>0.000 pgen.py:357(addarc)</text:p>
          </table:table-cell>
          <table:table-cell office:value-type="float" office:value="627" calcext:value-type="float">
            <text:p>6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357(addar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096 <text:s text:c="3"/>0.000 <text:s text:c="3"/>0.000 <text:s text:c="3"/>0.001 <text:s text:c="3"/>0.000 pgen.py:363(unifystate)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363(unifyst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5682 <text:s text:c="3"/>0.003 <text:s text:c="3"/>0.000 <text:s text:c="3"/>0.004 <text:s text:c="3"/>0.000 pgen.py:368(__eq__)</text:p>
          </table:table-cell>
          <table:table-cell office:value-type="float" office:value="5682" calcext:value-type="float">
            <text:p>568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368(__eq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35 <text:s text:c="3"/>0.018 pgen.py:384(generate_gramma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pgen.py:384(generate_gramma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gen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00 <text:s text:c="3"/>0.000 <text:s text:c="3"/>0.000 <text:s text:c="3"/>0.006 <text:s text:c="3"/>0.000 pgen.py:52(make_first)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52(make_firs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267 <text:s text:c="3"/>0.002 <text:s text:c="3"/>0.000 <text:s text:c="3"/>0.008 <text:s text:c="3"/>0.000 pgen.py:61(make_label)</text:p>
          </table:table-cell>
          <table:table-cell office:value-type="float" office:value="1267" calcext:value-type="float">
            <text:p>126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en.py:61(make_labe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gen.py:7(PgenGramma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gen.py:7(PgenGramma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ickle.py:180(&lt;listcomp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180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ickle.py:183(_Fram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183(_Fram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ickle.py:219(_Unfram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219(_Unfram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2 <text:s text:c="3"/>0.002 pickle.py:24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pickle.py:2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ickle.py:344(_Pick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344(_Pick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ickle.py:63(Pickle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63(Pickle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ickle.py:67(Pickling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67(Pickling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ickle.py:74(Unpickling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74(Unpickling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ickle.py:87(_Sto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87(_St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ickle.py:975(_Unpick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ickle.py:975(_Unpick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5 <text:s text:c="3"/>0.005 platform.py:10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platform.py:10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olynomial.py:1601(Polynomia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nomial.py:1601(Polynomi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olynomial.py:22(RankWarn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nomial.py:22(RankWarn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2 <text:s text:c="3"/>0.002 polynomial.py:4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polynomial.py: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polynomial.py:56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polynomial.py:5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olynomial.py:939(poly1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nomial.py:939(poly1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olyutils.py:45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utils.py:4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olyutils.py:58(RankWarn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utils.py:58(RankWarn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olyutils.py:62(Poly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utils.py:62(Poly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olyutils.py:66(PolyDomain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utils.py:66(PolyDomain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olyutils.py:79(PolyBas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yutils.py:79(PolyBa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posixpath.py:115(splitext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115(spli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1 <text:s text:c="3"/>0.000 <text:s text:c="3"/>0.000 <text:s text:c="3"/>0.000 <text:s text:c="3"/>0.000 posixpath.py:145(dirname)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145(dirna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posixpath.py:318(normpath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318(normpat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posixpath.py:355(abspath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355(abspat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40 <text:s text:c="3"/>0.000 <text:s text:c="3"/>0.000 <text:s text:c="3"/>0.000 <text:s text:c="3"/>0.000 posixpath.py:39(_get_sep)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39(_get_se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osixpath.py:50(normcas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50(normca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posixpath.py:61(isabs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61(isab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posixpath.py:71(join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sixpath.py:71(joi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print.py:35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print.py:3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print.py:72(_safe_ke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print.py:72(_safe_ke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print.py:98(PrettyPrin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print.py:98(PrettyPrin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7 <text:s text:c="3"/>0.007 py3k.py:4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py3k.py: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ygram.py:20(Symbol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gram.py:20(Symbol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pygram.py:22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gram.py:2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36 <text:s text:c="3"/>0.036 pygram.py:4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string" calcext:value-type="string">
            <text:p>pygram.py: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ytree.py:1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1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ytree.py:208(Nod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208(N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ytree.py:318(Leaf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318(Lea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ytree.py:32(Bas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32(Ba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pytree.py:327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327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ytree.py:415(BasePatter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415(BasePatter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pytree.py:50(__new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50(__new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ytree.py:501(LeafPatter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501(LeafPatter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ytree.py:545(NodePatter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545(NodePatter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ytree.py:606(WildcardPatter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606(WildcardPatter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pytree.py:794(NegatedPatter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ytree.py:794(NegatedPatter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queue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queue.py:13(Empt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13(Empt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queue.py:17(Ful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17(Ful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queue.py:199(_ini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199(_in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queue.py:21(Queu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21(Queu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queue.py:214(PriorityQueu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214(PriorityQueu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queue.py:233(LifoQueu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233(LifoQueu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queue.py:27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ueue.py:27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7 <text:s text:c="3"/>0.000 <text:s text:c="3"/>0.000 <text:s text:c="3"/>0.000 <text:s text:c="3"/>0.000 random.py:170(randrange)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170(randrang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8 <text:s text:c="3"/>0.000 <text:s text:c="3"/>0.000 <text:s text:c="3"/>0.000 <text:s text:c="3"/>0.000 random.py:214(randint)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214(randi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7 <text:s text:c="3"/>0.000 <text:s text:c="3"/>0.000 <text:s text:c="3"/>0.000 <text:s text:c="3"/>0.000 random.py:220(_randbelow)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220(_randbelo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random.py:37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random.py:3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98 <text:s text:c="3"/>0.000 <text:s text:c="3"/>0.000 <text:s text:c="3"/>0.000 <text:s text:c="3"/>0.000 random.py:546(gauss)</text:p>
          </table:table-cell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546(gau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andom.py:639(SystemRando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639(SystemRando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andom.py:68(Rando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68(Rando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andom.py:84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84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random.py:93(seed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ndom.py:93(se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01 <text:s text:c="3"/>0.000 <text:s text:c="3"/>0.000 <text:s text:c="3"/>0.000 <text:s text:c="3"/>0.000 re.py:160(match)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160(mat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13 <text:s text:c="3"/>0.002 re.py:170(search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re.py:170(sear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7 <text:s text:c="3"/>0.000 <text:s text:c="3"/>0.000 <text:s text:c="3"/>0.022 <text:s text:c="3"/>0.000 re.py:222(compile)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.py:222(comp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8 <text:s text:c="3"/>0.000 <text:s text:c="3"/>0.000 <text:s text:c="3"/>0.000 <text:s text:c="3"/>0.000 re.py:240(escape)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240(esca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65 <text:s text:c="3"/>0.001 <text:s text:c="3"/>0.000 <text:s text:c="3"/>0.025 <text:s text:c="3"/>0.000 re.py:278(_compile)</text:p>
          </table:table-cell>
          <table:table-cell office:value-type="float" office:value="165" calcext:value-type="float">
            <text:p>16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.py:278(_comp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cords.py:215(recor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cords.py:215(recor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cords.py:298(recarr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cords.py:298(recarr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cords.py:36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cords.py:3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cords.py:83(format_pars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cords.py:83(format_pars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factor.py:170(Fixer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.py:170(Fixer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factor.py:174(RefactoringToo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.py:174(RefactoringToo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factor.py:46(_EveryNod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.py:46(_EveryN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factor.py:691(MultiprocessingUnsupporte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.py:691(MultiprocessingUnsupport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factor.py:695(MultiprocessRefactoringToo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.py:695(MultiprocessRefactoringToo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46 <text:s text:c="3"/>0.046 refactor.py:9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string" calcext:value-type="string">
            <text:p>refactor.py: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lease.py:59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lease.py:59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lease.py:95(&lt;listcomp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lease.py:95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source.py:104(ResourceNotFound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104(ResourceNotFound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resource.py:113(get_script_hom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113(get_script_ho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source.py:195(Loca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195(Loc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source.py:220(FileLoca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220(FileLoc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source.py:237(ZIPLoca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237(ZIPLoc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source.py:265(URLLoca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265(URLLoca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source.py:288(Loa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288(Loa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source.py:303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303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source.py:745(_DefaultLoa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745(_DefaultLoa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source.py:751(path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ource.py:751(pat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2 <text:s text:c="3"/>0.002 resource.py:8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resource.py:8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6 <text:s text:c="3"/>0.006 result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result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result.py:12(failfast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ult.py:12(failfas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esult.py:24(TestResul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sult.py:24(TestResul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runner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runner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unner.py:120(TextTestRunn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unner.py:120(TextTestRunn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unner.py:13(_WritelnDecora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unner.py:13(_WritelnDecora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runner.py:29(TextTestResul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unner.py:29(TextTestResul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cales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cales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scales.py:30(gen_rang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cales.py:30(gen_rang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cimath.py:1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cimath.py:1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electors.py:205(_BaseSelectorImp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lectors.py:205(_BaseSelectorImp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electors.py:290(SelectSelec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lectors.py:290(SelectSele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electors.py:343(PollSelec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lectors.py:343(PollSele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electors.py:394(EpollSelec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lectors.py:394(EpollSele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selectors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electors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electors.py:59(_SelectorMapp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lectors.py:59(_SelectorMapp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electors.py:79(BaseSelect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lectors.py:79(BaseSelect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shape_base.py:1(&lt;module&gt;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ape_base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hape_base.py:364(_Recurs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ape_base.py:364(_Recurs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hutil.py:49(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49(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5 <text:s text:c="3"/>0.005 shutil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shutil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hutil.py:52(SameFile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52(SameFile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hutil.py:55(SpecialFile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55(SpecialFile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hutil.py:59(Exec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59(Exec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hutil.py:62(Read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62(Read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hutil.py:65(Registry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65(Registry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signal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signal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73 <text:s text:c="3"/>0.000 <text:s text:c="3"/>0.000 <text:s text:c="3"/>0.000 <text:s text:c="3"/>0.000 signal.py:10(&lt;lambda&gt;)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ignal.py:10(&lt;lambda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74 <text:s text:c="3"/>0.000 <text:s text:c="3"/>0.000 <text:s text:c="3"/>0.000 <text:s text:c="3"/>0.000 signal.py:17(&lt;lambda&gt;)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ignal.py:17(&lt;lambda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75 <text:s text:c="3"/>0.000 <text:s text:c="3"/>0.000 <text:s text:c="3"/>0.000 <text:s text:c="3"/>0.000 signal.py:22(&lt;lambda&gt;)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ignal.py:22(&lt;lambda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signals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signals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ignals.py:9(_InterruptHandl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ignals.py:9(_InterruptHandl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248 <text:s text:c="3"/>0.000 <text:s text:c="3"/>0.000 <text:s text:c="3"/>0.000 <text:s text:c="3"/>0.000 sre_compile.py:101(fixup)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101(fix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220 <text:s text:c="3"/>0.000 <text:s text:c="3"/>0.000 <text:s text:c="3"/>0.004 <text:s text:c="3"/>0.000 sre_compile.py:221(_compile_charset)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compile.py:221(_compile_chars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220 <text:s text:c="3"/>0.003 <text:s text:c="3"/>0.000 <text:s text:c="3"/>0.004 <text:s text:c="3"/>0.000 sre_compile.py:248(_optimize_charset)</text:p>
          </table:table-cell>
          <table:table-cell office:value-type="float" office:value="220" calcext:value-type="float">
            <text:p>22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compile.py:248(_optimize_chars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8 <text:s text:c="3"/>0.000 <text:s text:c="3"/>0.000 <text:s text:c="3"/>0.000 <text:s text:c="3"/>0.000 sre_compile.py:374(_mk_bitmap)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374(_mk_bitma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8 <text:s text:c="3"/>0.000 <text:s text:c="3"/>0.000 <text:s text:c="3"/>0.000 <text:s text:c="3"/>0.000 sre_compile.py:376(&lt;listcomp&gt;)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376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sre_compile.py:379(_bytes_to_codes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379(_bytes_to_cod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258 <text:s text:c="3"/>0.000 <text:s text:c="3"/>0.000 <text:s text:c="3"/>0.000 <text:s text:c="3"/>0.000 sre_compile.py:386(_simple)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386(_simp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sre_compile.py:391(_generate_overlap_table)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391(_generate_overlap_tab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3 <text:s text:c="3"/>0.000 <text:s text:c="3"/>0.000 <text:s text:c="3"/>0.001 <text:s text:c="3"/>0.000 sre_compile.py:412(_compile_info)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compile.py:412(_compile_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06 <text:s text:c="3"/>0.000 <text:s text:c="3"/>0.000 <text:s text:c="3"/>0.000 <text:s text:c="3"/>0.000 sre_compile.py:513(isstring)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13(isstr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3 <text:s text:c="3"/>0.000 <text:s text:c="3"/>0.000 <text:s text:c="3"/>0.010 <text:s text:c="3"/>0.000 sre_compile.py:516(_code)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compile.py:516(_c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3 <text:s text:c="3"/>0.000 <text:s text:c="3"/>0.000 <text:s text:c="3"/>0.024 <text:s text:c="3"/>0.000 sre_compile.py:531(compile)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compile.py:531(comp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564/53 <text:s text:c="3"/>0.003 <text:s text:c="3"/>0.000 <text:s text:c="3"/>0.008 <text:s text:c="3"/>0.000 sre_compile.py:64(_compile)</text:p>
          </table:table-cell>
          <table:table-cell office:value-type="string" calcext:value-type="string">
            <text:p>564/5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compile.py:64(_comp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568 <text:s text:c="3"/>0.000 <text:s text:c="3"/>0.000 <text:s text:c="3"/>0.000 <text:s text:c="3"/>0.000 sre_parse.py:105(__init__)</text:p>
          </table:table-cell>
          <table:table-cell office:value-type="float" office:value="568" calcext:value-type="float">
            <text:p>5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05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939 <text:s text:c="3"/>0.000 <text:s text:c="3"/>0.000 <text:s text:c="3"/>0.000 <text:s text:c="3"/>0.000 sre_parse.py:153(__len__)</text:p>
          </table:table-cell>
          <table:table-cell office:value-type="float" office:value="939" calcext:value-type="float">
            <text:p>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53(__len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2538 <text:s text:c="3"/>0.001 <text:s text:c="3"/>0.000 <text:s text:c="3"/>0.002 <text:s text:c="3"/>0.000 sre_parse.py:157(__getitem__)</text:p>
          </table:table-cell>
          <table:table-cell office:value-type="float" office:value="2538" calcext:value-type="float">
            <text:p>253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157(__getitem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258 <text:s text:c="3"/>0.000 <text:s text:c="3"/>0.000 <text:s text:c="3"/>0.000 <text:s text:c="3"/>0.000 sre_parse.py:161(__setitem__)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1(__setitem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037 <text:s text:c="3"/>0.000 <text:s text:c="3"/>0.000 <text:s text:c="3"/>0.000 <text:s text:c="3"/>0.000 sre_parse.py:165(append)</text:p>
          </table:table-cell>
          <table:table-cell office:value-type="float" office:value="1037" calcext:value-type="float">
            <text:p>10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5(appe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930/421 <text:s text:c="3"/>0.001 <text:s text:c="3"/>0.000 <text:s text:c="3"/>0.002 <text:s text:c="3"/>0.000 sre_parse.py:167(getwidth)</text:p>
          </table:table-cell>
          <table:table-cell office:value-type="string" calcext:value-type="string">
            <text:p>930/42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167(getwidt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3 <text:s text:c="3"/>0.000 <text:s text:c="3"/>0.000 <text:s text:c="3"/>0.000 <text:s text:c="3"/>0.000 sre_parse.py:217(__init__)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17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689 <text:s text:c="3"/>0.002 <text:s text:c="3"/>0.000 <text:s text:c="3"/>0.002 <text:s text:c="3"/>0.000 sre_parse.py:226(__next)</text:p>
          </table:table-cell>
          <table:table-cell office:value-type="float" office:value="3689" calcext:value-type="float">
            <text:p>368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226(__n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358 <text:s text:c="3"/>0.000 <text:s text:c="3"/>0.000 <text:s text:c="3"/>0.001 <text:s text:c="3"/>0.000 sre_parse.py:242(match)</text:p>
          </table:table-cell>
          <table:table-cell office:value-type="float" office:value="1358" calcext:value-type="float">
            <text:p>1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242(mat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063 <text:s text:c="3"/>0.001 <text:s text:c="3"/>0.000 <text:s text:c="3"/>0.002 <text:s text:c="3"/>0.000 sre_parse.py:247(get)</text:p>
          </table:table-cell>
          <table:table-cell office:value-type="float" office:value="3063" calcext:value-type="float">
            <text:p>3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247(g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6 <text:s text:c="3"/>0.000 <text:s text:c="3"/>0.000 <text:s text:c="3"/>0.000 <text:s text:c="3"/>0.000 sre_parse.py:260(getuntil)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60(getunti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744 <text:s text:c="3"/>0.000 <text:s text:c="3"/>0.000 <text:s text:c="3"/>0.000 <text:s text:c="3"/>0.000 sre_parse.py:276(tell)</text:p>
          </table:table-cell>
          <table:table-cell office:value-type="float" office:value="744" calcext:value-type="float">
            <text:p>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76(tel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re_parse.py:278(seek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78(see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79 <text:s text:c="3"/>0.000 <text:s text:c="3"/>0.000 <text:s text:c="3"/>0.000 <text:s text:c="3"/>0.000 sre_parse.py:312(_class_escape)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312(_class_esca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72 <text:s text:c="3"/>0.000 <text:s text:c="3"/>0.000 <text:s text:c="3"/>0.000 <text:s text:c="3"/>0.000 sre_parse.py:362(_escape)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362(_esca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192/53 <text:s text:c="3"/>0.001 <text:s text:c="3"/>0.000 <text:s text:c="3"/>0.013 <text:s text:c="3"/>0.000 sre_parse.py:429(_parse_sub)</text:p>
          </table:table-cell>
          <table:table-cell office:value-type="string" calcext:value-type="string">
            <text:p>192/5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429(_parse_su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sre_parse.py:473(&lt;listcomp&gt;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473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268/57 <text:s text:c="3"/>0.005 <text:s text:c="3"/>0.000 <text:s text:c="3"/>0.013 <text:s text:c="3"/>0.000 sre_parse.py:491(_parse)</text:p>
          </table:table-cell>
          <table:table-cell office:value-type="string" calcext:value-type="string">
            <text:p>268/5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491(_par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3 <text:s text:c="3"/>0.000 <text:s text:c="3"/>0.000 <text:s text:c="3"/>0.000 <text:s text:c="3"/>0.000 sre_parse.py:70(__init__)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0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26 <text:s text:c="3"/>0.000 <text:s text:c="3"/>0.000 <text:s text:c="3"/>0.000 <text:s text:c="3"/>0.000 sre_parse.py:75(groups)</text:p>
          </table:table-cell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5(group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10 <text:s text:c="3"/>0.000 <text:s text:c="3"/>0.000 <text:s text:c="3"/>0.000 <text:s text:c="3"/>0.000 sre_parse.py:78(opengroup)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8(opengro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3 <text:s text:c="3"/>0.000 <text:s text:c="3"/>0.000 <text:s text:c="3"/>0.000 <text:s text:c="3"/>0.000 sre_parse.py:797(fix_flags)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97(fix_flag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53 <text:s text:c="3"/>0.000 <text:s text:c="3"/>0.000 <text:s text:c="3"/>0.014 <text:s text:c="3"/>0.000 sre_parse.py:819(parse)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819(par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110 <text:s text:c="3"/>0.000 <text:s text:c="3"/>0.000 <text:s text:c="3"/>0.001 <text:s text:c="3"/>0.000 sre_parse.py:90(closegroup)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e_parse.py:90(closegro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tride_tricks.py:15(DummyArr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ride_tricks.py:15(DummyArr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tride_tricks.py:7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ride_tricks.py: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string.py:1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string.py:1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tring.py:174(Format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ring.py:174(Format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tring.py:55(_TemplateMetaclas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ring.py:55(_TemplateMetacla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string.py:65(__init__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string.py:65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tring.py:77(Templa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ring.py:77(Templ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0 <text:s text:c="3"/>0.000 subprocess.py:1004(_get_devnull)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004(_get_devnul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subprocess.py:1374(_get_handles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374(_get_handl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1 <text:s text:c="3"/>0.000 <text:s text:c="3"/>0.009 <text:s text:c="3"/>0.001 subprocess.py:1428(_execute_child)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bprocess.py:1428(_execute_chil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subprocess.py:1470(&lt;listcomp&gt;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470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subprocess.py:1555(_handle_exitstatus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555(_handle_exitstatu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subprocess.py:1570(_internal_poll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570(_internal_pol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subprocess.py:1605(_try_wait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605(_try_wa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subprocess.py:1618(wait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1618(wa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subprocess.py:356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ubprocess.py:35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ubprocess.py:371(Subprocess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371(Subprocess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ubprocess.py:374(CalledProcess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374(CalledProcess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ubprocess.py:401(TimeoutExpire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401(TimeoutExpir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subprocess.py:503(_cleanup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503(_clean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ubprocess.py:629(CompletedProces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629(CompletedProce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ubprocess.py:830(Pope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830(Pop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10 <text:s text:c="3"/>0.001 subprocess.py:834(__init__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bprocess.py:834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subprocess.py:979(__enter__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979(__ente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subprocess.py:982(__exit__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982(__ex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subprocess.py:994(__del__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bprocess.py:994(__del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uite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ite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uite.py:16(BaseTestSui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ite.py:16(BaseTestSu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uite.py:270(_ErrorHold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ite.py:270(_ErrorHold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uite.py:317(_DebugResul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ite.py:317(_DebugResul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uite.py:92(TestSui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ite.py:92(TestSu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1375(Tar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1375(Tar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2402(TarI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402(TarI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267(Tar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67(Tar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270(Extract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70(Extract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273(Read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73(Read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276(Compression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76(Compression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279(Stream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79(Stream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282(Header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82(Header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285(EmptyHeader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85(EmptyHeader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288(TruncatedHeader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88(TruncatedHeader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291(EOFHeader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91(EOFHeader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294(InvalidHeader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94(InvalidHeader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297(SubsequentHeader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297(SubsequentHeader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tarfile.py:30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tarfile.py:30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304(_LowLevel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304(_LowLevel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328(_Strea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328(_Strea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572(_StreamProx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572(_StreamProx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602(_FileIn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602(_FileIn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706(ExFileObje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706(ExFileObje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arfile.py:717(Tar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arfile.py:717(Tar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tempfile.py:24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tempfile.py:2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empfile.py:275(_RandomNameSequenc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empfile.py:275(_RandomNameSequenc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empfile.py:555(_TemporaryFileClos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empfile.py:555(_TemporaryFileClos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empfile.py:598(_TemporaryFileWrapp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empfile.py:598(_TemporaryFileWrapp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empfile.py:768(SpooledTemporary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empfile.py:768(SpooledTemporary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empfile.py:916(TemporaryDirector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empfile.py:916(TemporaryDirector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168 <text:s text:c="3"/>0.084 threading.py:1022(join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threading.py:1022(joi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168 <text:s text:c="3"/>0.084 threading.py:1060(_wait_for_tstate_lock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threading.py:1060(_wait_for_tstate_loc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hreading.py:1085(nam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085(na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hreading.py:1118(daemon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118(daem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1156(Tim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156(Tim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1186(_MainThrea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186(_MainThrea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1188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188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1205(_DummyThrea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205(_DummyThrea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threading.py:1224(current_thread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1224(current_threa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201(Condi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01(Condi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9 <text:s text:c="3"/>0.000 <text:s text:c="3"/>0.000 <text:s text:c="3"/>0.000 <text:s text:c="3"/>0.000 threading.py:213(__init__)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13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threading.py:237(__enter__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37(__ente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threading.py:240(__exit__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40(__ex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hreading.py:246(_release_sav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46(_release_sav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hreading.py:249(_acquire_restor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49(_acquire_resto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threading.py:252(_is_owned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52(_is_own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hreading.py:261(wait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261(wa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threading.py:332(notify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332(notif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hreading.py:355(notify_all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355(notify_al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367(Semaphor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367(Semapho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447(BoundedSemaphor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447(BoundedSemapho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485(Even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485(Ev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threading.py:496(__init__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49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7 <text:s text:c="3"/>0.001 <text:s text:c="3"/>0.000 <text:s text:c="3"/>0.001 <text:s text:c="3"/>0.000 threading.py:504(is_set)</text:p>
          </table:table-cell>
          <table:table-cell office:value-type="float" office:value="347" calcext:value-type="float">
            <text:p>34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504(is_s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hreading.py:510(set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10(s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521(clea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1(clea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hreading.py:531(wait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31(wa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564(Barri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64(Barri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718(BrokenBarrier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718(BrokenBarrier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threading.py:72(RLock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72(RLoc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hreading.py:725(_newnam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725(_newna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736(Threa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736(Threa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threading.py:755(__in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755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hreading.py:826(start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826(star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85(_RLock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85(_RLoc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888(_set_iden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888(_set_id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hreading.py:891(_set_tstate_lock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891(_set_tstate_loc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hreading.py:964(_stop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964(_st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.py:3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.py: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.py:74(&lt;dictcomp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.py:74(&lt;dic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9 <text:s text:c="3"/>0.000 <text:s text:c="3"/>0.000 <text:s text:c="3"/>0.000 <text:s text:c="3"/>0.000 tokenize.py:111(group)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111(gro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ize.py:112(an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112(an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okenize.py:113(mayb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113(mayb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ize.py:150(Token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150(Token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ize.py:152(StopTokeniz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152(StopTokeniz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ize.py:183(Untokeniz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183(Untokeniz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2 <text:s text:c="3"/>0.002 tokenize.py:2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tokenize.py:2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ize.py:219(TokenErr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219(TokenErr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ize.py:221(StopTokenizin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221(StopTokenizi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ize.py:224(Untokeniz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224(Untokeniz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7 <text:s text:c="3"/>0.007 tokenize.py:26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tokenize.py:2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469 <text:s text:c="3"/>0.003 <text:s text:c="3"/>0.000 <text:s text:c="3"/>0.005 <text:s text:c="3"/>0.000 tokenize.py:347(generate_tokens)</text:p>
          </table:table-cell>
          <table:table-cell office:value-type="float" office:value="1469" calcext:value-type="float">
            <text:p>146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ize.py:347(generate_token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ize.py:37(&lt;listcomp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37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19 <text:s text:c="3"/>0.000 <text:s text:c="3"/>0.000 <text:s text:c="3"/>0.000 <text:s text:c="3"/>0.000 tokenize.py:48(group)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48(gro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ize.py:49(an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49(an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okenize.py:50(mayb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50(mayb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okenize.py:98(Token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okenize.py:98(Token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3 <text:s text:c="3"/>0.003 traceback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traceback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raceback.py:223(FrameSummar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aceback.py:223(FrameSummar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raceback.py:310(StackSummar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aceback.py:310(StackSummar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raceback.py:403(Traceback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aceback.py:403(Traceback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twodim_base.py:3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wodim_base.py: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72 <text:s text:c="3"/>0.072 type_check.py:3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string" calcext:value-type="string">
            <text:p>type_check.py:3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types.py:120(__init__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ypes.py:120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ufunclike.py:14(_deprecate_out_named_y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funclike.py:14(_deprecate_out_named_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ufunclike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funclike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2 <text:s text:c="3"/>0.001 util.py:1(&lt;module&gt;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util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29 <text:s text:c="3"/>0.004 util.py:209(_findSoname_ldconfig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util.py:209(_findSoname_ldconfi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29 <text:s text:c="3"/>0.004 util.py:250(find_library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util.py:250(find_librar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utils.py:1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utils.py:1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utils.py:118(deprecate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118(deprec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utils.py:1589(WarningMessag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1589(WarningMessag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utils.py:1622(WarningManag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1622(WarningManag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utils.py:1849(Ignore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1849(Ignore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utils.py:1890(clear_and_catch_warning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1890(clear_and_catch_warning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utils.py:1955(suppress_warning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1955(suppress_warning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11 <text:s text:c="3"/>0.011 utils.py:4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string" calcext:value-type="string">
            <text:p>utils.py: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utils.py:41(KnownFailure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41(KnownFailure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utils.py:52(_set_function_name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52(_set_function_nam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utils.py:57(_Depreca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57(_Deprec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utils.py:69(__in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6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utils.py:74(__call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74(__call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utils.py:997(SafeEval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tils.py:997(SafeEv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sion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sion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2 <text:s text:c="3"/>0.002 <text:s text:c="3"/>0.003 <text:s text:c="3"/>0.003 vertexattribute.py:132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string" calcext:value-type="string">
            <text:p>vertexattribute.py:132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92267 <text:s text:c="3"/>0.098 <text:s text:c="3"/>0.000 <text:s text:c="3"/>0.434 <text:s text:c="3"/>0.000 vertexattribute.py:221(create_attribute)</text:p>
          </table:table-cell>
          <table:table-cell office:value-type="float" office:value="92267" calcext:value-type="float">
            <text:p>92267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.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attribute.py:221(create_attribu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attribute.py:265(AbstractAttribu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265(AbstractAttribu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92267 <text:s text:c="3"/>0.161 <text:s text:c="3"/>0.000 <text:s text:c="3"/>0.176 <text:s text:c="3"/>0.000 vertexattribute.py:271(__init__)</text:p>
          </table:table-cell>
          <table:table-cell office:value-type="float" office:value="92267" calcext:value-type="float">
            <text:p>92267</text:p>
          </table:table-cell>
          <table:table-cell office:value-type="float" office:value="0.161" calcext:value-type="float">
            <text:p>0.161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attribute.py:27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92267 <text:s text:c="3"/>0.545 <text:s text:c="3"/>0.000 <text:s text:c="3"/>0.725 <text:s text:c="3"/>0.000 vertexattribute.py:350(set_region)</text:p>
          </table:table-cell>
          <table:table-cell office:value-type="float" office:value="92267" calcext:value-type="float">
            <text:p>92267</text:p>
          </table:table-cell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attribute.py:350(set_reg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attribute.py:376(ColorAttribu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376(ColorAttribu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attribute.py:392(EdgeFlagAttribu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392(EdgeFlagAttribu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attribute.py:409(FogCoordAttribu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409(FogCoordAttribu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attribute.py:424(NormalAttribu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424(NormalAttribu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attribute.py:441(SecondaryColorAttribu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441(SecondaryColorAttribu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attribute.py:457(TexCoordAttribu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457(TexCoordAttribu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attribute.py:480(MultiTexCoordAttribu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480(MultiTexCoordAttribu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attribute.py:497(VertexAttribu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497(VertexAttribu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92267 <text:s text:c="3"/>0.160 <text:s text:c="3"/>0.000 <text:s text:c="3"/>0.336 <text:s text:c="3"/>0.000 vertexattribute.py:502(__init__)</text:p>
          </table:table-cell>
          <table:table-cell office:value-type="float" office:value="92267" calcext:value-type="float">
            <text:p>9226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attribute.py:502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92267 <text:s text:c="3"/>0.128 <text:s text:c="3"/>0.000 <text:s text:c="3"/>0.331 <text:s text:c="3"/>0.000 vertexattribute.py:509(enable)</text:p>
          </table:table-cell>
          <table:table-cell office:value-type="float" office:value="92267" calcext:value-type="float">
            <text:p>92267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attribute.py:509(enab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92267 <text:s text:c="3"/>0.222 <text:s text:c="3"/>0.000 <text:s text:c="3"/>0.394 <text:s text:c="3"/>0.000 vertexattribute.py:512(set_pointer)</text:p>
          </table:table-cell>
          <table:table-cell office:value-type="float" office:value="92267" calcext:value-type="float">
            <text:p>92267</text:p>
          </table:table-cell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attribute.py:512(set_poin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attribute.py:516(GenericAttribu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attribute.py:516(GenericAttribu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buffer.py:123(AbstractBuff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123(AbstractBuff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buffer.py:207(AbstractMappab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207(AbstractMappab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buffer.py:235(VertexArr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235(VertexArr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92267 <text:s text:c="3"/>0.222 <text:s text:c="3"/>0.000 <text:s text:c="3"/>0.446 <text:s text:c="3"/>0.000 vertexbuffer.py:246(__init__)</text:p>
          </table:table-cell>
          <table:table-cell office:value-type="float" office:value="92267" calcext:value-type="float">
            <text:p>92267</text:p>
          </table:table-cell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buffer.py:24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92267 <text:s text:c="3"/>0.180 <text:s text:c="3"/>0.000 <text:s text:c="3"/>0.180 <text:s text:c="3"/>0.000 vertexbuffer.py:261(set_data_region)</text:p>
          </table:table-cell>
          <table:table-cell office:value-type="float" office:value="92267" calcext:value-type="float">
            <text:p>9226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buffer.py:261(set_data_reg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buffer.py:285(VertexBufferObje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285(VertexBufferObje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buffer.py:375(MappableVertexBufferObje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375(MappableVertexBufferObje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buffer.py:445(AbstractBufferReg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445(AbstractBufferReg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2 <text:s text:c="3"/>0.002 <text:s text:c="3"/>0.002 <text:s text:c="3"/>0.002 vertexbuffer.py:46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002" calcext:value-type="float">
            <text:p>0.002</text:p>
          </table:table-cell>
          <table:table-cell office:value-type="string" calcext:value-type="string">
            <text:p>vertexbuffer.py:4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buffer.py:465(VertexBufferObjectReg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465(VertexBufferObjectReg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buffer.py:478(VertexArrayReg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478(VertexArrayReg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buffer.py:488(IndirectArrayReg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buffer.py:488(IndirectArrayReg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92267 <text:s text:c="3"/>0.147 <text:s text:c="3"/>0.000 <text:s text:c="3"/>0.662 <text:s text:c="3"/>0.000 vertexbuffer.py:95(create_mappable_buffer)</text:p>
          </table:table-cell>
          <table:table-cell office:value-type="float" office:value="92267" calcext:value-type="float">
            <text:p>92267</text:p>
          </table:table-cell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  <table:table-cell office:value-type="float" office:value="0.662" calcext:value-type="float">
            <text:p>0.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texbuffer.py:95(create_mappable_buff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domain.py:152(VertexDomai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domain.py:152(VertexDomai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domain.py:336(VertexLis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domain.py:336(VertexLis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2 <text:s text:c="3"/>0.002 <text:s text:c="3"/>0.007 <text:s text:c="3"/>0.007 vertexdomain.py:57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string" calcext:value-type="string">
            <text:p>vertexdomain.py:5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2 <text:s text:c="3"/>0.002 <text:s text:c="3"/>0.002 <text:s text:c="3"/>0.002 vertexdomain.py:639(IndexedVertexDomai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002" calcext:value-type="float">
            <text:p>0.002</text:p>
          </table:table-cell>
          <table:table-cell office:value-type="string" calcext:value-type="string">
            <text:p>vertexdomain.py:639(IndexedVertexDomai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vertexdomain.py:767(IndexedVertexLis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texdomain.py:767(IndexedVertexLis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warnings.py:350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rnings.py:350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warnings.py:371(__enter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rnings.py:371(__ente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1 <text:s text:c="3"/>0.000 warnings.py:38(filterwarnings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nings.py:38(filterwarning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warnings.py:388(__ex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rnings.py:388(__ex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warnings.py:62(simplefil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rnings.py:62(simplefil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warnings.py:78(_add_filter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rnings.py:78(_add_fil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weakref.py:101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eakref.py:10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weakref.py:261(upda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eakref.py:261(upd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weakref.py:325(__init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eakref.py:325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6 <text:s text:c="3"/>0.001 <text:s text:c="3"/>0.000 <text:s text:c="3"/>0.001 <text:s text:c="3"/>0.000 weakref.py:342(_commit_removals)</text:p>
          </table:table-cell>
          <table:table-cell office:value-type="float" office:value="346" calcext:value-type="float">
            <text:p>34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kref.py:342(_commit_removal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weakref.py:367(__len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eakref.py:367(__len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weakref.py:377(__setitem__)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eakref.py:377(__setitem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691 <text:s text:c="3"/>0.005 <text:s text:c="3"/>0.000 <text:s text:c="3"/>0.012 <text:s text:c="3"/>0.000 weakref.py:416(keys)</text:p>
          </table:table-cell>
          <table:table-cell office:value-type="float" office:value="691" calcext:value-type="float">
            <text:p>69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kref.py:416(key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weakref.py:451(pop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eakref.py:451(p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f86vmode.py:103(struct_anon_94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103(struct_anon_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f86vmode.py:136(struct_anon_95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136(struct_anon_9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f86vmode.py:147(struct_anon_96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147(struct_anon_9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f86vmode.py:168(struct_anon_97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168(struct_anon_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f86vmode.py:196(struct_anon_98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196(struct_anon_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f86vmode.py:29(c_voi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29(c_voi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5 <text:s text:c="3"/>0.005 xf86vmode.py:7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xf86vmode.py: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f86vmode.py:71(struct_anon_9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86vmode.py:71(struct_anon_9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inerama.py:29(c_voi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inerama.py:29(c_voi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inerama.py:38(struct_anon_9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inerama.py:38(struct_anon_9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5 <text:s text:c="3"/>0.005 xinerama.py:7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xinerama.py: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02(notif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2(notif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6 <text:s text:c="3"/>0.000 <text:s text:c="3"/>0.000 <text:s text:c="3"/>0.000 <text:s text:c="3"/>0.000 xlib.py:103(__init__)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3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042(struct__XPriva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42(struct__XPriv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049(struct__XDispl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49(struct__X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5 <text:s text:c="3"/>0.000 <text:s text:c="3"/>0.027 <text:s text:c="3"/>0.000 xlib.py:105(step)</text:p>
          </table:table-cell>
          <table:table-cell office:value-type="float" office:value="343" calcext:value-type="float">
            <text:p>343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105(ste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056(struct__XPriva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56(struct__XPriv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063(struct__XPriva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63(struct__XPriv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xlib.py:107(compatible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7(compatib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070(struct__XrmHashBucketR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70(struct__XrmHashBucketR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077(struct__XDispl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077(struct__X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132(struct_anon_37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132(struct_anon_3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14(is_complet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14(is_comple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xlib.py:117(get_screens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17(get_screen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171(struct_anon_38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171(struct_anon_3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21(XlibCanvasConfig1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21(XlibCanvasConfig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210(struct_anon_39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210(struct_anon_3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248(struct_anon_4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248(struct_anon_4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291(struct_anon_4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291(struct_anon_4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314(struct_anon_42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314(struct_anon_4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333(struct_anon_4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333(struct_anon_4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360(struct_anon_44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360(struct_anon_4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391(struct_anon_45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391(struct_anon_4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412(struct_anon_46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412(struct_anon_4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431(struct_anon_47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431(struct_anon_4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462(struct_anon_48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462(struct_anon_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48(XlibCanvasConfig10ATI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48(XlibCanvasConfig10AT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481(struct_anon_49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481(struct_anon_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19 <text:s text:c="3"/>0.000 <text:s text:c="3"/>0.000 <text:s text:c="3"/>0.000 <text:s text:c="3"/>0.000 xlib.py:150(fileno)</text:p>
          </table:table-cell>
          <table:table-cell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50(filen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502(struct_anon_5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502(struct_anon_5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523(struct_anon_5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523(struct_anon_5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24 <text:s text:c="3"/>0.001 <text:s text:c="3"/>0.000 <text:s text:c="3"/>0.007 <text:s text:c="3"/>0.000 xlib.py:153(select)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153(sele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54(XlibCanvasConfig1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54(XlibCanvasConfig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542(struct_anon_52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542(struct_anon_5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569(struct_anon_5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569(struct_anon_5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602(struct_anon_54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602(struct_anon_5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625(struct_anon_55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625(struct_anon_5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646(struct_anon_56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646(struct_anon_5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681(struct_anon_57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681(struct_anon_5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5 <text:s text:c="3"/>0.000 <text:s text:c="3"/>0.005 <text:s text:c="3"/>0.000 xlib.py:170(poll)</text:p>
          </table:table-cell>
          <table:table-cell office:value-type="float" office:value="343" calcext:value-type="float">
            <text:p>343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170(pol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702(struct_anon_58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02(struct_anon_5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723(struct_anon_59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23(struct_anon_5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73(XlibScree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3(XlibScre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7"/>36 <text:s text:c="3"/>0.002 <text:s text:c="3"/>0.000 <text:s text:c="3"/>0.002 <text:s text:c="3"/>0.000 xlib.py:174(__init__)</text:p>
          </table:table-cell>
          <table:table-cell office:value-type="float" office:value="36" calcext:value-type="float">
            <text:p>3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174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746(struct_anon_6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46(struct_anon_6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76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767(struct_anon_6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67(struct_anon_6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794(struct_anon_62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794(struct_anon_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8 <text:s text:c="3"/>0.004 xlib.py:180(get_matching_config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xlib.py:180(get_matching_config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819(struct_anon_6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819(struct_anon_6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842(struct_anon_64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842(struct_anon_6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853(struct_anon_65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853(struct_anon_6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xlib.py:186(get_visual_info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86(get_visual_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877(struct_anon_66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877(struct_anon_6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4 <text:s text:c="3"/>0.002 xlib.py:189(create_context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xlib.py:189(create_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900(struct_anon_67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900(struct_anon_6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921(struct_anon_68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921(struct_anon_6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938(struct_anon_69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938(struct_anon_6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957(struct_anon_7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957(struct_anon_7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96(BaseXlibCon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96(BaseXlib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4 <text:s text:c="3"/>0.002 xlib.py:197(__init__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xlib.py:197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1980(struct__XEven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1980(struct__XEv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057(struct_anon_7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057(struct_anon_7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076(struct_anon_72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076(struct_anon_7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087(struct_anon_7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087(struct_anon_7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126(struct_anon_74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126(struct_anon_7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141(struct_anon_75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141(struct_anon_7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152(struct_anon_76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152(struct_anon_7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167(struct_anon_77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167(struct_anon_7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186(struct_anon_78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186(struct_anon_7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197(struct__XO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197(struct__XO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2(XlibConfi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(XlibConfi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204(struct__XO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04(struct__XO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212(struct__XO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12(struct__XO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219(struct__XO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19(struct__XO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227(struct__XO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27(struct__XO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234(struct__XO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34(struct__XO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242(struct_anon_79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42(struct_anon_7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xlib.py:225(set_vsync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5(set_vsyn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257(struct_anon_8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57(struct_anon_8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272(struct_anon_8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72(struct_anon_8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290(struct_anon_8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290(struct_anon_8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3(NoSuchDisplayExcept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(NoSuchDisplayExcep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8 <text:s text:c="3"/>0.004 xlib.py:23(match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xlib.py:23(mat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301(struct_anon_84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01(struct_anon_8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314(struct__XI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14(struct__XI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321(struct__XIM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21(struct__XI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329(struct__XI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29(struct__XI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336(struct__XI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36(struct__XI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348(struct_anon_85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48(struct_anon_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0 <text:s text:c="3"/>0.000 <text:s text:c="3"/>0.000 <text:s text:c="3"/>0.000 xlib.py:236(_wait_vsync)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6(_wait_vsyn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374(struct_anon_86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74(struct_anon_8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385(struct_anon_87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385(struct_anon_8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406(struct__XIM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406(struct__XIM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413(struct_anon_88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413(struct_anon_8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43(XlibContext1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43(XlibContext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435(struct__XIMPreeditStateNotifyCallbackStru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435(struct__XIMPreeditStateNotifyCallbackStru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454(struct__XIMStringConversionTex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454(struct__XIMStringConversi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461(struct_anon_89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461(struct_anon_8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502(struct__XIMStringConversionCallbackStru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02(struct__XIMStringConversionCallbackStru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51(XlibScreenMod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1(XlibScreenM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519(struct__XIMPreeditDrawCallbackStru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19(struct__XIMPreeditDrawCallbackStru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539(struct__XIMPreeditCaretCallbackStru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39(struct__XIMPreeditCaretCallbackStru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556(struct__XIMStatusDrawCallbackStruc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56(struct__XIMStatusDrawCallbackStru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561(struct_anon_9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61(struct_anon_9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577(struct__XIMHotKeyTrigg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77(struct__XIMHotKeyTrigg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590(struct__XIMHotKeyTrigger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590(struct__XIMHotKeyTrigger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60(XlibCanva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60(XlibCanva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604(struct_anon_94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604(struct_anon_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xlib.py:261(__init__)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61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9(c_voi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9(c_voi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295(XlibContext1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295(XlibContext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4 <text:s text:c="3"/>0.002 xlib.py:296(__init__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xlib.py:29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8 <text:s text:c="3"/>0.004 xlib.py:315(attach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xlib.py:315(atta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56 <text:s text:c="3"/>0.023 <text:s text:c="3"/>0.000 <text:s text:c="3"/>0.035 <text:s text:c="3"/>0.000 xlib.py:325(set_current)</text:p>
          </table:table-cell>
          <table:table-cell office:value-type="float" office:value="356" calcext:value-type="float">
            <text:p>356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325(set_curren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xlib.py:330(detach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330(deta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2 <text:s text:c="3"/>0.001 xlib.py:344(destro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xlib.py:344(destro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26 <text:s text:c="3"/>0.000 <text:s text:c="3"/>0.027 <text:s text:c="3"/>0.000 xlib.py:353(flip)</text:p>
          </table:table-cell>
          <table:table-cell office:value-type="float" office:value="343" calcext:value-type="float">
            <text:p>343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353(fli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36(&lt;module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36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362(XlibContextARB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362(XlibContextAR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3 <text:s text:c="3"/>0.002 <text:s text:c="3"/>0.003 <text:s text:c="3"/>0.002 xlib.py:363(_create_glx_context)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xlib.py:363(_create_glx_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120 <text:s text:c="3"/>0.060 xlib.py:4(&lt;module&gt;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xlib.py: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12(struct__XExtData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12(struct__XExtDat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27(struct_anon_15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27(struct_anon_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322(struct__XrmHashBucketR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322(struct__XrmHashBucketR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42(struct_anon_16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42(struct_anon_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519(struct__XrmHashBucketR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519(struct__XrmHashBucketR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55(struct_anon_17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55(struct_anon_1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631(struct__XrmHashBucketR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631(struct__XrmHashBucketR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643(struct__XrmHashBucketRe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643(struct__XrmHashBucketRe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709(struct_anon_95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709(struct_anon_9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728(struct_anon_96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728(struct_anon_9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738(struct_anon_97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738(struct_anon_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779(struct_anon_98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779(struct_anon_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819(struct_anon_99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819(struct_anon_9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844(struct_anon_10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844(struct_anon_1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863(struct_anon_102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863(struct_anon_10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874(struct__XComposeStatu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874(struct__XComposeStatu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885(struct__XReg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885(struct__XReg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892(struct__XRegion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892(struct__XReg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903(struct_anon_10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903(struct_anon_10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4941(struct_anon_104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4941(struct_anon_10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508(struct__XG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08(struct__XG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51(XlibSelectDevic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1(XlibSelectDevic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515(struct__XGC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15(struct__XG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523(struct_anon_18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23(struct_anon_1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546(struct_anon_19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46(struct_anon_1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559(struct_anon_2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59(struct_anon_2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582(struct__XDispl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582(struct__X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613(struct_anon_2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613(struct_anon_2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628(struct_anon_22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628(struct_anon_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665(struct_anon_2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665(struct_anon_2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3 <text:s text:c="3"/>0.001 xlib.py:68(&lt;listcomp&gt;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xlib.py:68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3 <text:s text:c="3"/>0.003 <text:s text:c="3"/>0.014 <text:s text:c="3"/>0.014 xlib.py:7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string" calcext:value-type="string">
            <text:p>xlib.py:7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718(struct_anon_24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18(struct_anon_2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72(XlibDispl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2(Xlib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731(struct_anon_25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31(struct_anon_2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746(struct__XImag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46(struct__XImag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75(NotificationDevic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5(NotificationDevic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76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766(struct_funcs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66(struct_func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775(struct__XDispl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775(struct__X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80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0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19 <text:s text:c="3"/>0.000 <text:s text:c="3"/>0.000 <text:s text:c="3"/>0.000 <text:s text:c="3"/>0.000 xlib.py:80(fileno)</text:p>
          </table:table-cell>
          <table:table-cell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0(filen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812(struct_anon_26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12(struct_anon_2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82(BaseXlibCanvasConfig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2(BaseXlibCanvasConfi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83(se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3(s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833(struct_anon_27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33(struct_anon_2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852(struct_anon_28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52(struct_anon_2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867(struct_anon_29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67(struct_anon_2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878(struct_anon_3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78(struct_anon_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893(struct_anon_3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893(struct_anon_3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912(struct_anon_32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12(struct_anon_3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43 <text:s text:c="3"/>0.002 <text:s text:c="3"/>0.000 <text:s text:c="3"/>0.002 <text:s text:c="3"/>0.000 xlib.py:92(poll)</text:p>
          </table:table-cell>
          <table:table-cell office:value-type="float" office:value="343" calcext:value-type="float">
            <text:p>34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lib.py:92(pol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935(struct_anon_33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35(struct_anon_3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95(XlibEventLoop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5(XlibEventLoo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956(struct_anon_34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56(struct_anon_3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96(__init__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969(struct_anon_35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69(struct_anon_3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980(struct__XDispl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80(struct__X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987(struct__XDispla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87(struct__XDispl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.py:995(struct_anon_36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.py:995(struct_anon_3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23 <text:s text:c="3"/>0.023 xlib_vidmoderestore.py:14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string" calcext:value-type="string">
            <text:p>xlib_vidmoderestore.py:14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lib_vidmoderestore.py:43(ModePacket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lib_vidmoderestore.py:43(ModePack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sync.py:124(struct__XSyncValu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124(struct__XSyncValu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sync.py:216(struct__XSyncSystemCoun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216(struct__XSyncSystemCoun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sync.py:229(struct_anon_96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229(struct_anon_9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sync.py:244(struct_anon_97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244(struct_anon_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sync.py:255(struct_anon_98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255(struct_anon_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sync.py:270(struct_anon_99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270(struct_anon_9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sync.py:299(struct_anon_10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299(struct_anon_1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sync.py:324(struct_anon_10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324(struct_anon_1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sync.py:345(struct_anon_102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345(struct_anon_10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6 <text:s text:c="3"/>0.006 xsync.py:40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string" calcext:value-type="string">
            <text:p>xsync.py:40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xsync.py:63(c_void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sync.py:63(c_voi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zipfile.py:1722(PyZip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1722(PyZip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zipfile.py:295(ZipInfo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295(ZipInf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zipfile.py:43(BadZip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43(BadZip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zipfile.py:47(LargeZip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47(LargeZip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zipfile.py:473(_ZipDecrypt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473(_ZipDecrypt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1 <text:s text:c="3"/>0.001 zipfile.py:5(&lt;module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zipfile.py:5(&lt;module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zipfile.py:534(LZMACompress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534(LZMACompress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zipfile.py:557(LZMADecompresso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557(LZMADecompress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zipfile.py:653(_Shared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653(_Shared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zipfile.py:674(_Tellab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674(_Tellab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zipfile.py:694(ZipExt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694(ZipExt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zipfile.py:961(ZipFile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ipfile.py:961(Zip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551 <text:s text:c="3"/>0.009 <text:s text:c="3"/>0.000 <text:s text:c="3"/>0.377 <text:s text:c="3"/>0.000 {built-in method Swarm.normalise}</text:p>
          </table:table-cell>
          <table:table-cell office:value-type="float" office:value="19551" calcext:value-type="float">
            <text:p>1955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.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warm.normalis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165 <text:s text:c="3"/>0.001 <text:s text:c="3"/>0.000 <text:s text:c="3"/>0.001 <text:s text:c="3"/>0.000 {built-in method __new__ of type object at 0xa3ee00}</text:p>
          </table:table-cell>
          <table:table-cell office:value-type="float" office:value="165" calcext:value-type="float">
            <text:p>16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_new__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0xa3ee00}</text:p>
          </table:table-cell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0 <text:s text:c="3"/>0.000 {built-in method _codecs.utf_8_decode}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odecs.utf_8_decod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5616 <text:s text:c="3"/>0.003 <text:s text:c="3"/>0.000 <text:s text:c="3"/>0.003 <text:s text:c="3"/>0.000 {built-in method _ctypes.POINTER}</text:p>
          </table:table-cell>
          <table:table-cell office:value-type="float" office:value="5616" calcext:value-type="float">
            <text:p>561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types.POINTE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993 <text:s text:c="3"/>0.000 <text:s text:c="3"/>0.000 <text:s text:c="3"/>0.000 <text:s text:c="3"/>0.000 {built-in method _ctypes.byref}</text:p>
          </table:table-cell>
          <table:table-cell office:value-type="float" office:value="993" calcext:value-type="float">
            <text:p>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types.byref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8 <text:s text:c="3"/>0.002 <text:s text:c="3"/>0.000 <text:s text:c="3"/>0.002 <text:s text:c="3"/>0.000 {built-in method _ctypes.dlopen}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types.dlope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1255 <text:s text:c="3"/>0.002 <text:s text:c="3"/>0.000 <text:s text:c="3"/>0.002 <text:s text:c="3"/>0.000 {built-in method _ctypes.pointer}</text:p>
          </table:table-cell>
          <table:table-cell office:value-type="float" office:value="1255" calcext:value-type="float">
            <text:p>125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types.pointe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92347 <text:s text:c="3"/>0.014 <text:s text:c="3"/>0.000 <text:s text:c="3"/>0.014 <text:s text:c="3"/>0.000 {built-in method _ctypes.sizeof}</text:p>
          </table:table-cell>
          <table:table-cell office:value-type="float" office:value="92347" calcext:value-type="float">
            <text:p>92347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types.sizeof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_hashlib.openssl_md5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ashlib.openssl_md5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_hashlib.openssl_sha1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ashlib.openssl_sha1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_hashlib.openssl_sha224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ashlib.openssl_sha224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_hashlib.openssl_sha256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ashlib.openssl_sha256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_hashlib.openssl_sha384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ashlib.openssl_sha384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_hashlib.openssl_sha512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ashlib.openssl_sha512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343 <text:s text:c="3"/>0.000 <text:s text:c="3"/>0.000 <text:s text:c="3"/>0.000 <text:s text:c="3"/>0.000 {built-in method _heapq.heappop}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eapq.heappop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344 <text:s text:c="3"/>0.000 <text:s text:c="3"/>0.000 <text:s text:c="3"/>0.000 <text:s text:c="3"/>0.000 {built-in method _heapq.heappush}</text:p>
          </table:table-cell>
          <table:table-cell office:value-type="float" office:value="344" calcext:value-type="float">
            <text:p>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heapq.heappush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216 <text:s text:c="3"/>0.000 <text:s text:c="3"/>0.000 <text:s text:c="3"/>0.000 <text:s text:c="3"/>0.000 {built-in method _imp._fix_co_filename}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_fix_co_filenam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728 <text:s text:c="3"/>0.000 <text:s text:c="3"/>0.000 <text:s text:c="3"/>0.000 <text:s text:c="3"/>0.000 {built-in method _imp.acquire_lock}</text:p>
          </table:table-cell>
          <table:table-cell office:value-type="float" office:value="728" calcext:value-type="float">
            <text:p>7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acquire_lock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14 <text:s text:c="3"/>0.001 <text:s text:c="3"/>0.000 <text:s text:c="3"/>0.001 <text:s text:c="3"/>0.000 {built-in method _imp.create_builtin}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create_builti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13/3 <text:s text:c="3"/>0.011 <text:s text:c="3"/>0.001 <text:s text:c="3"/>0.109 <text:s text:c="3"/>0.036 {built-in method _imp.create_dynamic}</text:p>
          </table:table-cell>
          <table:table-cell office:value-type="float" office:value="43172" calcext:value-type="float">
            <text:p>4317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create_dynamic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0 <text:s text:c="3"/>0.000 {built-in method _imp.exec_builtin}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exec_builti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13 <text:s text:c="3"/>0.000 <text:s text:c="3"/>0.000 <text:s text:c="3"/>0.000 <text:s text:c="3"/>0.000 {built-in method _imp.exec_dynamic}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exec_dynamic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80 <text:s text:c="3"/>0.000 <text:s text:c="3"/>0.000 <text:s text:c="3"/>0.000 <text:s text:c="3"/>0.000 {built-in method _imp.is_builtin}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is_builti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234 <text:s text:c="3"/>0.000 <text:s text:c="3"/>0.000 <text:s text:c="3"/>0.000 <text:s text:c="3"/>0.000 {built-in method _imp.is_frozen}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is_froze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1173 <text:s text:c="3"/>0.000 <text:s text:c="3"/>0.000 <text:s text:c="3"/>0.000 <text:s text:c="3"/>0.000 {built-in method _imp.release_lock}</text:p>
          </table:table-cell>
          <table:table-cell office:value-type="float" office:value="1173" calcext:value-type="float">
            <text:p>1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imp.release_lock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{built-in method _locale.nl_langinfo}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locale.nl_langinfo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{built-in method _operator.index}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operator.index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7 <text:s text:c="3"/>0.004 <text:s text:c="3"/>0.001 <text:s text:c="3"/>0.004 <text:s text:c="3"/>0.001 {built-in method _posixsubprocess.fork_exec}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posixsubprocess.fork_exec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53 <text:s text:c="3"/>0.000 <text:s text:c="3"/>0.000 <text:s text:c="3"/>0.000 <text:s text:c="3"/>0.000 {built-in method _sre.compile}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sre.compil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372 <text:s text:c="3"/>0.000 <text:s text:c="3"/>0.000 <text:s text:c="3"/>0.000 <text:s text:c="3"/>0.000 {built-in method _sre.getlower}</text:p>
          </table:table-cell>
          <table:table-cell office:value-type="float" office:value="372" calcext:value-type="float">
            <text:p>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sre.getlowe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31 <text:s text:c="3"/>0.000 <text:s text:c="3"/>0.000 <text:s text:c="3"/>0.000 <text:s text:c="3"/>0.000 {built-in method _struct.calcsize}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struct.calcsiz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_thread._set_sentinel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thread._set_sentinel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519 <text:s text:c="3"/>0.000 <text:s text:c="3"/>0.000 <text:s text:c="3"/>0.000 <text:s text:c="3"/>0.000 {built-in method _thread.allocate_lock}</text:p>
          </table:table-cell>
          <table:table-cell office:value-type="float" office:value="519" calcext:value-type="float">
            <text:p>5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thread.allocate_lock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919 <text:s text:c="3"/>0.000 <text:s text:c="3"/>0.000 <text:s text:c="3"/>0.000 <text:s text:c="3"/>0.000 {built-in method _thread.get_ident}</text:p>
          </table:table-cell>
          <table:table-cell office:value-type="float" office:value="919" calcext:value-type="float">
            <text:p>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thread.get_ident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built-in method _thread.start_new_thread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thread.start_new_threa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built-in method _warnings._filters_mutated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warnings._filters_mutate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_warnings.warn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warnings.war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atexit.register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texit.registe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07/1305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__build_class__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355/21 <text:s text:c="3"/>0.001 <text:s text:c="3"/>0.000 <text:s text:c="3"/>0.248 <text:s text:c="3"/>0.012 {built-in method builtins.__import__}</text:p>
          </table:table-cell>
          <table:table-cell office:value-type="string" calcext:value-type="string">
            <text:p>355/2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.248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__import__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72 <text:s text:c="3"/>0.000 <text:s text:c="3"/>0.000 <text:s text:c="3"/>0.000 <text:s text:c="3"/>0.000 {built-in method builtins.abs}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abs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248 <text:s text:c="3"/>0.000 <text:s text:c="3"/>0.000 <text:s text:c="3"/>0.001 <text:s text:c="3"/>0.000 {built-in method builtins.any}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any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{built-in method builtins.callable}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callabl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308 <text:s text:c="3"/>0.000 <text:s text:c="3"/>0.000 <text:s text:c="3"/>0.000 <text:s text:c="3"/>0.000 {built-in method builtins.chr}</text:p>
          </table:table-cell>
          <table:table-cell office:value-type="float" office:value="308" calcext:value-type="float">
            <text:p>3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ch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{built-in method builtins.dir}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di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45 <text:s text:c="3"/>0.000 <text:s text:c="3"/>0.000 <text:s text:c="3"/>0.000 <text:s text:c="3"/>0.000 {built-in method builtins.divmod}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divmo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809 <text:s text:c="3"/>0.006 <text:s text:c="3"/>0.000 <text:s text:c="3"/>0.006 <text:s text:c="3"/>0.000 {built-in method builtins.eval}</text:p>
          </table:table-cell>
          <table:table-cell office:value-type="float" office:value="809" calcext:value-type="float">
            <text:p>809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eval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37/1 <text:s text:c="3"/>0.009 <text:s text:c="3"/>0.000 <text:s text:c="2"/>21.701 <text:s text:c="2"/>21.701 {built-in method builtins.exec}</text:p>
          </table:table-cell>
          <table:table-cell office:value-type="string" calcext:value-type="string">
            <text:p>237/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.701" calcext:value-type="float">
            <text:p>21.701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exec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6425 <text:s text:c="3"/>0.005 <text:s text:c="3"/>0.000 <text:s text:c="3"/>0.016 <text:s text:c="3"/>0.000 {built-in method builtins.getattr}</text:p>
          </table:table-cell>
          <table:table-cell office:value-type="float" office:value="6425" calcext:value-type="float">
            <text:p>642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getatt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363 <text:s text:c="3"/>0.000 <text:s text:c="3"/>0.000 <text:s text:c="3"/>0.000 <text:s text:c="3"/>0.000 {built-in method builtins.globals}</text:p>
          </table:table-cell>
          <table:table-cell office:value-type="float" office:value="363" calcext:value-type="float">
            <text:p>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globals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2126558 <text:s text:c="3"/>0.219 <text:s text:c="3"/>0.000 <text:s text:c="3"/>0.219 <text:s text:c="3"/>0.000 {built-in method builtins.hasattr}</text:p>
          </table:table-cell>
          <table:table-cell office:value-type="float" office:value="2126558" calcext:value-type="float">
            <text:p>2126558</text:p>
          </table:table-cell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hasatt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7900 <text:s text:c="3"/>0.001 <text:s text:c="3"/>0.000 <text:s text:c="3"/>0.001 <text:s text:c="3"/>0.000 {built-in method builtins.id}</text:p>
          </table:table-cell>
          <table:table-cell office:value-type="float" office:value="7900" calcext:value-type="float">
            <text:p>79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i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898/2488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isinstance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26985/1426972</text:p>
          </table:table-cell>
          <table:table-cell office:value-type="float" office:value="0.177" calcext:value-type="float">
            <text:p>0.177</text:p>
          </table:table-cell>
          <table:table-cell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issubclass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602 <text:s text:c="3"/>0.000 <text:s text:c="3"/>0.000 <text:s text:c="3"/>0.000 <text:s text:c="3"/>0.000 {built-in method builtins.iter}</text:p>
          </table:table-cell>
          <table:table-cell office:value-type="float" office:value="602" calcext:value-type="float">
            <text:p>6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ite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4811/38448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len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built-in method builtins.locals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locals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457 <text:s text:c="3"/>0.001 <text:s text:c="3"/>0.000 <text:s text:c="3"/>0.001 <text:s text:c="3"/>0.000 {built-in method builtins.max}</text:p>
          </table:table-cell>
          <table:table-cell office:value-type="float" office:value="457" calcext:value-type="float">
            <text:p>45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max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1285 <text:s text:c="3"/>0.000 <text:s text:c="3"/>0.000 <text:s text:c="3"/>0.000 <text:s text:c="3"/>0.000 {built-in method builtins.min}</text:p>
          </table:table-cell>
          <table:table-cell office:value-type="float" office:value="1285" calcext:value-type="float">
            <text:p>1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mi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2066 <text:s text:c="3"/>0.000 <text:s text:c="3"/>0.000 <text:s text:c="3"/>0.005 <text:s text:c="3"/>0.000 {built-in method builtins.next}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next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9032 <text:s text:c="3"/>0.001 <text:s text:c="3"/>0.000 <text:s text:c="3"/>0.001 <text:s text:c="3"/>0.000 {built-in method builtins.ord}</text:p>
          </table:table-cell>
          <table:table-cell office:value-type="float" office:value="29032" calcext:value-type="float">
            <text:p>29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or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builtins.print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print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80 <text:s text:c="3"/>0.000 <text:s text:c="3"/>0.000 <text:s text:c="3"/>0.000 <text:s text:c="3"/>0.000 {built-in method builtins.repr}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rep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9 <text:s text:c="3"/>0.000 <text:s text:c="3"/>0.000 <text:s text:c="3"/>0.000 <text:s text:c="3"/>0.000 {built-in method builtins.round}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roun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3686 <text:s text:c="3"/>0.001 <text:s text:c="3"/>0.000 <text:s text:c="3"/>0.001 <text:s text:c="3"/>0.000 {built-in method builtins.setattr}</text:p>
          </table:table-cell>
          <table:table-cell office:value-type="float" office:value="3686" calcext:value-type="float">
            <text:p>368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setatt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built-in method builtins.sorted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sorte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{built-in method builtins.vars}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vars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433 <text:s text:c="3"/>0.000 <text:s text:c="3"/>0.000 <text:s text:c="3"/>0.000 <text:s text:c="3"/>0.000 {built-in method from_bytes}</text:p>
          </table:table-cell>
          <table:table-cell office:value-type="float" office:value="433" calcext:value-type="float">
            <text:p>4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rom_bytes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13 <text:s text:c="3"/>0.001 <text:s text:c="3"/>0.000 <text:s text:c="3"/>0.001 <text:s text:c="3"/>0.000 {built-in method io.open}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o.ope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216 <text:s text:c="3"/>0.032 <text:s text:c="3"/>0.000 <text:s text:c="3"/>0.032 <text:s text:c="3"/>0.000 {built-in method marshal.loads}</text:p>
          </table:table-cell>
          <table:table-cell office:value-type="float" office:value="216" calcext:value-type="float">
            <text:p>216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rshal.loads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39102 <text:s text:c="3"/>0.013 <text:s text:c="3"/>0.000 <text:s text:c="3"/>0.013 <text:s text:c="3"/>0.000 {built-in method math.asin}</text:p>
          </table:table-cell>
          <table:table-cell office:value-type="float" office:value="39102" calcext:value-type="float">
            <text:p>3910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asi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99 <text:s text:c="3"/>0.000 <text:s text:c="3"/>0.000 <text:s text:c="3"/>0.000 <text:s text:c="3"/>0.000 {built-in method math.cos}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cos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39102 <text:s text:c="3"/>0.004 <text:s text:c="3"/>0.000 <text:s text:c="3"/>0.004 <text:s text:c="3"/>0.000 {built-in method math.degrees}</text:p>
          </table:table-cell>
          <table:table-cell office:value-type="float" office:value="39102" calcext:value-type="float">
            <text:p>391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degrees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math.exp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exp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101 <text:s text:c="3"/>0.000 <text:s text:c="3"/>0.000 <text:s text:c="3"/>0.000 <text:s text:c="3"/>0.000 {built-in method math.log}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log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99 <text:s text:c="3"/>0.000 <text:s text:c="3"/>0.000 <text:s text:c="3"/>0.000 <text:s text:c="3"/>0.000 {built-in method math.sin}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si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39202 <text:s text:c="3"/>0.012 <text:s text:c="3"/>0.000 <text:s text:c="3"/>0.012 <text:s text:c="3"/>0.000 {built-in method math.sqrt}</text:p>
          </table:table-cell>
          <table:table-cell office:value-type="float" office:value="39202" calcext:value-type="float">
            <text:p>39202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th.sqrt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270 <text:s text:c="3"/>0.000 <text:s text:c="3"/>0.000 <text:s text:c="3"/>0.000 <text:s text:c="3"/>0.000 {built-in method numpy.core.multiarray.add_docstring}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add_docstring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713505 <text:s text:c="3"/>0.169 <text:s text:c="3"/>0.000 <text:s text:c="3"/>0.169 <text:s text:c="3"/>0.000 {built-in method numpy.core.multiarray.array}</text:p>
          </table:table-cell>
          <table:table-cell office:value-type="float" office:value="713505" calcext:value-type="float">
            <text:p>713505</text:p>
          </table:table-cell>
          <table:table-cell office:value-type="float" office:value="0.169" calcext:value-type="float">
            <text:p>0.169</text:p>
          </table:table-cell>
          <table:table-cell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array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713416 <text:s text:c="3"/>0.877 <text:s text:c="3"/>0.000 <text:s text:c="3"/>0.877 <text:s text:c="3"/>0.000 {built-in method numpy.core.multiarray.dot}</text:p>
          </table:table-cell>
          <table:table-cell office:value-type="float" office:value="713416" calcext:value-type="float">
            <text:p>713416</text:p>
          </table:table-cell>
          <table:table-cell office:value-type="float" office:value="0.877" calcext:value-type="float">
            <text:p>0.877</text:p>
          </table:table-cell>
          <table:table-cell office:value-type="float" office:value="0" calcext:value-type="float">
            <text:p>0</text:p>
          </table:table-cell>
          <table:table-cell office:value-type="float" office:value="0.877" calcext:value-type="float">
            <text:p>0.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dot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{built-in method numpy.core.multiarray.empty_like}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empty_lik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21 <text:s text:c="3"/>0.000 <text:s text:c="3"/>0.000 <text:s text:c="3"/>0.000 <text:s text:c="3"/>0.000 {built-in method numpy.core.multiarray.empty}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empty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{built-in method numpy.core.multiarray.normalize_axis_index}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normalize_axis_index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built-in method numpy.core.multiarray.set_string_function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set_string_functio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numpy.core.multiarray.set_typeDict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multiarray.set_typeDict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14 <text:s text:c="3"/>0.000 <text:s text:c="3"/>0.000 <text:s text:c="3"/>0.000 <text:s text:c="3"/>0.000 {built-in method numpy.core.umath.geterrobj}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umath.geterrobj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built-in method numpy.core.umath.seterrobj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umath.seterrobj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built-in method posix.WEXITSTATUS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WEXITSTATUS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built-in method posix.WIFEXITED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WIFEXITE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built-in method posix.WIFSIGNALED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WIFSIGNALE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28 <text:s text:c="3"/>0.000 <text:s text:c="3"/>0.000 <text:s text:c="3"/>0.000 <text:s text:c="3"/>0.000 {built-in method posix.close}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clos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125 <text:s text:c="3"/>0.000 <text:s text:c="3"/>0.000 <text:s text:c="3"/>0.000 <text:s text:c="3"/>0.000 {built-in method posix.getcwd}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getcw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built-in method posix.getpid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getpi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44 <text:s text:c="3"/>0.002 <text:s text:c="3"/>0.000 <text:s text:c="3"/>0.002 <text:s text:c="3"/>0.000 {built-in method posix.listdir}</text:p>
          </table:table-cell>
          <table:table-cell office:value-type="float" office:value="44" calcext:value-type="float">
            <text:p>4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listdi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built-in method posix.open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ope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15 <text:s text:c="3"/>0.000 <text:s text:c="3"/>0.000 <text:s text:c="3"/>0.000 <text:s text:c="3"/>0.000 {built-in method posix.pipe}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pip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built-in method posix.putenv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putenv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7 <text:s text:c="3"/>0.005 <text:s text:c="3"/>0.001 <text:s text:c="3"/>0.005 <text:s text:c="3"/>0.001 {built-in method posix.read}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rea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990 <text:s text:c="3"/>0.004 <text:s text:c="3"/>0.000 <text:s text:c="3"/>0.004 <text:s text:c="3"/>0.000 {built-in method posix.stat}</text:p>
          </table:table-cell>
          <table:table-cell office:value-type="float" office:value="990" calcext:value-type="float">
            <text:p>99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stat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built-in method posix.uname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unam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built-in method posix.unsetenv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unsetenv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posix.urandom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urandom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built-in method posix.waitpid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waitpi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posix.write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ix.writ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319 <text:s text:c="3"/>0.006 <text:s text:c="3"/>0.000 <text:s text:c="3"/>0.007 <text:s text:c="3"/>0.000 {built-in method select.select}</text:p>
          </table:table-cell>
          <table:table-cell office:value-type="float" office:value="319" calcext:value-type="float">
            <text:p>319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elect.select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7"/>39 <text:s text:c="3"/>0.000 <text:s text:c="3"/>0.000 <text:s text:c="3"/>0.000 <text:s text:c="3"/>0.000 {built-in method sys._getframe}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ys._getfram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sys.getfilesystemencoding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ys.getfilesystemencoding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689 <text:s text:c="3"/>0.001 <text:s text:c="3"/>0.000 <text:s text:c="3"/>0.001 <text:s text:c="3"/>0.000 {built-in method time.time}</text:p>
          </table:table-cell>
          <table:table-cell office:value-type="float" office:value="689" calcext:value-type="float">
            <text:p>68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ime.tim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unicodedata.category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unicodedata.category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{function Random.seed at 0x7f7394fe9d08}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function</text:p>
          </table:table-cell>
          <table:table-cell office:value-type="string" calcext:value-type="string">
            <text:p>Random.seed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0x7f7394fe9d08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6"/>108 <text:s text:c="3"/>0.000 <text:s text:c="3"/>0.000 <text:s text:c="3"/>0.000 <text:s text:c="3"/>0.000 {method '__contains__' of 'frozenset' objects}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contains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frozense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{method '__enter__' of '_thread.lock' objects}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enter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5 <text:s text:c="3"/>0.000 <text:s text:c="3"/>0.000 <text:s text:c="3"/>0.000 <text:s text:c="3"/>0.000 {method '__exit__' of '_thread.lock' objects}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exit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67 <text:s text:c="3"/>0.000 <text:s text:c="3"/>0.000 <text:s text:c="3"/>0.000 <text:s text:c="3"/>0.000 {method '__reduce_ex__' of 'object' objects}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reduce_ex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obje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1 <text:s text:c="3"/>0.000 <text:s text:c="3"/>0.000 <text:s text:c="3"/>0.000 <text:s text:c="3"/>0.000 {method '__subclasses__' of 'type' objects}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subclasses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typ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1 <text:s text:c="3"/>0.000 <text:s text:c="3"/>0.000 <text:s text:c="3"/>0.000 <text:s text:c="3"/>0.000 {method '__subclasshook__' of 'object' objects}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subclasshook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obje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method '_is_owned' of '_thread.RLock' objects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is_owne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R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352 <text:s text:c="3"/>0.000 <text:s text:c="3"/>0.000 <text:s text:c="3"/>0.000 <text:s text:c="3"/>0.000 {method 'acquire' of '_thread.RLock' objects}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cquir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R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 <text:s text:c="3"/>0.169 <text:s text:c="3"/>0.013 <text:s text:c="3"/>0.169 <text:s text:c="3"/>0.013 {method 'acquire' of '_thread.lock' objects}</text:p>
          </table:table-cell>
          <table:table-cell office:value-type="float" office:value="13" calcext:value-type="float">
            <text:p>1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13" calcext:value-type="float">
            <text:p>0.01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cquir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577 <text:s text:c="3"/>0.000 <text:s text:c="3"/>0.000 <text:s text:c="3"/>0.000 <text:s text:c="3"/>0.000 {method 'add' of 'set' objects}</text:p>
          </table:table-cell>
          <table:table-cell office:value-type="float" office:value="577" calcext:value-type="float">
            <text:p>5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d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e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method 'append' of 'collections.deque' objects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ppe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collections.dequ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109332 <text:s text:c="3"/>0.026 <text:s text:c="3"/>0.000 <text:s text:c="3"/>0.026 <text:s text:c="3"/>0.000 {method 'append' of 'list' objects}</text:p>
          </table:table-cell>
          <table:table-cell office:value-type="float" office:value="109332" calcext:value-type="float">
            <text:p>109332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ppe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342 <text:s text:c="3"/>0.000 <text:s text:c="3"/>0.000 <text:s text:c="3"/>0.000 <text:s text:c="3"/>0.000 {method 'appendleft' of 'collections.deque' objects}</text:p>
          </table:table-cell>
          <table:table-cell office:value-type="float" office:value="342" calcext:value-type="float">
            <text:p>3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ppendlef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collections.dequ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37 <text:s text:c="3"/>0.000 <text:s text:c="3"/>0.000 <text:s text:c="3"/>0.000 <text:s text:c="3"/>0.000 {method 'bit_length' of 'int' objects}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bit_length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in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{method 'cast' of 'memoryview' objects}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as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memoryview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{method 'clear' of 'dict' objects}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lea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method 'close' of '_io.BufferedReader' objects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los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BufferedRead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method 'close' of '_io.TextIOWrapper' objects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los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TextIOWrapp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9 <text:s text:c="3"/>0.000 <text:s text:c="3"/>0.000 <text:s text:c="3"/>0.000 <text:s text:c="3"/>0.000 {method 'copy' of 'dict' objects}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opy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30 <text:s text:c="3"/>0.000 <text:s text:c="3"/>0.000 <text:s text:c="3"/>0.000 <text:s text:c="3"/>0.000 {method 'copy' of 'numpy.ndarray' objects}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opy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umpy.nd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964 <text:s text:c="3"/>0.000 <text:s text:c="3"/>0.000 <text:s text:c="3"/>0.000 <text:s text:c="3"/>0.000 {method 'decode' of 'bytes' objects}</text:p>
          </table:table-cell>
          <table:table-cell office:value-type="float" office:value="964" calcext:value-type="float">
            <text:p>9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decod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s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method 'disable' of '_lsprof.Profiler' objects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disabl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lsprof.Profil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method 'discard' of 'set' objects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discar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e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84 <text:s text:c="3"/>0.000 <text:s text:c="3"/>0.000 <text:s text:c="3"/>0.000 <text:s text:c="3"/>0.000 {method 'encode' of 'str' objects}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encod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50 <text:s text:c="3"/>0.000 <text:s text:c="3"/>0.000 <text:s text:c="3"/>0.000 <text:s text:c="3"/>0.000 {method 'endswith' of 'str' objects}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endswith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2697 <text:s text:c="3"/>0.001 <text:s text:c="3"/>0.000 <text:s text:c="3"/>0.001 <text:s text:c="3"/>0.000 {method 'extend' of 'list' objects}</text:p>
          </table:table-cell>
          <table:table-cell office:value-type="float" office:value="2697" calcext:value-type="float">
            <text:p>269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exte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700 <text:s text:c="3"/>0.000 <text:s text:c="3"/>0.000 <text:s text:c="3"/>0.000 <text:s text:c="3"/>0.000 {method 'find' of 'bytearray' objects}</text:p>
          </table:table-cell>
          <table:table-cell office:value-type="float" office:value="700" calcext:value-type="float">
            <text:p>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fi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7 <text:s text:c="3"/>0.000 <text:s text:c="3"/>0.000 <text:s text:c="3"/>0.000 <text:s text:c="3"/>0.000 {method 'find' of 'str' objects}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fi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2023 <text:s text:c="3"/>0.001 <text:s text:c="3"/>0.000 <text:s text:c="3"/>0.001 <text:s text:c="3"/>0.000 {method 'format' of 'str' objects}</text:p>
          </table:table-cell>
          <table:table-cell office:value-type="float" office:value="2023" calcext:value-type="float">
            <text:p>202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forma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16638 <text:s text:c="3"/>0.002 <text:s text:c="3"/>0.000 <text:s text:c="3"/>0.002 <text:s text:c="3"/>0.000 {method 'get' of 'dict' objects}</text:p>
          </table:table-cell>
          <table:table-cell office:value-type="float" office:value="16638" calcext:value-type="float">
            <text:p>1663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ge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84 <text:s text:c="3"/>0.000 <text:s text:c="3"/>0.000 <text:s text:c="3"/>0.000 <text:s text:c="3"/>0.000 {method 'get' of 'mappingproxy' objects}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ge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mappingprox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82 <text:s text:c="3"/>0.000 <text:s text:c="3"/>0.000 <text:s text:c="3"/>0.000 <text:s text:c="3"/>0.000 {method 'getrandbits' of '_random.Random' objects}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getrandbit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random.Random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45 <text:s text:c="3"/>0.000 <text:s text:c="3"/>0.000 <text:s text:c="3"/>0.000 <text:s text:c="3"/>0.000 {method 'group' of '_sre.SRE_Match' objects}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grou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sre.SRE_Match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699 <text:s text:c="3"/>0.001 <text:s text:c="3"/>0.000 <text:s text:c="3"/>0.002 <text:s text:c="3"/>0.000 {method 'index' of 'list' objects}</text:p>
          </table:table-cell>
          <table:table-cell office:value-type="float" office:value="699" calcext:value-type="float">
            <text:p>69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ndex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method 'insert' of 'list' objects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nser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2076 <text:s text:c="3"/>0.000 <text:s text:c="3"/>0.000 <text:s text:c="3"/>0.000 <text:s text:c="3"/>0.000 {method 'isalpha' of 'str' objects}</text:p>
          </table:table-cell>
          <table:table-cell office:value-type="float" office:value="2076" calcext:value-type="float">
            <text:p>2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salpha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34 <text:s text:c="3"/>0.000 <text:s text:c="3"/>0.000 <text:s text:c="3"/>0.000 <text:s text:c="3"/>0.000 {method 'isidentifier' of 'str' objects}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sidentifie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73 <text:s text:c="3"/>0.000 <text:s text:c="3"/>0.000 <text:s text:c="3"/>0.000 <text:s text:c="3"/>0.000 {method 'isupper' of 'str' objects}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suppe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49 <text:s text:c="3"/>0.000 <text:s text:c="3"/>0.000 <text:s text:c="3"/>0.000 <text:s text:c="3"/>0.000 {method 'items' of 'collections.OrderedDict' objects}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tem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collections.Ordered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3892 <text:s text:c="3"/>0.000 <text:s text:c="3"/>0.000 <text:s text:c="3"/>0.000 <text:s text:c="3"/>0.000 {method 'items' of 'dict' objects}</text:p>
          </table:table-cell>
          <table:table-cell office:value-type="float" office:value="3892" calcext:value-type="float">
            <text:p>3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tem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2869 <text:s text:c="3"/>0.001 <text:s text:c="3"/>0.000 <text:s text:c="3"/>0.001 <text:s text:c="3"/>0.000 {method 'join' of 'str' objects}</text:p>
          </table:table-cell>
          <table:table-cell office:value-type="float" office:value="2869" calcext:value-type="float">
            <text:p>286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join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1 <text:s text:c="3"/>0.000 <text:s text:c="3"/>0.000 <text:s text:c="3"/>0.000 <text:s text:c="3"/>0.000 {method 'keys' of 'dict' objects}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key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method 'locked' of '_thread.lock' objects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locke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method 'lower' of 'bytes' objects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lowe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s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5 <text:s text:c="3"/>0.000 <text:s text:c="3"/>0.000 <text:s text:c="3"/>0.000 <text:s text:c="3"/>0.000 {method 'lower' of 'str' objects}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lowe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3020 <text:s text:c="3"/>0.002 <text:s text:c="3"/>0.000 <text:s text:c="3"/>0.002 <text:s text:c="3"/>0.000 {method 'match' of '_sre.SRE_Pattern' objects}</text:p>
          </table:table-cell>
          <table:table-cell office:value-type="float" office:value="3020" calcext:value-type="float">
            <text:p>302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match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sre.SRE_Pattern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{method 'mro' of 'type' objects}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mro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typ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method 'open_port' of '_rtmidi.MidiBase' objects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open_por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rtmidi.MidiBas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{method 'partition' of 'str' objects}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partition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82 <text:s text:c="3"/>0.000 <text:s text:c="3"/>0.000 <text:s text:c="3"/>0.000 <text:s text:c="3"/>0.000 {method 'pop' of 'collections.deque' objects}</text:p>
          </table:table-cell>
          <table:table-cell office:value-type="float" office:value="282" calcext:value-type="float">
            <text:p>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po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collections.dequ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5535 <text:s text:c="3"/>0.000 <text:s text:c="3"/>0.000 <text:s text:c="3"/>0.000 <text:s text:c="3"/>0.000 {method 'pop' of 'dict' objects}</text:p>
          </table:table-cell>
          <table:table-cell office:value-type="float" office:value="5535" calcext:value-type="float">
            <text:p>55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po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{method 'pop' of 'list' objects}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po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4 <text:s text:c="3"/>0.000 <text:s text:c="3"/>0.000 <text:s text:c="3"/>0.000 <text:s text:c="3"/>0.000 {method 'random' of '_random.Random' objects}</text:p>
          </table:table-cell>
          <table:table-cell office:value-type="float" office:value="204" calcext:value-type="float">
            <text:p>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andom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random.Random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713422 <text:s text:c="3"/>0.483 <text:s text:c="3"/>0.000 <text:s text:c="3"/>0.483 <text:s text:c="3"/>0.000 {method 'ravel' of 'numpy.ndarray' objects}</text:p>
          </table:table-cell>
          <table:table-cell office:value-type="float" office:value="713422" calcext:value-type="float">
            <text:p>713422</text:p>
          </table:table-cell>
          <table:table-cell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avel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umpy.nd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7 <text:s text:c="3"/>0.005 <text:s text:c="3"/>0.001 <text:s text:c="3"/>0.005 <text:s text:c="3"/>0.001 {method 'read' of '_io.BufferedReader' objects}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a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BufferedRead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16 <text:s text:c="3"/>0.002 <text:s text:c="3"/>0.000 <text:s text:c="3"/>0.002 <text:s text:c="3"/>0.000 {method 'read' of '_io.FileIO' objects}</text:p>
          </table:table-cell>
          <table:table-cell office:value-type="float" office:value="216" calcext:value-type="float">
            <text:p>21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a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FileIO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91 <text:s text:c="3"/>0.000 <text:s text:c="3"/>0.000 <text:s text:c="3"/>0.000 <text:s text:c="3"/>0.000 {method 'readline' of '_io.TextIOWrapper' objects}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adlin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TextIOWrapp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{method 'readlines' of '_io._IOBase' objects}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adline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_IOBas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352 <text:s text:c="3"/>0.000 <text:s text:c="3"/>0.000 <text:s text:c="3"/>0.000 <text:s text:c="3"/>0.000 {method 'release' of '_thread.RLock' objects}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leas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R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4 <text:s text:c="3"/>0.000 <text:s text:c="3"/>0.000 <text:s text:c="3"/>0.000 <text:s text:c="3"/>0.000 {method 'release' of '_thread.lock' objects}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leas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35 <text:s text:c="3"/>0.000 <text:s text:c="3"/>0.000 <text:s text:c="3"/>0.000 <text:s text:c="3"/>0.000 {method 'remove' of 'list' objects}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mov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357 <text:s text:c="3"/>0.000 <text:s text:c="3"/>0.000 <text:s text:c="3"/>0.000 <text:s text:c="3"/>0.000 {method 'remove' of 'set' objects}</text:p>
          </table:table-cell>
          <table:table-cell office:value-type="float" office:value="357" calcext:value-type="float">
            <text:p>3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mov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e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37 <text:s text:c="3"/>0.000 <text:s text:c="3"/>0.000 <text:s text:c="3"/>0.000 <text:s text:c="3"/>0.000 {method 'replace' of 'str' objects}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plac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{method 'reshape' of 'numpy.ndarray' objects}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shap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umpy.nd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method 'rfind' of 'bytes' objects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fi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s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33 <text:s text:c="3"/>0.000 <text:s text:c="3"/>0.000 <text:s text:c="3"/>0.000 <text:s text:c="3"/>0.000 {method 'rfind' of 'str' objects}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fi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1893 <text:s text:c="3"/>0.001 <text:s text:c="3"/>0.000 <text:s text:c="3"/>0.001 <text:s text:c="3"/>0.000 {method 'rpartition' of 'str' objects}</text:p>
          </table:table-cell>
          <table:table-cell office:value-type="float" office:value="1893" calcext:value-type="float">
            <text:p>189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partition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7 <text:s text:c="3"/>0.000 <text:s text:c="3"/>0.000 <text:s text:c="3"/>0.000 <text:s text:c="3"/>0.000 {method 'rstrip' of 'bytes' objects}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stri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s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4978 <text:s text:c="3"/>0.001 <text:s text:c="3"/>0.000 <text:s text:c="3"/>0.001 <text:s text:c="3"/>0.000 {method 'rstrip' of 'str' objects}</text:p>
          </table:table-cell>
          <table:table-cell office:value-type="float" office:value="4978" calcext:value-type="float">
            <text:p>497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stri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37 <text:s text:c="3"/>0.011 <text:s text:c="3"/>0.000 <text:s text:c="3"/>0.011 <text:s text:c="3"/>0.000 {method 'search' of '_sre.SRE_Pattern' objects}</text:p>
          </table:table-cell>
          <table:table-cell office:value-type="float" office:value="37" calcext:value-type="float">
            <text:p>37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earch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sre.SRE_Pattern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711 <text:s text:c="3"/>0.000 <text:s text:c="3"/>0.000 <text:s text:c="3"/>0.000 <text:s text:c="3"/>0.000 {method 'setdefault' of 'dict' objects}</text:p>
          </table:table-cell>
          <table:table-cell office:value-type="float" office:value="711" calcext:value-type="float">
            <text:p>7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etdefaul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2 <text:s text:c="3"/>0.000 <text:s text:c="3"/>0.000 <text:s text:c="3"/>0.000 <text:s text:c="3"/>0.000 {method 'setter' of 'property' objects}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ette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propert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 <text:s text:c="3"/>0.000 <text:s text:c="3"/>0.000 <text:s text:c="3"/>0.000 <text:s text:c="3"/>0.000 {method 'sort' of 'list' objects}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or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1359 <text:s text:c="3"/>0.000 <text:s text:c="3"/>0.000 <text:s text:c="3"/>0.000 <text:s text:c="3"/>0.000 {method 'span' of '_sre.SRE_Match' objects}</text:p>
          </table:table-cell>
          <table:table-cell office:value-type="float" office:value="1359" calcext:value-type="float">
            <text:p>13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pan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sre.SRE_Match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1159 <text:s text:c="3"/>0.001 <text:s text:c="3"/>0.000 <text:s text:c="3"/>0.001 <text:s text:c="3"/>0.000 {method 'split' of 'str' objects}</text:p>
          </table:table-cell>
          <table:table-cell office:value-type="float" office:value="1159" calcext:value-type="float">
            <text:p>115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pli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 <text:s text:c="3"/>0.000 <text:s text:c="3"/>0.000 <text:s text:c="3"/>0.000 <text:s text:c="3"/>0.000 {method 'splitlines' of 'str' objects}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plitline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30 <text:s text:c="3"/>0.000 <text:s text:c="3"/>0.000 <text:s text:c="3"/>0.000 <text:s text:c="3"/>0.000 {method 'start' of '_sre.SRE_Match' objects}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tar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sre.SRE_Match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4069 <text:s text:c="3"/>0.001 <text:s text:c="3"/>0.000 <text:s text:c="3"/>0.001 <text:s text:c="3"/>0.000 {method 'startswith' of 'str' objects}</text:p>
          </table:table-cell>
          <table:table-cell office:value-type="float" office:value="4069" calcext:value-type="float">
            <text:p>406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tartswith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40 <text:s text:c="3"/>0.000 <text:s text:c="3"/>0.000 <text:s text:c="3"/>0.000 <text:s text:c="3"/>0.000 {method 'strip' of 'str' objects}</text:p>
          </table:table-cell>
          <table:table-cell office:value-type="float" office:value="440" calcext:value-type="float">
            <text:p>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tri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 <text:s text:c="3"/>0.000 <text:s text:c="3"/>0.000 <text:s text:c="3"/>0.000 <text:s text:c="3"/>0.000 {method 'tolist' of 'memoryview' objects}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tolis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memoryview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38 <text:s text:c="3"/>0.000 <text:s text:c="3"/>0.000 <text:s text:c="3"/>0.000 <text:s text:c="3"/>0.000 {method 'translate' of 'bytearray' objects}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translat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byte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12 <text:s text:c="3"/>0.000 <text:s text:c="3"/>0.000 <text:s text:c="3"/>0.000 <text:s text:c="3"/>0.000 {method 'translate' of 'str' objects}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translat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method 'union' of 'set' objects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union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e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686 <text:s text:c="3"/>0.001 <text:s text:c="3"/>0.000 <text:s text:c="2"/>11.057 <text:s text:c="3"/>0.016 {method 'update' of 'Swarm.Swarm' objects}</text:p>
          </table:table-cell>
          <table:table-cell office:value-type="float" office:value="686" calcext:value-type="float">
            <text:p>68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1.057" calcext:value-type="float">
            <text:p>11.057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updat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warm.Swarm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6 <text:s text:c="3"/>0.000 <text:s text:c="3"/>0.000 <text:s text:c="3"/>0.000 <text:s text:c="3"/>0.000 {method 'update' of 'dict' objects}</text:p>
          </table:table-cell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updat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method 'update' of 'set' objects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updat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e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35 <text:s text:c="3"/>0.000 <text:s text:c="3"/>0.000 <text:s text:c="3"/>0.000 <text:s text:c="3"/>0.000 {method 'upper' of 'str' objects}</text:p>
          </table:table-cell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upper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method 'values' of 'dict' objects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value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method 'view' of 'numpy.ndarray' objects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view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umpy.nd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 table:number-rows-repeated="1046659">
          <table:table-cell table:number-columns-repeated="14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1T14:04:01.898201648</dc:date>
    <meta:editing-duration>PT1H31M35S</meta:editing-duration>
    <meta:editing-cycles>1</meta:editing-cycles>
    <meta:document-statistic meta:table-count="1" meta:cell-count="14059" meta:object-count="0"/>
    <meta:generator>LibreOffice/5.1.6.2$Linux_X86_64 LibreOffice_project/10m0$Build-2</meta:generator>
  </office:meta>
</office:document-meta>
</file>